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531cm"/>
    </style:style>
    <style:style style:name="co2" style:family="table-column">
      <style:table-column-properties fo:break-before="auto" style:column-width="1.974cm"/>
    </style:style>
    <style:style style:name="co3" style:family="table-column">
      <style:table-column-properties fo:break-before="auto" style:column-width="2.297cm"/>
    </style:style>
    <style:style style:name="co4" style:family="table-column">
      <style:table-column-properties fo:break-before="auto" style:column-width="5.535cm"/>
    </style:style>
    <style:style style:name="co5" style:family="table-column">
      <style:table-column-properties fo:break-before="auto" style:column-width="2.549cm"/>
    </style:style>
    <style:style style:name="co6" style:family="table-column">
      <style:table-column-properties fo:break-before="auto" style:column-width="2.016cm"/>
    </style:style>
    <style:style style:name="co7" style:family="table-column">
      <style:table-column-properties fo:break-before="auto" style:column-width="3.473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language="en" fo:country="US"/>
    </style:style>
    <style:style style:name="ce3" style:family="table-cell" style:parent-style-name="Default">
      <style:text-properties fo:language="en" fo:country="US"/>
      <style:map style:condition="is-true-formula([Sheet1.$J639]&gt;COLUMN([Sheet1.C639])-3)" style:apply-style-name="Excel_5f_CondFormat_5f_1_5f_1_5f_1" style:base-cell-address="Sheet1.C639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  <style:map style:condition="is-true-formula([Sheet1.$J639]&gt;COLUMN([Sheet1.C639])-3)" style:apply-style-name="Excel_5f_CondFormat_5f_1_5f_1_5f_1" style:base-cell-address="Sheet1.C639"/>
    </style:style>
    <style:style style:name="ce5" style:family="table-cell" style:parent-style-name="Default" style:data-style-name="N99">
      <style:text-properties fo:language="en" fo:country="US"/>
      <style:map style:condition="is-true-formula([Sheet1.$J639]&gt;COLUMN([Sheet1.C639])-3)" style:apply-style-name="Excel_5f_CondFormat_5f_1_5f_1_5f_1" style:base-cell-address="Sheet1.C639"/>
    </style:style>
    <style:style style:name="ce6" style:family="table-cell" style:parent-style-name="Default" style:data-style-name="N61">
      <style:text-properties fo:language="en" fo:country="US"/>
      <style:map style:condition="is-true-formula([Sheet1.$J639]&gt;COLUMN([Sheet1.C639])-3)" style:apply-style-name="Excel_5f_CondFormat_5f_1_5f_1_5f_1" style:base-cell-address="Sheet1.C639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8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Verdana1" fo:font-size="10pt" fo:language="ru" fo:country="RU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P3" style:family="paragraph">
      <style:paragraph-properties fo:text-align="start" style:writing-mode="lr-tb"/>
    </style:style>
    <style:style style:name="T1" style:family="text">
      <style:text-properties style:text-outline="false" style:text-line-through-style="none" style:font-name="Verdana1" fo:font-size="10pt" fo:language="ru" fo:country="RU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2" table:number-columns-repeated="7" table:default-cell-style-name="ce3"/>
        <table:table-column table:style-name="co3" table:default-cell-style-name="ce8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number-columns-repeated="242" table:default-cell-style-name="ce2"/>
        <table:table-row table:style-name="ro1">
          <table:table-cell table:style-name="ce1" office:value-type="string">
            <text:p>Expected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Inputs</text:p>
          </table:table-cell>
          <table:table-cell table:style-name="ce1" table:number-columns-repeated="6"/>
          <table:table-cell table:style-name="ce7" office:value-type="string">
            <text:p># of Inpu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ighlight</text:p>
          </table:table-cell>
          <table:table-cell table:style-name="ce1" office:value-type="string">
            <text:p>Excel says</text:p>
          </table:table-cell>
          <table:table-cell table:style-name="ce1" office:value-type="string">
            <text:p>Skip for</text:p>
          </table:table-cell>
          <table:table-cell table:style-name="ce1" table:number-columns-repeated="242"/>
        </table:table-row>
        <table:table-row table:style-name="ro2">
          <table:table-cell office:value-type="float" office:value="5">
            <text:p>5</text:p>
          </table:table-cell>
          <table:table-cell table:formula="oooc:=RANK([.C2];[.D2:.H2])"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RANK</text:p>
          </table:table-cell>
          <table:table-cell table:number-columns-repeated="244"/>
        </table:table-row>
        <table:table-row table:style-name="ro2">
          <table:table-cell office:value-type="float" office:value="4">
            <text:p>4</text:p>
          </table:table-cell>
          <table:table-cell table:formula="oooc:=RANK([.C3];[.D3:.H3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RANK([.C4];[.D4:.H4])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RANK([.C5];[.D5:.H5])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5">
            <text:p>5</text:p>
          </table:table-cell>
          <table:table-cell table:formula="oooc:=RANK([.C7];[.D7:.H7];[.I7])"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RANK([.C8];[.D8:.H8];[.I8])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RANK([.C9];[.D9:.H9];[.I9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RANK([.C10];[.D10:.H10];[.I10])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RANK([.C11];[.D11:.H11];[.I11])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RANK([.C13];[.D13])"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">
            <text:p>0</text:p>
          </table:table-cell>
          <table:table-cell table:formula="oooc:=VARP([.C15]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VARP (does not support blanks!)</text:p>
          </table:table-cell>
          <table:table-cell office:value-type="string">
            <text:p>VARP</text:p>
          </table:table-cell>
          <table:table-cell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VARP([.C16])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25">
            <text:p>0,25</text:p>
          </table:table-cell>
          <table:table-cell table:formula="oooc:=VARP([.C18];[.D18])"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25">
            <text:p>0,25</text:p>
          </table:table-cell>
          <table:table-cell table:formula="oooc:=VARP([.C19];[.D19])" office:value-type="float" office:value="0.25">
            <text:p>0,2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4.64">
            <text:p>4,64</text:p>
          </table:table-cell>
          <table:table-cell table:formula="oooc:=VARP([.C21:.E21];[.G21];[.I21])" office:value-type="float" office:value="4.64">
            <text:p>4,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table:number-columns-repeated="2"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VARP([.C22:.E22];[.G22];[.I22])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9">
            <text:p>9</text:p>
          </table:table-cell>
          <table:table-cell/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5">
            <text:p>0,5</text:p>
          </table:table-cell>
          <table:table-cell table:formula="oooc:=VAR([.C24];[.D24])"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VAR (does not support blanks!)</text:p>
          </table:table-cell>
          <table:table-cell office:value-type="string">
            <text:p>VAR</text:p>
          </table:table-cell>
          <table:table-cell table:number-columns-repeated="244"/>
        </table:table-row>
        <table:table-row table:style-name="ro2">
          <table:table-cell office:value-type="float" office:value="0.5">
            <text:p>0,5</text:p>
          </table:table-cell>
          <table:table-cell table:formula="oooc:=VAR([.C25];[.D25])" office:value-type="float" office:value="0.5">
            <text:p>0,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5.8">
            <text:p>5,8</text:p>
          </table:table-cell>
          <table:table-cell table:formula="oooc:=VAR([.C27:.E27];[.G27];[.I27])" office:value-type="float" office:value="5.8">
            <text:p>5,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table:number-columns-repeated="2"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2.5">
            <text:p>2,5</text:p>
          </table:table-cell>
          <table:table-cell table:formula="oooc:=VAR([.C28:.E28];[.G28];[.I28])"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9">
            <text:p>9</text:p>
          </table:table-cell>
          <table:table-cell/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2.82842712474619">
            <text:p>2,82843</text:p>
          </table:table-cell>
          <table:table-cell table:formula="oooc:=STDEV([.C30];[.D30])" office:value-type="float" office:value="2.82842712474619">
            <text:p>2,82843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STDEV (does not support blanks!)</text:p>
          </table:table-cell>
          <table:table-cell office:value-type="string">
            <text:p>STDEV</text:p>
          </table:table-cell>
          <table:table-cell table:number-columns-repeated="244"/>
        </table:table-row>
        <table:table-row table:style-name="ro2">
          <table:table-cell office:value-type="float" office:value="2.08166599946613">
            <text:p>2,08167</text:p>
          </table:table-cell>
          <table:table-cell table:formula="oooc:=STDEV([.C31];[.D31];[.E31])" office:value-type="float" office:value="2.08166599946613">
            <text:p>2,08167</text:p>
          </table:table-cell>
          <table:table-cell office:value-type="float" office:value="-1">
            <text:p>-1</text:p>
          </table:table-cell>
          <table:table-cell office:value-type="float" office:value="0">
            <office:annotation draw:style-name="gr2" draw:text-style-name="P3" svg:width="3.572cm" svg:height="2.004cm" svg:x="11.438cm" svg:y="13.911cm" draw:caption-point-x="-11.438cm" draw:caption-point-y="-13.911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40.6887182796177">
            <text:p>40,68872</text:p>
          </table:table-cell>
          <table:table-cell table:formula="oooc:=STDEV([.C33:.E33];[.F33:.H33];[.I33])" office:value-type="float" office:value="40.6887182796177">
            <text:p>40,6887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5.45">
            <text:p>5,45</text:p>
          </table:table-cell>
          <table:table-cell office:value-type="float" office:value="7.62">
            <text:p>7,62</text:p>
          </table:table-cell>
          <table:table-cell office:value-type="float" office:value="12.7">
            <text:p>12,7</text:p>
          </table:table-cell>
          <table:table-cell office:value-type="float" office:value="14.5">
            <text:p>14,5</text:p>
          </table:table-cell>
          <table:table-cell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4.15187851918806">
            <text:p>4,15188</text:p>
          </table:table-cell>
          <table:table-cell table:formula="oooc:=STDEV([.C34:.E34];[.F34:.H34];[.I34])" office:value-type="float" office:value="4.15187851918806">
            <text:p>4,15188</text:p>
          </table:table-cell>
          <table:table-cell office:value-type="float" office:value="-10">
            <text:p>-10</text:p>
          </table:table-cell>
          <table:table-cell office:value-type="float" office:value="0">
            <office:annotation draw:style-name="gr2" draw:text-style-name="P3" svg:width="3.572cm" svg:height="2.004cm" svg:x="11.438cm" svg:y="15.278cm" draw:caption-point-x="-11.438cm" draw:caption-point-y="-15.278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">
            <text:p>0</text:p>
          </table:table-cell>
          <table:table-cell table:formula="oooc:=STDEVP([.C36])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STDEVP (does not support blanks!)</text:p>
          </table:table-cell>
          <table:table-cell office:value-type="string">
            <text:p>STDEVP</text:p>
          </table:table-cell>
          <table:table-cell table:number-columns-repeated="244"/>
        </table:table-row>
        <table:table-row table:style-name="ro2">
          <table:table-cell office:value-type="float" office:value="1.5">
            <text:p>1,5</text:p>
          </table:table-cell>
          <table:table-cell table:formula="oooc:=STDEVP([.C37];[.D37])" office:value-type="float" office:value="1.5">
            <text:p>1,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2.05480466765633">
            <text:p>2,0548</text:p>
          </table:table-cell>
          <table:table-cell table:formula="oooc:=STDEVP([.C38];[.D38];[.E38])" office:value-type="float" office:value="2.05480466765633">
            <text:p>2,0548</text:p>
          </table:table-cell>
          <table:table-cell office:value-type="float" office:value="2">
            <text:p>2</text:p>
          </table:table-cell>
          <table:table-cell office:value-type="float" office:value="0">
            <office:annotation draw:style-name="gr2" draw:text-style-name="P3" svg:width="3.572cm" svg:height="2.005cm" svg:x="11.438cm" svg:y="17.116cm" draw:caption-point-x="-11.438cm" draw:caption-point-y="-17.116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37.6704332172529">
            <text:p>37,67043</text:p>
          </table:table-cell>
          <table:table-cell table:formula="oooc:=STDEVP([.C40:.E40];[.F40:.H40];[.I40])" office:value-type="float" office:value="37.6704332172529">
            <text:p>37,6704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5.45">
            <text:p>5,45</text:p>
          </table:table-cell>
          <table:table-cell office:value-type="float" office:value="7.62">
            <text:p>7,62</text:p>
          </table:table-cell>
          <table:table-cell office:value-type="float" office:value="12.7">
            <text:p>12,7</text:p>
          </table:table-cell>
          <table:table-cell office:value-type="float" office:value="14.5">
            <text:p>14,5</text:p>
          </table:table-cell>
          <table:table-cell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3.8438925848782">
            <text:p>3,84389</text:p>
          </table:table-cell>
          <table:table-cell table:formula="oooc:=STDEVP([.C41:.E41];[.F41:.H41];[.I41])" office:value-type="float" office:value="3.8438925848782">
            <text:p>3,84389</text:p>
          </table:table-cell>
          <table:table-cell office:value-type="float" office:value="-10">
            <text:p>-10</text:p>
          </table:table-cell>
          <table:table-cell office:value-type="float" office:value="0">
            <office:annotation draw:style-name="gr2" draw:text-style-name="P3" svg:width="3.572cm" svg:height="2.005cm" svg:x="11.438cm" svg:y="18.483cm" draw:caption-point-x="-11.438cm" draw:caption-point-y="-18.483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"/>
          <table:table-cell office:value-type="string">
            <office:annotation draw:style-name="gr2" draw:text-style-name="P3" svg:width="3.572cm" svg:height="2.005cm" svg:x="36.241cm" svg:y="18.483cm" draw:caption-point-x="-36.241cm" draw:caption-point-y="-18.48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">
            <text:p>0</text:p>
          </table:table-cell>
          <table:table-cell table:formula="oooc:=AVEDEV([.C43])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AVEDEV (does not support blanks!)</text:p>
          </table:table-cell>
          <table:table-cell office:value-type="string">
            <text:p>AVEDEV</text:p>
          </table:table-cell>
          <table:table-cell table:number-columns-repeated="244"/>
        </table:table-row>
        <table:table-row table:style-name="ro2">
          <table:table-cell office:value-type="float" office:value="2">
            <text:p>2</text:p>
          </table:table-cell>
          <table:table-cell table:formula="oooc:=AVEDEV([.C44];[.D44])"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.55555555555556">
            <text:p>1,55556</text:p>
          </table:table-cell>
          <table:table-cell table:formula="oooc:=AVEDEV([.C45];[.D45];[.E45])" office:value-type="float" office:value="1.55555555555556">
            <text:p>1,55556</text:p>
          </table:table-cell>
          <table:table-cell office:value-type="float" office:value="-1">
            <text:p>-1</text:p>
          </table:table-cell>
          <table:table-cell office:value-type="float" office:value="0">
            <office:annotation draw:style-name="gr2" draw:text-style-name="P3" svg:width="3.572cm" svg:height="2.005cm" svg:x="11.438cm" svg:y="20.321cm" draw:caption-point-x="-11.438cm" draw:caption-point-y="-20.321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26.0926530612245">
            <text:p>26,09265</text:p>
          </table:table-cell>
          <table:table-cell table:formula="oooc:=AVEDEV([.C47:.E47];[.F47:.H47];[.I47])" office:value-type="float" office:value="26.0926530612245">
            <text:p>26,0926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5.45">
            <text:p>5,45</text:p>
          </table:table-cell>
          <table:table-cell office:value-type="float" office:value="7.62">
            <text:p>7,62</text:p>
          </table:table-cell>
          <table:table-cell office:value-type="float" office:value="12.7">
            <text:p>12,7</text:p>
          </table:table-cell>
          <table:table-cell office:value-type="float" office:value="14.5">
            <text:p>14,5</text:p>
          </table:table-cell>
          <table:table-cell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2.69387755102041">
            <text:p>2,69388</text:p>
          </table:table-cell>
          <table:table-cell table:formula="oooc:=AVEDEV([.C48:.E48];[.F48:.H48];[.I48])" office:value-type="float" office:value="2.69387755102041">
            <text:p>2,69388</text:p>
          </table:table-cell>
          <table:table-cell office:value-type="float" office:value="-10">
            <text:p>-10</text:p>
          </table:table-cell>
          <table:table-cell office:value-type="float" office:value="0">
            <office:annotation draw:style-name="gr2" draw:text-style-name="P3" svg:width="3.572cm" svg:height="2.005cm" svg:x="11.438cm" svg:y="21.688cm" draw:caption-point-x="-11.438cm" draw:caption-point-y="-21.688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">
            <text:p>0</text:p>
          </table:table-cell>
          <table:table-cell table:formula="oooc:=DEVSQ([.C50])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DEVSQ (does not support blanks!)</text:p>
          </table:table-cell>
          <table:table-cell office:value-type="string">
            <text:p>DEVSQ</text:p>
          </table:table-cell>
          <table:table-cell table:number-columns-repeated="244"/>
        </table:table-row>
        <table:table-row table:style-name="ro2">
          <table:table-cell office:value-type="float" office:value="8">
            <text:p>8</text:p>
          </table:table-cell>
          <table:table-cell table:formula="oooc:=DEVSQ([.C51];[.D51])"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8.66666666666667">
            <text:p>8,66667</text:p>
          </table:table-cell>
          <table:table-cell table:formula="oooc:=DEVSQ([.C52];[.D52];[.E52])" office:value-type="float" office:value="8.66666666666667">
            <text:p>8,66667</text:p>
          </table:table-cell>
          <table:table-cell office:value-type="float" office:value="-1">
            <text:p>-1</text:p>
          </table:table-cell>
          <table:table-cell office:value-type="float" office:value="0">
            <office:annotation draw:style-name="gr2" draw:text-style-name="P3" svg:width="3.572cm" svg:height="2.004cm" svg:x="11.438cm" svg:y="23.527cm" draw:caption-point-x="-11.438cm" draw:caption-point-y="-23.527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2cm" svg:height="2.004cm" svg:x="36.241cm" svg:y="23.527cm" draw:caption-point-x="-36.241cm" draw:caption-point-y="-23.527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9933.43077142857">
            <text:p>9933,43077</text:p>
          </table:table-cell>
          <table:table-cell table:formula="oooc:=DEVSQ([.C54:.E54];[.F54:.H54];[.I54])" office:value-type="float" office:value="9933.43077142857">
            <text:p>9933,4307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5.45">
            <text:p>5,45</text:p>
          </table:table-cell>
          <table:table-cell office:value-type="float" office:value="7.62">
            <text:p>7,62</text:p>
          </table:table-cell>
          <table:table-cell office:value-type="float" office:value="12.7">
            <text:p>12,7</text:p>
          </table:table-cell>
          <table:table-cell office:value-type="float" office:value="14.5">
            <text:p>14,5</text:p>
          </table:table-cell>
          <table:table-cell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office:annotation draw:style-name="gr2" draw:text-style-name="P3" svg:width="3.572cm" svg:height="1.977cm" svg:x="36.241cm" svg:y="24.45cm" draw:caption-point-x="-36.241cm" draw:caption-point-y="-24.4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103.428571428571">
            <text:p>103,42857</text:p>
          </table:table-cell>
          <table:table-cell table:formula="oooc:=DEVSQ([.C55:.E55];[.F55:.H55];[.I55])" office:value-type="float" office:value="103.428571428571">
            <text:p>103,42857</text:p>
          </table:table-cell>
          <table:table-cell office:value-type="float" office:value="-10">
            <text:p>-10</text:p>
          </table:table-cell>
          <table:table-cell office:value-type="float" office:value="0">
            <office:annotation draw:style-name="gr2" draw:text-style-name="P3" svg:width="3.572cm" svg:height="1.969cm" svg:x="11.438cm" svg:y="24.894cm" draw:caption-point-x="-11.438cm" draw:caption-point-y="-24.894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"/>
          <table:table-cell office:value-type="string">
            <office:annotation draw:style-name="gr2" draw:text-style-name="P3" svg:width="3.572cm" svg:height="1.969cm" svg:x="36.241cm" svg:y="24.894cm" draw:caption-point-x="-36.241cm" draw:caption-point-y="-24.89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935219529582824">
            <text:p>0,93522</text:p>
          </table:table-cell>
          <table:table-cell table:formula="oooc:=SKEW([.C57];[.D57];[.E57])" office:value-type="float" office:value="0.935219529582824">
            <text:p>0,935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string">
            <text:p>SKEW (does not support blanks!)</text:p>
          </table:table-cell>
          <table:table-cell office:value-type="string">
            <text:p>SKEW</text:p>
          </table:table-cell>
          <table:table-cell/>
          <table:table-cell office:value-type="string">
            <office:annotation draw:style-name="gr2" draw:text-style-name="P3" svg:width="3.572cm" svg:height="1.978cm" svg:x="36.241cm" svg:y="25.817cm" draw:caption-point-x="-36.241cm" draw:caption-point-y="-25.817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-2.53270664350413">
            <text:p>-2,53271</text:p>
          </table:table-cell>
          <table:table-cell table:formula="oooc:=SKEW([.C59:.E59];[.F59:.H59];[.I59])" office:value-type="float" office:value="-2.53270664350413">
            <text:p>-2,5327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5.45">
            <text:p>5,45</text:p>
          </table:table-cell>
          <table:table-cell office:value-type="float" office:value="7.62">
            <text:p>7,62</text:p>
          </table:table-cell>
          <table:table-cell office:value-type="float" office:value="12.7">
            <text:p>12,7</text:p>
          </table:table-cell>
          <table:table-cell office:value-type="float" office:value="14.5">
            <text:p>14,5</text:p>
          </table:table-cell>
          <table:table-cell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-1.84912637275325">
            <text:p>-1,84913</text:p>
          </table:table-cell>
          <table:table-cell table:formula="oooc:=SKEW([.C60:.E60];[.F60:.H60];[.I60])" office:value-type="float" office:value="-1.84912637275325">
            <text:p>-1,84913</text:p>
          </table:table-cell>
          <table:table-cell office:value-type="float" office:value="-10">
            <text:p>-10</text:p>
          </table:table-cell>
          <table:table-cell office:value-type="float" office:value="0">
            <office:annotation draw:style-name="gr2" draw:text-style-name="P3" svg:width="3.572cm" svg:height="1.97cm" svg:x="11.438cm" svg:y="27.157cm" draw:caption-point-x="-11.438cm" draw:caption-point-y="-27.157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390532544378699">
            <text:p>0,39053</text:p>
          </table:table-cell>
          <table:table-cell table:formula="oooc:=KURT([.C62];[.D62];[.E62];[.F62])" office:value-type="float" office:value="0.390532544378699">
            <text:p>0,390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KURT (does not support blanks!)</text:p>
          </table:table-cell>
          <table:table-cell office:value-type="string">
            <text:p>KURT</text:p>
          </table:table-cell>
          <table:table-cell/>
          <table:table-cell office:value-type="string">
            <office:annotation draw:style-name="gr2" draw:text-style-name="P3" svg:width="3.572cm" svg:height="1.978cm" svg:x="36.241cm" svg:y="28.08cm" draw:caption-point-x="-36.241cm" draw:caption-point-y="-28.0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6.5478454980828">
            <text:p>6,54785</text:p>
          </table:table-cell>
          <table:table-cell table:formula="oooc:=KURT([.C64:.E64];[.F64:.H64];[.I64])" office:value-type="float" office:value="6.54784549808281">
            <text:p>6,5478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5.45">
            <text:p>5,45</text:p>
          </table:table-cell>
          <table:table-cell office:value-type="float" office:value="7.62">
            <text:p>7,62</text:p>
          </table:table-cell>
          <table:table-cell office:value-type="float" office:value="12.7">
            <text:p>12,7</text:p>
          </table:table-cell>
          <table:table-cell office:value-type="float" office:value="14.5">
            <text:p>14,5</text:p>
          </table:table-cell>
          <table:table-cell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office:annotation draw:style-name="gr2" draw:text-style-name="P3" svg:width="3.572cm" svg:height="1.977cm" svg:x="36.241cm" svg:y="28.977cm" draw:caption-point-x="-36.241cm" draw:caption-point-y="-28.977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4.23807576081316">
            <text:p>4,23808</text:p>
          </table:table-cell>
          <table:table-cell table:formula="oooc:=KURT([.C65:.E65];[.F65:.H65];[.I65])" office:value-type="float" office:value="4.23807576081316">
            <text:p>4,23808</text:p>
          </table:table-cell>
          <table:table-cell office:value-type="float" office:value="-10">
            <text:p>-10</text:p>
          </table:table-cell>
          <table:table-cell office:value-type="float" office:value="0">
            <office:annotation draw:style-name="gr2" draw:text-style-name="P3" svg:width="3.572cm" svg:height="2.004cm" svg:x="11.438cm" svg:y="29.421cm" draw:caption-point-x="-11.438cm" draw:caption-point-y="-29.421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"/>
          <table:table-cell office:value-type="string">
            <office:annotation draw:style-name="gr2" draw:text-style-name="P3" svg:width="3.572cm" svg:height="2.004cm" svg:x="36.241cm" svg:y="29.421cm" draw:caption-point-x="-36.241cm" draw:caption-point-y="-29.42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000000793328235548785">
            <text:p>0</text:p>
          </table:table-cell>
          <table:table-cell table:formula="oooc:=NORMDIST([.C67];[.D67];[.E67];[.F67])" office:value-type="float" office:value="0.000000793328152282058">
            <text:p>0</text:p>
          </table:table-cell>
          <table:table-cell office:value-type="float" office:value="-10">
            <text:p>-10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NORMDIST</text:p>
          </table:table-cell>
          <table:table-cell/>
          <table:table-cell office:value-type="string">
            <office:annotation draw:style-name="gr2" draw:text-style-name="P3" svg:width="3.572cm" svg:height="2.023cm" svg:x="36.241cm" svg:y="30.344cm" draw:caption-point-x="-36.241cm" draw:caption-point-y="-30.34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0000316712418367837">
            <text:p>0,00003</text:p>
          </table:table-cell>
          <table:table-cell table:formula="oooc:=NORMDIST([.C68];[.D68];[.E68];[.F68])" office:value-type="float" office:value="0.00003167124183312">
            <text:p>0,00003</text:p>
          </table:table-cell>
          <table:table-cell office:value-type="float" office:value="-8">
            <text:p>-8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0068713793791586">
            <text:p>0,00069</text:p>
          </table:table-cell>
          <table:table-cell table:formula="oooc:=NORMDIST([.C69];[.D69];[.E69];[.F69])" office:value-type="float" office:value="0.000687137937915805">
            <text:p>0,00069</text:p>
          </table:table-cell>
          <table:table-cell office:value-type="float" office:value="-6">
            <text:p>-6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0819753592459604">
            <text:p>0,0082</text:p>
          </table:table-cell>
          <table:table-cell table:formula="oooc:=NORMDIST([.C70];[.D70];[.E70];[.F70])" office:value-type="float" office:value="0.00819753592459615">
            <text:p>0,0082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54799291699558">
            <text:p>0,0548</text:p>
          </table:table-cell>
          <table:table-cell table:formula="oooc:=NORMDIST([.C71];[.D71];[.E71];[.F71])" office:value-type="float" office:value="0.054799291699558">
            <text:p>0,0548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211855398583397">
            <text:p>0,21186</text:p>
          </table:table-cell>
          <table:table-cell table:formula="oooc:=NORMDIST([.C72];[.D72];[.E72];[.F72])" office:value-type="float" office:value="0.211855398580139">
            <text:p>0,2118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5">
            <text:p>0,5</text:p>
          </table:table-cell>
          <table:table-cell table:formula="oooc:=NORMDIST([.C73];[.D73];[.E73];[.F73])" office:value-type="float" office:value="0.5">
            <text:p>0,5</text:p>
          </table:table-cell>
          <table:table-cell table:number-columns-repeated="2"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788144601416603">
            <text:p>0,78814</text:p>
          </table:table-cell>
          <table:table-cell table:formula="oooc:=NORMDIST([.C74];[.D74];[.E74];[.F74])" office:value-type="float" office:value="0.788144601419861">
            <text:p>0,7881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945200708300442">
            <text:p>0,9452</text:p>
          </table:table-cell>
          <table:table-cell table:formula="oooc:=NORMDIST([.C75];[.D75];[.E75];[.F75])" office:value-type="float" office:value="0.945200708300442">
            <text:p>0,945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991802464075404">
            <text:p>0,9918</text:p>
          </table:table-cell>
          <table:table-cell table:formula="oooc:=NORMDIST([.C76];[.D76];[.E76];[.F76])" office:value-type="float" office:value="0.991802464075404">
            <text:p>0,991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999312862062084">
            <text:p>0,99931</text:p>
          </table:table-cell>
          <table:table-cell table:formula="oooc:=NORMDIST([.C77];[.D77];[.E77];[.F77])" office:value-type="float" office:value="0.999312862062084">
            <text:p>0,9993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999968328758163">
            <text:p>0,99997</text:p>
          </table:table-cell>
          <table:table-cell table:formula="oooc:=NORMDIST([.C78];[.D78];[.E78];[.F78])" office:value-type="float" office:value="0.999968328758167">
            <text:p>0,9999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999999206671764">
            <text:p>1</text:p>
          </table:table-cell>
          <table:table-cell table:formula="oooc:=NORMDIST([.C79];[.D79];[.E79];[.F79])" office:value-type="float" office:value="0.999999206671848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string">
            <office:annotation draw:style-name="gr2" draw:text-style-name="P3" svg:width="3.572cm" svg:height="2.05cm" svg:x="36.241cm" svg:y="35.968cm" draw:caption-point-x="-36.241cm" draw:caption-point-y="-35.96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344578258389676">
            <text:p>0,34458</text:p>
          </table:table-cell>
          <table:table-cell table:formula="oooc:=NORMDIST([.C80];[.D80];[.E80];[.F80])" office:value-type="float" office:value="0.344578258389676">
            <text:p>0,34458</text:p>
          </table:table-cell>
          <table:table-cell office:value-type="float" office:value="-3.5">
            <text:p>-3,5</text:p>
          </table:table-cell>
          <table:table-cell office:value-type="float" office:value="-2.5">
            <text:p>-2,5</text:p>
          </table:table-cell>
          <table:table-cell office:value-type="float" office:value="2.5">
            <text:p>2,5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369441340181764">
            <text:p>0,36944</text:p>
          </table:table-cell>
          <table:table-cell table:formula="oooc:=NORMDIST([.C81];[.D81];[.E81];[.F81])" office:value-type="float" office:value="0.369441340181764">
            <text:p>0,36944</text:p>
          </table:table-cell>
          <table:table-cell office:value-type="float" office:value="-3.5">
            <text:p>-3,5</text:p>
          </table:table-cell>
          <table:table-cell office:value-type="float" office:value="-2.5">
            <text:p>-2,5</text:p>
          </table:table-cell>
          <table:table-cell office:value-type="float" office:value="3">
            <text:p>3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0000158451963641283">
            <text:p>0</text:p>
          </table:table-cell>
          <table:table-cell table:formula="oooc:=NORMDIST([.C82];[.D82];[.E82];[.F82])" office:value-type="float" office:value="0.00000158451963641283">
            <text:p>0</text:p>
          </table:table-cell>
          <table:table-cell office:value-type="float" office:value="-10">
            <text:p>-10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000535320903059541">
            <text:p>0,00005</text:p>
          </table:table-cell>
          <table:table-cell table:formula="oooc:=NORMDIST([.C83];[.D83];[.E83];[.F83])" office:value-type="float" office:value="0.0000535320903059542">
            <text:p>0,00005</text:p>
          </table:table-cell>
          <table:table-cell office:value-type="float" office:value="-8">
            <text:p>-8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00953635280585937">
            <text:p>0,00095</text:p>
          </table:table-cell>
          <table:table-cell table:formula="oooc:=NORMDIST([.C84];[.D84];[.E84];[.F84])" office:value-type="float" office:value="0.000953635280585936">
            <text:p>0,00095</text:p>
          </table:table-cell>
          <table:table-cell office:value-type="float" office:value="-6">
            <text:p>-6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string">
            <office:annotation draw:style-name="gr2" draw:text-style-name="P3" svg:width="3.572cm" svg:height="2.05cm" svg:x="36.241cm" svg:y="38.323cm" draw:caption-point-x="-36.241cm" draw:caption-point-y="-38.32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00895781211793716">
            <text:p>0,00896</text:p>
          </table:table-cell>
          <table:table-cell table:formula="oooc:=NORMDIST([.C85];[.D85];[.E85];[.F85])" office:value-type="float" office:value="0.00895781211793716">
            <text:p>0,00896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443683338717822">
            <text:p>0,04437</text:p>
          </table:table-cell>
          <table:table-cell table:formula="oooc:=NORMDIST([.C86];[.D86];[.E86];[.F86])" office:value-type="float" office:value="0.0443683338717822">
            <text:p>0,04437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115876621104593">
            <text:p>0,11588</text:p>
          </table:table-cell>
          <table:table-cell table:formula="oooc:=NORMDIST([.C87];[.D87];[.E87];[.F87])" office:value-type="float" office:value="0.115876621104593">
            <text:p>0,1158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159576912160573">
            <text:p>0,15958</text:p>
          </table:table-cell>
          <table:table-cell table:formula="oooc:=NORMDIST([.C88];[.D88];[.E88];[.F88])" office:value-type="float" office:value="0.159576912160573">
            <text:p>0,15958</text:p>
          </table:table-cell>
          <table:table-cell table:number-columns-repeated="2"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115876621104593">
            <text:p>0,11588</text:p>
          </table:table-cell>
          <table:table-cell table:formula="oooc:=NORMDIST([.C89];[.D89];[.E89];[.F89])" office:value-type="float" office:value="0.115876621104593">
            <text:p>0,1158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443683338717822">
            <text:p>0,04437</text:p>
          </table:table-cell>
          <table:table-cell table:formula="oooc:=NORMDIST([.C90];[.D90];[.E90];[.F90])" office:value-type="float" office:value="0.0443683338717822">
            <text:p>0,0443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0895781211793716">
            <text:p>0,00896</text:p>
          </table:table-cell>
          <table:table-cell table:formula="oooc:=NORMDIST([.C91];[.D91];[.E91];[.F91])" office:value-type="float" office:value="0.00895781211793716">
            <text:p>0,0089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00953635280585937">
            <text:p>0,00095</text:p>
          </table:table-cell>
          <table:table-cell table:formula="oooc:=NORMDIST([.C92];[.D92];[.E92];[.F92])" office:value-type="float" office:value="0.000953635280585936">
            <text:p>0,0009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string">
            <office:annotation draw:style-name="gr2" draw:text-style-name="P3" svg:width="3.572cm" svg:height="2.05cm" svg:x="36.241cm" svg:y="42.091cm" draw:caption-point-x="-36.241cm" draw:caption-point-y="-42.09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0000535320903059541">
            <text:p>0,00005</text:p>
          </table:table-cell>
          <table:table-cell table:formula="oooc:=NORMDIST([.C93];[.D93];[.E93];[.F93])" office:value-type="float" office:value="0.0000535320903059542">
            <text:p>0,0000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0000158451963641283">
            <text:p>0</text:p>
          </table:table-cell>
          <table:table-cell table:formula="oooc:=NORMDIST([.C94];[.D94];[.E94];[.F94])" office:value-type="float" office:value="0.00000158451963641283">
            <text:p>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147308056121329">
            <text:p>0,14731</text:p>
          </table:table-cell>
          <table:table-cell table:formula="oooc:=NORMDIST([.C95];[.D95];[.E95];[.F95])" office:value-type="float" office:value="0.147308056121329">
            <text:p>0,14731</text:p>
          </table:table-cell>
          <table:table-cell office:value-type="float" office:value="-3.5">
            <text:p>-3,5</text:p>
          </table:table-cell>
          <table:table-cell office:value-type="float" office:value="-2.5">
            <text:p>-2,5</text:p>
          </table:table-cell>
          <table:table-cell office:value-type="float" office:value="2.5">
            <text:p>2,5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125794409230998">
            <text:p>0,12579</text:p>
          </table:table-cell>
          <table:table-cell table:formula="oooc:=NORMDIST([.C96];[.D96];[.E96];[.F96])" office:value-type="float" office:value="0.125794409230998">
            <text:p>0,12579</text:p>
          </table:table-cell>
          <table:table-cell office:value-type="float" office:value="-3.5">
            <text:p>-3,5</text:p>
          </table:table-cell>
          <table:table-cell office:value-type="float" office:value="-2.5">
            <text:p>-2,5</text:p>
          </table:table-cell>
          <table:table-cell office:value-type="float" office:value="3">
            <text:p>3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NORMDIST([.C97];[.D97];[.E97];[.F97])" office:value-type="float" office:value="0">
            <text:p>#DIV/0!</text:p>
          </table:table-cell>
          <table:table-cell office:value-type="float" office:value="-3.5">
            <text:p>-3,5</text:p>
          </table:table-cell>
          <table:table-cell office:value-type="float" office:value="-2.5">
            <text:p>-2,5</text:p>
          </table:table-cell>
          <table:table-cell office:value-type="float" office:value="0">
            <text:p>0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NORMDIST([.C98];[.D98];[.E98];[.F98])" office:value-type="float" office:value="0">
            <text:p>Err:502</text:p>
          </table:table-cell>
          <table:table-cell office:value-type="float" office:value="-3.5">
            <text:p>-3,5</text:p>
          </table:table-cell>
          <table:table-cell office:value-type="float" office:value="-2.5">
            <text:p>-2,5</text:p>
          </table:table-cell>
          <table:table-cell office:value-type="float" office:value="-1">
            <text:p>-1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NORMDIST([.C99];[.D99];[.E99];[.F99])" office:value-type="float" office:value="0">
            <text:p>#DIV/0!</text:p>
          </table:table-cell>
          <table:table-cell office:value-type="float" office:value="-3.5">
            <text:p>-3,5</text:p>
          </table:table-cell>
          <table:table-cell office:value-type="float" office:value="-2.5">
            <text:p>-2,5</text:p>
          </table:table-cell>
          <table:table-cell office:value-type="float" office:value="0">
            <text:p>0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NORMDIST([.C100];[.D100];[.E100];[.F100])" office:value-type="float" office:value="0">
            <text:p>Err:502</text:p>
          </table:table-cell>
          <table:table-cell office:value-type="float" office:value="-3.5">
            <text:p>-3,5</text:p>
          </table:table-cell>
          <table:table-cell office:value-type="float" office:value="-2.5">
            <text:p>-2,5</text:p>
          </table:table-cell>
          <table:table-cell office:value-type="float" office:value="-1">
            <text:p>-1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00000000000127981254388583">
            <text:p>0</text:p>
          </table:table-cell>
          <table:table-cell table:formula="oooc:=NORMSDIST([.C102])" office:value-type="float" office:value="0.00000000000127980959163665">
            <text:p>0</text:p>
          </table:table-cell>
          <table:table-cell office:value-type="float" office:value="-7">
            <text:p>-7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NORMSDIST</text:p>
          </table:table-cell>
          <table:table-cell table:number-columns-repeated="244"/>
        </table:table-row>
        <table:table-row table:style-name="ro2">
          <table:table-cell office:value-type="float" office:value="0.000000000986587645037514">
            <text:p>0</text:p>
          </table:table-cell>
          <table:table-cell table:formula="oooc:=NORMSDIST([.C103])" office:value-type="float" office:value="0.000000000986599857366599">
            <text:p>0</text:p>
          </table:table-cell>
          <table:table-cell office:value-type="float" office:value="-6">
            <text:p>-6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0000286651571877013">
            <text:p>0</text:p>
          </table:table-cell>
          <table:table-cell table:formula="oooc:=NORMSDIST([.C104])" office:value-type="float" office:value="0.000000286671873461763">
            <text:p>0</text:p>
          </table:table-cell>
          <table:table-cell office:value-type="float" office:value="-5">
            <text:p>-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00316712418367837">
            <text:p>0,00003</text:p>
          </table:table-cell>
          <table:table-cell table:formula="oooc:=NORMSDIST([.C105])" office:value-type="float" office:value="0.00003167124183312">
            <text:p>0,00003</text:p>
          </table:table-cell>
          <table:table-cell office:value-type="float" office:value="-4">
            <text:p>-4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13498980316301">
            <text:p>0,00135</text:p>
          </table:table-cell>
          <table:table-cell table:formula="oooc:=NORMSDIST([.C106])" office:value-type="float" office:value="0.00134989803162705">
            <text:p>0,00135</text:p>
          </table:table-cell>
          <table:table-cell office:value-type="float" office:value="-3">
            <text:p>-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227501319481793">
            <text:p>0,02275</text:p>
          </table:table-cell>
          <table:table-cell table:formula="oooc:=NORMSDIST([.C107])" office:value-type="float" office:value="0.0227501319481792">
            <text:p>0,02275</text:p>
          </table:table-cell>
          <table:table-cell office:value-type="float" office:value="-2">
            <text:p>-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158655253931457">
            <text:p>0,15866</text:p>
          </table:table-cell>
          <table:table-cell table:formula="oooc:=NORMSDIST([.C108])" office:value-type="float" office:value="0.158655253931457">
            <text:p>0,15866</text:p>
          </table:table-cell>
          <table:table-cell office:value-type="float" office:value="-1">
            <text:p>-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2cm" svg:height="2.051cm" svg:x="36.241cm" svg:y="49.58cm" draw:caption-point-x="-36.241cm" draw:caption-point-y="-49.5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18406012534676">
            <text:p>0,18406</text:p>
          </table:table-cell>
          <table:table-cell table:formula="oooc:=NORMSDIST([.C109])" office:value-type="float" office:value="0.184060125316228">
            <text:p>0,18406</text:p>
          </table:table-cell>
          <table:table-cell office:value-type="float" office:value="-0.9">
            <text:p>-0,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2cm" svg:height="2.05cm" svg:x="36.241cm" svg:y="50.051cm" draw:caption-point-x="-36.241cm" draw:caption-point-y="-50.05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211855398583397">
            <text:p>0,21186</text:p>
          </table:table-cell>
          <table:table-cell table:formula="oooc:=NORMSDIST([.C110])" office:value-type="float" office:value="0.211855398580139">
            <text:p>0,21186</text:p>
          </table:table-cell>
          <table:table-cell office:value-type="float" office:value="-0.8">
            <text:p>-0,8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241963652223073">
            <text:p>0,24196</text:p>
          </table:table-cell>
          <table:table-cell table:formula="oooc:=NORMSDIST([.C111])" office:value-type="float" office:value="0.241963652222815">
            <text:p>0,24196</text:p>
          </table:table-cell>
          <table:table-cell office:value-type="float" office:value="-0.7">
            <text:p>-0,7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274253117750074">
            <text:p>0,27425</text:p>
          </table:table-cell>
          <table:table-cell table:formula="oooc:=NORMSDIST([.C112])" office:value-type="float" office:value="0.27425311775006">
            <text:p>0,27425</text:p>
          </table:table-cell>
          <table:table-cell office:value-type="float" office:value="-0.6">
            <text:p>-0,6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2cm" svg:height="2.05cm" svg:x="36.241cm" svg:y="51.464cm" draw:caption-point-x="-36.241cm" draw:caption-point-y="-51.46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308537538725987">
            <text:p>0,30854</text:p>
          </table:table-cell>
          <table:table-cell table:formula="oooc:=NORMSDIST([.C113])" office:value-type="float" office:value="0.308537538725986">
            <text:p>0,30854</text:p>
          </table:table-cell>
          <table:table-cell office:value-type="float" office:value="-0.5">
            <text:p>-0,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344578258389676">
            <text:p>0,34458</text:p>
          </table:table-cell>
          <table:table-cell table:formula="oooc:=NORMSDIST([.C114])" office:value-type="float" office:value="0.344578258389676">
            <text:p>0,34458</text:p>
          </table:table-cell>
          <table:table-cell office:value-type="float" office:value="-0.4">
            <text:p>-0,4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382088577811047">
            <text:p>0,38209</text:p>
          </table:table-cell>
          <table:table-cell table:formula="oooc:=NORMSDIST([.C115])" office:value-type="float" office:value="0.382088577811047">
            <text:p>0,38209</text:p>
          </table:table-cell>
          <table:table-cell office:value-type="float" office:value="-0.3">
            <text:p>-0,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420740290560897">
            <text:p>0,42074</text:p>
          </table:table-cell>
          <table:table-cell table:formula="oooc:=NORMSDIST([.C116])" office:value-type="float" office:value="0.420740290560897">
            <text:p>0,42074</text:p>
          </table:table-cell>
          <table:table-cell office:value-type="float" office:value="-0.2">
            <text:p>-0,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460172162722971">
            <text:p>0,46017</text:p>
          </table:table-cell>
          <table:table-cell table:formula="oooc:=NORMSDIST([.C117])" office:value-type="float" office:value="0.460172162722971">
            <text:p>0,46017</text:p>
          </table:table-cell>
          <table:table-cell office:value-type="float" office:value="-0.1">
            <text:p>-0,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5">
            <text:p>0,5</text:p>
          </table:table-cell>
          <table:table-cell table:formula="oooc:=NORMSDIST([.C118])"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539827837277029">
            <text:p>0,53983</text:p>
          </table:table-cell>
          <table:table-cell table:formula="oooc:=NORMSDIST([.C119])" office:value-type="float" office:value="0.539827837277029">
            <text:p>0,53983</text:p>
          </table:table-cell>
          <table:table-cell office:value-type="float" office:value="0.1">
            <text:p>0,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579259709439103">
            <text:p>0,57926</text:p>
          </table:table-cell>
          <table:table-cell table:formula="oooc:=NORMSDIST([.C120])" office:value-type="float" office:value="0.579259709439103">
            <text:p>0,57926</text:p>
          </table:table-cell>
          <table:table-cell office:value-type="float" office:value="0.2">
            <text:p>0,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617911422188953">
            <text:p>0,61791</text:p>
          </table:table-cell>
          <table:table-cell table:formula="oooc:=NORMSDIST([.C121])" office:value-type="float" office:value="0.617911422188953">
            <text:p>0,61791</text:p>
          </table:table-cell>
          <table:table-cell office:value-type="float" office:value="0.3">
            <text:p>0,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655421741610324">
            <text:p>0,65542</text:p>
          </table:table-cell>
          <table:table-cell table:formula="oooc:=NORMSDIST([.C122])" office:value-type="float" office:value="0.655421741610324">
            <text:p>0,65542</text:p>
          </table:table-cell>
          <table:table-cell office:value-type="float" office:value="0.4">
            <text:p>0,4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691462461274013">
            <text:p>0,69146</text:p>
          </table:table-cell>
          <table:table-cell table:formula="oooc:=NORMSDIST([.C123])" office:value-type="float" office:value="0.691462461274014">
            <text:p>0,69146</text:p>
          </table:table-cell>
          <table:table-cell office:value-type="float" office:value="0.5">
            <text:p>0,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725746882249926">
            <text:p>0,72575</text:p>
          </table:table-cell>
          <table:table-cell table:formula="oooc:=NORMSDIST([.C124])" office:value-type="float" office:value="0.72574688224994">
            <text:p>0,72575</text:p>
          </table:table-cell>
          <table:table-cell office:value-type="float" office:value="0.6">
            <text:p>0,6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2cm" svg:height="2.05cm" svg:x="36.241cm" svg:y="57.116cm" draw:caption-point-x="-36.241cm" draw:caption-point-y="-57.11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758036347776927">
            <text:p>0,75804</text:p>
          </table:table-cell>
          <table:table-cell table:formula="oooc:=NORMSDIST([.C125])" office:value-type="float" office:value="0.758036347777185">
            <text:p>0,75804</text:p>
          </table:table-cell>
          <table:table-cell office:value-type="float" office:value="0.7">
            <text:p>0,7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788144601416603">
            <text:p>0,78814</text:p>
          </table:table-cell>
          <table:table-cell table:formula="oooc:=NORMSDIST([.C126])" office:value-type="float" office:value="0.788144601419861">
            <text:p>0,78814</text:p>
          </table:table-cell>
          <table:table-cell office:value-type="float" office:value="0.8">
            <text:p>0,8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81593987465324">
            <text:p>0,81594</text:p>
          </table:table-cell>
          <table:table-cell table:formula="oooc:=NORMSDIST([.C127])" office:value-type="float" office:value="0.815939874683772">
            <text:p>0,81594</text:p>
          </table:table-cell>
          <table:table-cell office:value-type="float" office:value="0.9">
            <text:p>0,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2cm" svg:height="2.051cm" svg:x="36.241cm" svg:y="58.528cm" draw:caption-point-x="-36.241cm" draw:caption-point-y="-58.52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841344746068543">
            <text:p>0,84134</text:p>
          </table:table-cell>
          <table:table-cell table:formula="oooc:=NORMSDIST([.C128])" office:value-type="float" office:value="0.841344746068543">
            <text:p>0,84134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2cm" svg:height="2.051cm" svg:x="36.241cm" svg:y="58.999cm" draw:caption-point-x="-36.241cm" draw:caption-point-y="-58.99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977249868051821">
            <text:p>0,97725</text:p>
          </table:table-cell>
          <table:table-cell table:formula="oooc:=NORMSDIST([.C129])" office:value-type="float" office:value="0.977249868051821">
            <text:p>0,97725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99865010196837">
            <text:p>0,99865</text:p>
          </table:table-cell>
          <table:table-cell table:formula="oooc:=NORMSDIST([.C130])" office:value-type="float" office:value="0.998650101968373">
            <text:p>0,99865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999968328758163">
            <text:p>0,99997</text:p>
          </table:table-cell>
          <table:table-cell table:formula="oooc:=NORMSDIST([.C131])" office:value-type="float" office:value="0.999968328758167">
            <text:p>0,99997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999999713348428">
            <text:p>1</text:p>
          </table:table-cell>
          <table:table-cell table:formula="oooc:=NORMSDIST([.C132])" office:value-type="float" office:value="0.999999713328127">
            <text:p>1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999999999013412">
            <text:p>1</text:p>
          </table:table-cell>
          <table:table-cell table:formula="oooc:=NORMSDIST([.C133])" office:value-type="float" office:value="0.9999999990134">
            <text:p>1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99999999999872">
            <text:p>1</text:p>
          </table:table-cell>
          <table:table-cell table:formula="oooc:=NORMSDIST([.C134])" office:value-type="float" office:value="0.99999999999872">
            <text:p>1</text:p>
          </table:table-cell>
          <table:table-cell office:value-type="float" office:value="7">
            <text:p>7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00286274257644026">
            <text:p>0,00286</text:p>
          </table:table-cell>
          <table:table-cell table:formula="oooc:=LOGNORMDIST([.C136];[.D136];[.E136])" office:value-type="float" office:value="0.00286274257644015">
            <text:p>0,00286</text:p>
          </table:table-cell>
          <table:table-cell office:value-type="float" office:value="0.001">
            <text:p>0,001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LOGNORMDIST</text:p>
          </table:table-cell>
          <table:table-cell/>
          <table:table-cell office:value-type="string">
            <office:annotation draw:style-name="gr2" draw:text-style-name="P3" svg:width="3.572cm" svg:height="2.024cm" svg:x="36.241cm" svg:y="62.748cm" draw:caption-point-x="-36.241cm" draw:caption-point-y="-62.74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0327325964909624">
            <text:p>0,03273</text:p>
          </table:table-cell>
          <table:table-cell table:formula="oooc:=LOGNORMDIST([.C137];[.D137];[.E137])" office:value-type="float" office:value="0.0327325964909624">
            <text:p>0,03273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178516328379944">
            <text:p>0,17852</text:p>
          </table:table-cell>
          <table:table-cell table:formula="oooc:=LOGNORMDIST([.C138];[.D138];[.E138])" office:value-type="float" office:value="0.178516328332587">
            <text:p>0,17852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259860620214133">
            <text:p>0,25986</text:p>
          </table:table-cell>
          <table:table-cell table:formula="oooc:=LOGNORMDIST([.C139];[.D139];[.E139])" office:value-type="float" office:value="0.259860620214081">
            <text:p>0,25986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390790668619114">
            <text:p>0,39079</text:p>
          </table:table-cell>
          <table:table-cell table:formula="oooc:=LOGNORMDIST([.C140];[.D140];[.E140])" office:value-type="float" office:value="0.390790668619114">
            <text:p>0,39079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5">
            <text:p>0,5</text:p>
          </table:table-cell>
          <table:table-cell table:formula="oooc:=LOGNORMDIST([.C141];[.D141];[.E141])"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609209331380886">
            <text:p>0,60921</text:p>
          </table:table-cell>
          <table:table-cell table:formula="oooc:=LOGNORMDIST([.C142];[.D142];[.E142])" office:value-type="float" office:value="0.609209331380886">
            <text:p>0,609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740139379785867">
            <text:p>0,74014</text:p>
          </table:table-cell>
          <table:table-cell table:formula="oooc:=LOGNORMDIST([.C143];[.D143];[.E143])" office:value-type="float" office:value="0.740139379785919">
            <text:p>0,7401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821483671620056">
            <text:p>0,82148</text:p>
          </table:table-cell>
          <table:table-cell table:formula="oooc:=LOGNORMDIST([.C144];[.D144];[.E144])" office:value-type="float" office:value="0.821483671667413">
            <text:p>0,8214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967267403509038">
            <text:p>0,96727</text:p>
          </table:table-cell>
          <table:table-cell table:formula="oooc:=LOGNORMDIST([.C145];[.D145];[.E145])" office:value-type="float" office:value="0.967267403509038">
            <text:p>0,9672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99713725742356">
            <text:p>0,99714</text:p>
          </table:table-cell>
          <table:table-cell table:formula="oooc:=LOGNORMDIST([.C146];[.D146];[.E146])" office:value-type="float" office:value="0.99713725742356">
            <text:p>0,99714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2cm" svg:height="2.05cm" svg:x="36.241cm" svg:y="67.431cm" draw:caption-point-x="-36.241cm" draw:caption-point-y="-67.43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32860257279352">
            <text:p>0,3286</text:p>
          </table:table-cell>
          <table:table-cell table:formula="oooc:=LOGNORMDIST([.C147];[.D147];[.E147])" office:value-type="float" office:value="0.32860257279352">
            <text:p>0,3286</text:p>
          </table:table-cell>
          <table:table-cell office:value-type="float" office:value="0.2">
            <text:p>0,2</text:p>
          </table:table-cell>
          <table:table-cell office:value-type="float" office:value="-0.5">
            <text:p>-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402631441656542">
            <text:p>0,40263</text:p>
          </table:table-cell>
          <table:table-cell table:formula="oooc:=LOGNORMDIST([.C148];[.D148];[.E148])" office:value-type="float" office:value="0.402631441656542">
            <text:p>0,40263</text:p>
          </table:table-cell>
          <table:table-cell office:value-type="float" office:value="0.2">
            <text:p>0,2</text:p>
          </table:table-cell>
          <table:table-cell office:value-type="float" office:value="-0.5">
            <text:p>-0,5</text:p>
          </table:table-cell>
          <table:table-cell office:value-type="float" office:value="4.5">
            <text:p>4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LOGNORMDIST([.C149];[.D149];[.E149])" office:value-type="float" office:value="0">
            <text:p>Err:502</text:p>
          </table:table-cell>
          <table:table-cell office:value-type="float" office:value="0">
            <text:p>0</text:p>
          </table:table-cell>
          <table:table-cell office:value-type="float" office:value="-0.5">
            <text:p>-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LOGNORMDIST([.C150];[.D150];[.E150])" office:value-type="float" office:value="0">
            <text:p>Err:502</text:p>
          </table:table-cell>
          <table:table-cell office:value-type="float" office:value="-1">
            <text:p>-1</text:p>
          </table:table-cell>
          <table:table-cell office:value-type="float" office:value="-0.5">
            <text:p>-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72cm" svg:height="2.015cm" svg:x="36.241cm" svg:y="69.315cm" draw:caption-point-x="-36.241cm" draw:caption-point-y="-69.31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LOGNORMDIST([.C151];[.D151];[.E151])" office:value-type="float" office:value="0">
            <text:p>#DIV/0!</text:p>
          </table:table-cell>
          <table:table-cell office:value-type="float" office:value="0.2">
            <text:p>0,2</text:p>
          </table:table-cell>
          <table:table-cell office:value-type="float" office:value="-0.5">
            <text:p>-0,5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LOGNORMDIST([.C152];[.D152];[.E152])" office:value-type="float" office:value="0">
            <text:p>Err:502</text:p>
          </table:table-cell>
          <table:table-cell office:value-type="float" office:value="0.2">
            <text:p>0,2</text:p>
          </table:table-cell>
          <table:table-cell office:value-type="float" office:value="-0.5">
            <text:p>-0,5</text:p>
          </table:table-cell>
          <table:table-cell office:value-type="float" office:value="-1">
            <text:p>-1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.37553195285602">
            <text:p>1,37553</text:p>
          </table:table-cell>
          <table:table-cell table:formula="oooc:=CONFIDENCE([.C154];[.D154];[.E154])" office:value-type="float" office:value="1.37553195285604">
            <text:p>1,37553</text:p>
          </table:table-cell>
          <table:table-cell office:value-type="float" office:value="0.0001">
            <text:p>0,0001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CONFIDENCE</text:p>
          </table:table-cell>
          <table:table-cell/>
          <table:table-cell office:value-type="string">
            <office:annotation draw:style-name="gr2" draw:text-style-name="P3" svg:width="3.572cm" svg:height="2.023cm" svg:x="36.241cm" svg:y="71.18cm" draw:caption-point-x="-36.241cm" draw:caption-point-y="-71.1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692951912174839">
            <text:p>0,69295</text:p>
          </table:table-cell>
          <table:table-cell table:formula="oooc:=CONFIDENCE([.C155];[.D155];[.E155])" office:value-type="float" office:value="0.692951912174839">
            <text:p>0,69295</text:p>
          </table:table-cell>
          <table:table-cell office:value-type="float" office:value="0.05">
            <text:p>0,05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2cm" svg:height="2.05cm" svg:x="36.241cm" svg:y="71.624cm" draw:caption-point-x="-36.241cm" draw:caption-point-y="-71.62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581543576838337">
            <text:p>0,58154</text:p>
          </table:table-cell>
          <table:table-cell table:formula="oooc:=CONFIDENCE([.C156];[.D156];[.E156])" office:value-type="float" office:value="0.581543576838337">
            <text:p>0,58154</text:p>
          </table:table-cell>
          <table:table-cell office:value-type="float" office:value="0.1">
            <text:p>0,1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2cm" svg:height="2.05cm" svg:x="36.241cm" svg:y="72.095cm" draw:caption-point-x="-36.241cm" draw:caption-point-y="-72.09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508951232416014">
            <text:p>0,50895</text:p>
          </table:table-cell>
          <table:table-cell table:formula="oooc:=CONFIDENCE([.C157];[.D157];[.E157])" office:value-type="float" office:value="0.508951232416014">
            <text:p>0,50895</text:p>
          </table:table-cell>
          <table:table-cell office:value-type="float" office:value="0.15">
            <text:p>0,15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2cm" svg:height="2.05cm" svg:x="36.241cm" svg:y="72.566cm" draw:caption-point-x="-36.241cm" draw:caption-point-y="-72.56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453096901218412">
            <text:p>0,4531</text:p>
          </table:table-cell>
          <table:table-cell table:formula="oooc:=CONFIDENCE([.C158];[.D158];[.E158])" office:value-type="float" office:value="0.453096901218412">
            <text:p>0,4531</text:p>
          </table:table-cell>
          <table:table-cell office:value-type="float" office:value="0.2">
            <text:p>0,2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2cm" svg:height="2.05cm" svg:x="36.241cm" svg:y="73.037cm" draw:caption-point-x="-36.241cm" draw:caption-point-y="-73.037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366434538979608">
            <text:p>0,36643</text:p>
          </table:table-cell>
          <table:table-cell table:formula="oooc:=CONFIDENCE([.C159];[.D159];[.E159])" office:value-type="float" office:value="0.366434538979608">
            <text:p>0,36643</text:p>
          </table:table-cell>
          <table:table-cell office:value-type="float" office:value="0.3">
            <text:p>0,3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2cm" svg:height="2.05cm" svg:x="36.241cm" svg:y="73.508cm" draw:caption-point-x="-36.241cm" draw:caption-point-y="-73.50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238468138102235">
            <text:p>0,23847</text:p>
          </table:table-cell>
          <table:table-cell table:formula="oooc:=CONFIDENCE([.C160];[.D160];[.E160])" office:value-type="float" office:value="0.238468138102235">
            <text:p>0,23847</text:p>
          </table:table-cell>
          <table:table-cell office:value-type="float" office:value="0.5">
            <text:p>0,5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2cm" svg:height="2.05cm" svg:x="36.241cm" svg:y="73.979cm" draw:caption-point-x="-36.241cm" draw:caption-point-y="-73.97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0895717273106458">
            <text:p>0,08957</text:p>
          </table:table-cell>
          <table:table-cell table:formula="oooc:=CONFIDENCE([.C161];[.D161];[.E161])" office:value-type="float" office:value="0.0895717273106458">
            <text:p>0,08957</text:p>
          </table:table-cell>
          <table:table-cell office:value-type="float" office:value="0.8">
            <text:p>0,8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2cm" svg:height="2.05cm" svg:x="36.241cm" svg:y="74.45cm" draw:caption-point-x="-36.241cm" draw:caption-point-y="-74.4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0444279952471288">
            <text:p>0,04443</text:p>
          </table:table-cell>
          <table:table-cell table:formula="oooc:=CONFIDENCE([.C162];[.D162];[.E162])" office:value-type="float" office:value="0.0444279952471289">
            <text:p>0,04443</text:p>
          </table:table-cell>
          <table:table-cell office:value-type="float" office:value="0.9">
            <text:p>0,9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2cm" svg:height="2.05cm" svg:x="36.241cm" svg:y="74.921cm" draw:caption-point-x="-36.241cm" draw:caption-point-y="-74.92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0221701939550027">
            <text:p>0,02217</text:p>
          </table:table-cell>
          <table:table-cell table:formula="oooc:=CONFIDENCE([.C163];[.D163];[.E163])" office:value-type="float" office:value="0.0221701939550027">
            <text:p>0,02217</text:p>
          </table:table-cell>
          <table:table-cell office:value-type="float" office:value="0.95">
            <text:p>0,95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2cm" svg:height="2.05cm" svg:x="36.241cm" svg:y="75.392cm" draw:caption-point-x="-36.241cm" draw:caption-point-y="-75.39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0000443113463885907">
            <text:p>0,00004</text:p>
          </table:table-cell>
          <table:table-cell table:formula="oooc:=CONFIDENCE([.C164];[.D164];[.E164])" office:value-type="float" office:value="0.0000443113463886399">
            <text:p>0,00004</text:p>
          </table:table-cell>
          <table:table-cell office:value-type="float" office:value="0.9999">
            <text:p>0,9999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2cm" svg:height="2.051cm" svg:x="36.241cm" svg:y="75.862cm" draw:caption-point-x="-36.241cm" draw:caption-point-y="-75.86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814161007573672">
            <text:p>0,81416</text:p>
          </table:table-cell>
          <table:table-cell table:formula="oooc:=CONFIDENCE([.C165];[.D165];[.E165])" office:value-type="float" office:value="0.814161007573671">
            <text:p>0,81416</text:p>
          </table:table-cell>
          <table:table-cell office:value-type="float" office:value="0.1">
            <text:p>0,1</text:p>
          </table:table-cell>
          <table:table-cell office:value-type="float" office:value="3.5">
            <text:p>3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2cm" svg:height="2.051cm" svg:x="36.241cm" svg:y="76.333cm" draw:caption-point-x="-36.241cm" draw:caption-point-y="-76.33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260074193937779">
            <text:p>0,26007</text:p>
          </table:table-cell>
          <table:table-cell table:formula="oooc:=CONFIDENCE([.C166];[.D166];[.E166])" office:value-type="float" office:value="0.260074193937779">
            <text:p>0,26007</text:p>
          </table:table-cell>
          <table:table-cell office:value-type="float" office:value="0.1">
            <text:p>0,1</text:p>
          </table:table-cell>
          <table:table-cell office:value-type="float" office:value="2.5">
            <text:p>2,5</text:p>
          </table:table-cell>
          <table:table-cell office:value-type="float" office:value="250">
            <text:p>2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2cm" svg:height="2.051cm" svg:x="36.241cm" svg:y="76.804cm" draw:caption-point-x="-36.241cm" draw:caption-point-y="-76.80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260074193937779">
            <text:p>0,26007</text:p>
          </table:table-cell>
          <table:table-cell table:formula="oooc:=CONFIDENCE([.C167];[.D167];[.E167])" office:value-type="float" office:value="0.260074193937779">
            <text:p>0,26007</text:p>
          </table:table-cell>
          <table:table-cell office:value-type="float" office:value="0.1">
            <text:p>0,1</text:p>
          </table:table-cell>
          <table:table-cell office:value-type="float" office:value="2.5">
            <text:p>2,5</text:p>
          </table:table-cell>
          <table:table-cell office:value-type="float" office:value="250.9">
            <text:p>250,9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2cm" svg:height="2.051cm" svg:x="36.241cm" svg:y="77.275cm" draw:caption-point-x="-36.241cm" draw:caption-point-y="-77.27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CONFIDENCE([.C168];[.D168];[.E168])" office:value-type="float" office:value="0">
            <text:p>Err:502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72cm" svg:height="2.051cm" svg:x="36.241cm" svg:y="77.746cm" draw:caption-point-x="-36.241cm" draw:caption-point-y="-77.74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CONFIDENCE([.C169];[.D169];[.E169])" office:value-type="float" office:value="0">
            <text:p>Err:502</text:p>
          </table:table-cell>
          <table:table-cell office:value-type="float" office:value="-1">
            <text:p>-1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72cm" svg:height="2.05cm" svg:x="36.241cm" svg:y="78.217cm" draw:caption-point-x="-36.241cm" draw:caption-point-y="-78.217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CONFIDENCE([.C170];[.D170];[.E170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72cm" svg:height="2.05cm" svg:x="36.241cm" svg:y="78.688cm" draw:caption-point-x="-36.241cm" draw:caption-point-y="-78.68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CONFIDENCE([.C171];[.D171];[.E171])" office:value-type="float" office:value="0">
            <text:p>Err:502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72cm" svg:height="2.015cm" svg:x="36.241cm" svg:y="79.159cm" draw:caption-point-x="-36.241cm" draw:caption-point-y="-79.15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CONFIDENCE([.C172];[.D172];[.E172])" office:value-type="float" office:value="0">
            <text:p>Err:502</text:p>
          </table:table-cell>
          <table:table-cell office:value-type="float" office:value="0.5">
            <text:p>0,5</text:p>
          </table:table-cell>
          <table:table-cell office:value-type="float" office:value="-1">
            <text:p>-1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72cm" svg:height="2.005cm" svg:x="36.241cm" svg:y="79.63cm" draw:caption-point-x="-36.241cm" draw:caption-point-y="-79.6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CONFIDENCE([.C173];[.D173];[.E173])" office:value-type="float" office:value="0">
            <text:p>Err:502</text:p>
          </table:table-cell>
          <table:table-cell office:value-type="float" office:value="0.5">
            <text:p>0,5</text:p>
          </table:table-cell>
          <table:table-cell office:value-type="float" office:value="2.5">
            <text:p>2,5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office:value-type="string">
            <office:annotation draw:style-name="gr2" draw:text-style-name="P3" svg:width="3.572cm" svg:height="2.005cm" svg:x="36.241cm" svg:y="80.101cm" draw:caption-point-x="-36.241cm" draw:caption-point-y="-80.10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81.2024587863567">
            <text:p>81,20246</text:p>
          </table:table-cell>
          <table:table-cell table:formula="oooc:=NORMINV([.C175];[.D175];[.E175])" office:value-type="float" office:value="81.2024587863608">
            <text:p>81,20246</text:p>
          </table:table-cell>
          <table:table-cell office:value-type="float" office:value="0.0001">
            <text:p>0,0001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NORMINV</text:p>
          </table:table-cell>
          <table:table-cell/>
          <table:table-cell office:value-type="string">
            <office:annotation draw:style-name="gr2" draw:text-style-name="P3" svg:width="3.572cm" svg:height="2.024cm" svg:x="36.241cm" svg:y="81.024cm" draw:caption-point-x="-36.241cm" draw:caption-point-y="-81.02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86.3878659326213">
            <text:p>86,38787</text:p>
          </table:table-cell>
          <table:table-cell table:formula="oooc:=NORMINV([.C176];[.D176];[.E176])" office:value-type="float" office:value="86.3878659326213">
            <text:p>86,38787</text:p>
          </table:table-cell>
          <table:table-cell office:value-type="float" office:value="0.05">
            <text:p>0,05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2cm" svg:height="2.05cm" svg:x="36.241cm" svg:y="81.468cm" draw:caption-point-x="-36.241cm" draw:caption-point-y="-81.46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87.2961210861385">
            <text:p>87,29612</text:p>
          </table:table-cell>
          <table:table-cell table:formula="oooc:=NORMINV([.C177];[.D177];[.E177])" office:value-type="float" office:value="87.2961210861385">
            <text:p>87,29612</text:p>
          </table:table-cell>
          <table:table-cell office:value-type="float" office:value="0.1">
            <text:p>0,1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2cm" svg:height="2.05cm" svg:x="36.241cm" svg:y="81.939cm" draw:caption-point-x="-36.241cm" draw:caption-point-y="-81.93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88.3959469160677">
            <text:p>88,39595</text:p>
          </table:table-cell>
          <table:table-cell table:formula="oooc:=NORMINV([.C178];[.D178];[.E178])" office:value-type="float" office:value="88.3959469160677">
            <text:p>88,39595</text:p>
          </table:table-cell>
          <table:table-cell office:value-type="float" office:value="0.2">
            <text:p>0,2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2cm" svg:height="2.05cm" svg:x="36.241cm" svg:y="82.41cm" draw:caption-point-x="-36.241cm" draw:caption-point-y="-82.4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90.5">
            <text:p>90,5</text:p>
          </table:table-cell>
          <table:table-cell table:formula="oooc:=NORMINV([.C179];[.D179];[.E179])" office:value-type="float" office:value="90.5">
            <text:p>90,5</text:p>
          </table:table-cell>
          <table:table-cell office:value-type="float" office:value="0.5">
            <text:p>0,5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2cm" svg:height="2.05cm" svg:x="36.241cm" svg:y="82.881cm" draw:caption-point-x="-36.241cm" draw:caption-point-y="-82.88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92.6040530839323">
            <text:p>92,60405</text:p>
          </table:table-cell>
          <table:table-cell table:formula="oooc:=NORMINV([.C180];[.D180];[.E180])" office:value-type="float" office:value="92.6040530839323">
            <text:p>92,60405</text:p>
          </table:table-cell>
          <table:table-cell office:value-type="float" office:value="0.8">
            <text:p>0,8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2cm" svg:height="2.05cm" svg:x="36.241cm" svg:y="83.352cm" draw:caption-point-x="-36.241cm" draw:caption-point-y="-83.35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93.7038789138615">
            <text:p>93,70388</text:p>
          </table:table-cell>
          <table:table-cell table:formula="oooc:=NORMINV([.C181];[.D181];[.E181])" office:value-type="float" office:value="93.7038789138615">
            <text:p>93,70388</text:p>
          </table:table-cell>
          <table:table-cell office:value-type="float" office:value="0.9">
            <text:p>0,9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2cm" svg:height="2.05cm" svg:x="36.241cm" svg:y="83.823cm" draw:caption-point-x="-36.241cm" draw:caption-point-y="-83.82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94.6121340673787">
            <text:p>94,61213</text:p>
          </table:table-cell>
          <table:table-cell table:formula="oooc:=NORMINV([.C182];[.D182];[.E182])" office:value-type="float" office:value="94.6121340673787">
            <text:p>94,61213</text:p>
          </table:table-cell>
          <table:table-cell office:value-type="float" office:value="0.95">
            <text:p>0,95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2cm" svg:height="2.05cm" svg:x="36.241cm" svg:y="84.294cm" draw:caption-point-x="-36.241cm" draw:caption-point-y="-84.29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99.7975412136433">
            <text:p>99,79754</text:p>
          </table:table-cell>
          <table:table-cell table:formula="oooc:=NORMINV([.C183];[.D183];[.E183])" office:value-type="float" office:value="99.7975412136393">
            <text:p>99,79754</text:p>
          </table:table-cell>
          <table:table-cell office:value-type="float" office:value="0.9999">
            <text:p>0,9999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2cm" svg:height="2.05cm" svg:x="36.241cm" svg:y="84.765cm" draw:caption-point-x="-36.241cm" draw:caption-point-y="-84.76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89.1889987182299">
            <text:p>-89,189</text:p>
          </table:table-cell>
          <table:table-cell table:formula="oooc:=NORMINV([.C184];[.D184];[.E184])" office:value-type="float" office:value="-89.1889987182299">
            <text:p>-89,189</text:p>
          </table:table-cell>
          <table:table-cell office:value-type="float" office:value="0.7">
            <text:p>0,7</text:p>
          </table:table-cell>
          <table:table-cell office:value-type="float" office:value="-90.5">
            <text:p>-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2cm" svg:height="2.05cm" svg:x="36.241cm" svg:y="85.236cm" draw:caption-point-x="-36.241cm" draw:caption-point-y="-85.23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87.8779974364598">
            <text:p>-87,878</text:p>
          </table:table-cell>
          <table:table-cell table:formula="oooc:=NORMINV([.C185];[.D185];[.E185])" office:value-type="float" office:value="-87.8779974364598">
            <text:p>-87,878</text:p>
          </table:table-cell>
          <table:table-cell office:value-type="float" office:value="0.7">
            <text:p>0,7</text:p>
          </table:table-cell>
          <table:table-cell office:value-type="float" office:value="-90.5">
            <text:p>-90,5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2cm" svg:height="2.05cm" svg:x="36.241cm" svg:y="85.707cm" draw:caption-point-x="-36.241cm" draw:caption-point-y="-85.707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NORMINV([.C186];[.D186];[.E186])" office:value-type="float" office:value="0">
            <text:p>#VALUE!</text:p>
          </table:table-cell>
          <table:table-cell office:value-type="float" office:value="0">
            <text:p>0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72cm" svg:height="2.05cm" svg:x="36.241cm" svg:y="86.178cm" draw:caption-point-x="-36.241cm" draw:caption-point-y="-86.17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NORMINV([.C187];[.D187];[.E187])" office:value-type="float" office:value="0">
            <text:p>Err:502</text:p>
          </table:table-cell>
          <table:table-cell office:value-type="float" office:value="-1">
            <text:p>-1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72cm" svg:height="2.05cm" svg:x="36.241cm" svg:y="86.649cm" draw:caption-point-x="-36.241cm" draw:caption-point-y="-86.64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NORMINV([.C188];[.D188];[.E188])" office:value-type="float" office:value="0">
            <text:p>#VALUE!</text:p>
          </table:table-cell>
          <table:table-cell office:value-type="float" office:value="1">
            <text:p>1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72cm" svg:height="2.015cm" svg:x="36.241cm" svg:y="87.12cm" draw:caption-point-x="-36.241cm" draw:caption-point-y="-87.1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NORMINV([.C189];[.D189];[.E189])" office:value-type="float" office:value="0">
            <text:p>Err:502</text:p>
          </table:table-cell>
          <table:table-cell office:value-type="float" office:value="0.7">
            <text:p>0,7</text:p>
          </table:table-cell>
          <table:table-cell office:value-type="float" office:value="90.5">
            <text:p>90,5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72cm" svg:height="2.004cm" svg:x="36.241cm" svg:y="87.591cm" draw:caption-point-x="-36.241cm" draw:caption-point-y="-87.59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NORMINV([.C190];[.D190];[.E190])" office:value-type="float" office:value="0">
            <text:p>Err:502</text:p>
          </table:table-cell>
          <table:table-cell office:value-type="float" office:value="0.7">
            <text:p>0,7</text:p>
          </table:table-cell>
          <table:table-cell office:value-type="float" office:value="90.5">
            <text:p>90,5</text:p>
          </table:table-cell>
          <table:table-cell office:value-type="float" office:value="-1">
            <text:p>-1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office:value-type="string">
            <office:annotation draw:style-name="gr2" draw:text-style-name="P3" svg:width="3.572cm" svg:height="2.004cm" svg:x="36.241cm" svg:y="88.062cm" draw:caption-point-x="-36.241cm" draw:caption-point-y="-88.06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-3.71901648545731">
            <text:p>-3,71902</text:p>
          </table:table-cell>
          <table:table-cell table:formula="oooc:=NORMSINV([.C192])" office:value-type="float" office:value="-3.71901648545568">
            <text:p>-3,71902</text:p>
          </table:table-cell>
          <table:table-cell office:value-type="float" office:value="0.0001">
            <text:p>0,0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NORMSINV</text:p>
          </table:table-cell>
          <table:table-cell/>
          <table:table-cell office:value-type="string">
            <office:annotation draw:style-name="gr2" draw:text-style-name="P3" svg:width="3.572cm" svg:height="2.023cm" svg:x="36.241cm" svg:y="88.985cm" draw:caption-point-x="-36.241cm" draw:caption-point-y="-88.98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3.09023230616779">
            <text:p>-3,09023</text:p>
          </table:table-cell>
          <table:table-cell table:formula="oooc:=NORMSINV([.C193])" office:value-type="float" office:value="-3.09023230616781">
            <text:p>-3,09023</text:p>
          </table:table-cell>
          <table:table-cell office:value-type="float" office:value="0.001">
            <text:p>0,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2cm" svg:height="2.05cm" svg:x="36.241cm" svg:y="89.429cm" draw:caption-point-x="-36.241cm" draw:caption-point-y="-89.42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2.32634787404085">
            <text:p>-2,32635</text:p>
          </table:table-cell>
          <table:table-cell table:formula="oooc:=NORMSINV([.C194])" office:value-type="float" office:value="-2.32634787404084">
            <text:p>-2,32635</text:p>
          </table:table-cell>
          <table:table-cell office:value-type="float" office:value="0.01">
            <text:p>0,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2cm" svg:height="2.05cm" svg:x="36.241cm" svg:y="89.9cm" draw:caption-point-x="-36.241cm" draw:caption-point-y="-89.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1.95996398454005">
            <text:p>-1,95996</text:p>
          </table:table-cell>
          <table:table-cell table:formula="oooc:=NORMSINV([.C195])" office:value-type="float" office:value="-1.95996398454005">
            <text:p>-1,95996</text:p>
          </table:table-cell>
          <table:table-cell office:value-type="float" office:value="0.025">
            <text:p>0,02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2cm" svg:height="2.05cm" svg:x="36.241cm" svg:y="90.371cm" draw:caption-point-x="-36.241cm" draw:caption-point-y="-90.37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1.64485362695147">
            <text:p>-1,64485</text:p>
          </table:table-cell>
          <table:table-cell table:formula="oooc:=NORMSINV([.C196])" office:value-type="float" office:value="-1.64485362695147">
            <text:p>-1,64485</text:p>
          </table:table-cell>
          <table:table-cell office:value-type="float" office:value="0.05">
            <text:p>0,0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2cm" svg:height="2.05cm" svg:x="36.241cm" svg:y="90.842cm" draw:caption-point-x="-36.241cm" draw:caption-point-y="-90.84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1.2815515655446">
            <text:p>-1,28155</text:p>
          </table:table-cell>
          <table:table-cell table:formula="oooc:=NORMSINV([.C197])" office:value-type="float" office:value="-1.2815515655446">
            <text:p>-1,28155</text:p>
          </table:table-cell>
          <table:table-cell office:value-type="float" office:value="0.1">
            <text:p>0,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2cm" svg:height="2.05cm" svg:x="36.241cm" svg:y="91.313cm" draw:caption-point-x="-36.241cm" draw:caption-point-y="-91.31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1.03643338949379">
            <text:p>-1,03643</text:p>
          </table:table-cell>
          <table:table-cell table:formula="oooc:=NORMSINV([.C198])" office:value-type="float" office:value="-1.03643338949379">
            <text:p>-1,03643</text:p>
          </table:table-cell>
          <table:table-cell office:value-type="float" office:value="0.15">
            <text:p>0,1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2cm" svg:height="2.05cm" svg:x="36.241cm" svg:y="91.784cm" draw:caption-point-x="-36.241cm" draw:caption-point-y="-91.78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0.841621233572914">
            <text:p>-0,84162</text:p>
          </table:table-cell>
          <table:table-cell table:formula="oooc:=NORMSINV([.C199])" office:value-type="float" office:value="-0.841621233572914">
            <text:p>-0,84162</text:p>
          </table:table-cell>
          <table:table-cell office:value-type="float" office:value="0.2">
            <text:p>0,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2cm" svg:height="2.05cm" svg:x="36.241cm" svg:y="92.255cm" draw:caption-point-x="-36.241cm" draw:caption-point-y="-92.25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0.674489750196082">
            <text:p>-0,67449</text:p>
          </table:table-cell>
          <table:table-cell table:formula="oooc:=NORMSINV([.C200])" office:value-type="float" office:value="-0.674489750196082">
            <text:p>-0,67449</text:p>
          </table:table-cell>
          <table:table-cell office:value-type="float" office:value="0.25">
            <text:p>0,2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2cm" svg:height="2.05cm" svg:x="36.241cm" svg:y="92.726cm" draw:caption-point-x="-36.241cm" draw:caption-point-y="-92.72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0.524400512708041">
            <text:p>-0,5244</text:p>
          </table:table-cell>
          <table:table-cell table:formula="oooc:=NORMSINV([.C201])" office:value-type="float" office:value="-0.524400512708041">
            <text:p>-0,5244</text:p>
          </table:table-cell>
          <table:table-cell office:value-type="float" office:value="0.3">
            <text:p>0,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2cm" svg:height="2.051cm" svg:x="36.241cm" svg:y="93.196cm" draw:caption-point-x="-36.241cm" draw:caption-point-y="-93.19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0.385320466407568">
            <text:p>-0,38532</text:p>
          </table:table-cell>
          <table:table-cell table:formula="oooc:=NORMSINV([.C202])" office:value-type="float" office:value="-0.385320466407567">
            <text:p>-0,38532</text:p>
          </table:table-cell>
          <table:table-cell office:value-type="float" office:value="0.35">
            <text:p>0,3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2cm" svg:height="2.051cm" svg:x="36.241cm" svg:y="93.667cm" draw:caption-point-x="-36.241cm" draw:caption-point-y="-93.667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0.2533471031358">
            <text:p>-0,25335</text:p>
          </table:table-cell>
          <table:table-cell table:formula="oooc:=NORMSINV([.C203])" office:value-type="float" office:value="-0.2533471031358">
            <text:p>-0,25335</text:p>
          </table:table-cell>
          <table:table-cell office:value-type="float" office:value="0.4">
            <text:p>0,4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2cm" svg:height="2.051cm" svg:x="36.241cm" svg:y="94.138cm" draw:caption-point-x="-36.241cm" draw:caption-point-y="-94.13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0.125661346855074">
            <text:p>-0,12566</text:p>
          </table:table-cell>
          <table:table-cell table:formula="oooc:=NORMSINV([.C204])" office:value-type="float" office:value="-0.125661346855074">
            <text:p>-0,12566</text:p>
          </table:table-cell>
          <table:table-cell office:value-type="float" office:value="0.45">
            <text:p>0,4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2cm" svg:height="2.051cm" svg:x="36.241cm" svg:y="94.609cm" draw:caption-point-x="-36.241cm" draw:caption-point-y="-94.60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1.39213763529183E-016">
            <text:p>0</text:p>
          </table:table-cell>
          <table:table-cell table:formula="oooc:=NORMSINV([.C205])"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2cm" svg:height="2.051cm" svg:x="36.241cm" svg:y="95.08cm" draw:caption-point-x="-36.241cm" draw:caption-point-y="-95.0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125661346855074">
            <text:p>0,12566</text:p>
          </table:table-cell>
          <table:table-cell table:formula="oooc:=NORMSINV([.C206])" office:value-type="float" office:value="0.125661346855074">
            <text:p>0,12566</text:p>
          </table:table-cell>
          <table:table-cell office:value-type="float" office:value="0.55">
            <text:p>0,5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2cm" svg:height="2.05cm" svg:x="36.241cm" svg:y="95.551cm" draw:caption-point-x="-36.241cm" draw:caption-point-y="-95.55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2533471031358">
            <text:p>0,25335</text:p>
          </table:table-cell>
          <table:table-cell table:formula="oooc:=NORMSINV([.C207])" office:value-type="float" office:value="0.2533471031358">
            <text:p>0,25335</text:p>
          </table:table-cell>
          <table:table-cell office:value-type="float" office:value="0.6">
            <text:p>0,6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2cm" svg:height="2.05cm" svg:x="36.241cm" svg:y="96.022cm" draw:caption-point-x="-36.241cm" draw:caption-point-y="-96.02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385320466407568">
            <text:p>0,38532</text:p>
          </table:table-cell>
          <table:table-cell table:formula="oooc:=NORMSINV([.C208])" office:value-type="float" office:value="0.385320466407568">
            <text:p>0,38532</text:p>
          </table:table-cell>
          <table:table-cell office:value-type="float" office:value="0.65">
            <text:p>0,6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2cm" svg:height="2.05cm" svg:x="36.241cm" svg:y="96.493cm" draw:caption-point-x="-36.241cm" draw:caption-point-y="-96.49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52440051270804">
            <text:p>0,5244</text:p>
          </table:table-cell>
          <table:table-cell table:formula="oooc:=NORMSINV([.C209])" office:value-type="float" office:value="0.524400512708041">
            <text:p>0,5244</text:p>
          </table:table-cell>
          <table:table-cell office:value-type="float" office:value="0.7">
            <text:p>0,7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2cm" svg:height="2.05cm" svg:x="36.241cm" svg:y="96.964cm" draw:caption-point-x="-36.241cm" draw:caption-point-y="-96.96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674489750196082">
            <text:p>0,67449</text:p>
          </table:table-cell>
          <table:table-cell table:formula="oooc:=NORMSINV([.C210])" office:value-type="float" office:value="0.674489750196082">
            <text:p>0,67449</text:p>
          </table:table-cell>
          <table:table-cell office:value-type="float" office:value="0.75">
            <text:p>0,7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2cm" svg:height="2.05cm" svg:x="36.241cm" svg:y="97.435cm" draw:caption-point-x="-36.241cm" draw:caption-point-y="-97.43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841621233572914">
            <text:p>0,84162</text:p>
          </table:table-cell>
          <table:table-cell table:formula="oooc:=NORMSINV([.C211])" office:value-type="float" office:value="0.841621233572914">
            <text:p>0,84162</text:p>
          </table:table-cell>
          <table:table-cell office:value-type="float" office:value="0.8">
            <text:p>0,8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2cm" svg:height="2.05cm" svg:x="36.241cm" svg:y="97.906cm" draw:caption-point-x="-36.241cm" draw:caption-point-y="-97.90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1.03643338949379">
            <text:p>1,03643</text:p>
          </table:table-cell>
          <table:table-cell table:formula="oooc:=NORMSINV([.C212])" office:value-type="float" office:value="1.03643338949379">
            <text:p>1,03643</text:p>
          </table:table-cell>
          <table:table-cell office:value-type="float" office:value="0.85">
            <text:p>0,8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2cm" svg:height="2.05cm" svg:x="36.241cm" svg:y="98.377cm" draw:caption-point-x="-36.241cm" draw:caption-point-y="-98.377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1.2815515655446">
            <text:p>1,28155</text:p>
          </table:table-cell>
          <table:table-cell table:formula="oooc:=NORMSINV([.C213])" office:value-type="float" office:value="1.2815515655446">
            <text:p>1,28155</text:p>
          </table:table-cell>
          <table:table-cell office:value-type="float" office:value="0.9">
            <text:p>0,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2cm" svg:height="2.05cm" svg:x="36.241cm" svg:y="98.848cm" draw:caption-point-x="-36.241cm" draw:caption-point-y="-98.84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1.64485362695147">
            <text:p>1,64485</text:p>
          </table:table-cell>
          <table:table-cell table:formula="oooc:=NORMSINV([.C214])" office:value-type="float" office:value="1.64485362695147">
            <text:p>1,64485</text:p>
          </table:table-cell>
          <table:table-cell office:value-type="float" office:value="0.95">
            <text:p>0,9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2cm" svg:height="2.05cm" svg:x="36.241cm" svg:y="99.319cm" draw:caption-point-x="-36.241cm" draw:caption-point-y="-99.31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1.95996398454005">
            <text:p>1,95996</text:p>
          </table:table-cell>
          <table:table-cell table:formula="oooc:=NORMSINV([.C215])" office:value-type="float" office:value="1.95996398454005">
            <text:p>1,95996</text:p>
          </table:table-cell>
          <table:table-cell office:value-type="float" office:value="0.975">
            <text:p>0,97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2cm" svg:height="2.05cm" svg:x="36.241cm" svg:y="99.79cm" draw:caption-point-x="-36.241cm" draw:caption-point-y="-99.7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2.32634787404084">
            <text:p>2,32635</text:p>
          </table:table-cell>
          <table:table-cell table:formula="oooc:=NORMSINV([.C216])" office:value-type="float" office:value="2.32634787404084">
            <text:p>2,32635</text:p>
          </table:table-cell>
          <table:table-cell office:value-type="float" office:value="0.99">
            <text:p>0,9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2cm" svg:height="2.05cm" svg:x="36.241cm" svg:y="100.261cm" draw:caption-point-x="-36.241cm" draw:caption-point-y="-100.26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3.09023230616778">
            <text:p>3,09023</text:p>
          </table:table-cell>
          <table:table-cell table:formula="oooc:=NORMSINV([.C217])" office:value-type="float" office:value="3.09023230616781">
            <text:p>3,09023</text:p>
          </table:table-cell>
          <table:table-cell office:value-type="float" office:value="0.999">
            <text:p>0,99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2cm" svg:height="2.05cm" svg:x="36.241cm" svg:y="100.732cm" draw:caption-point-x="-36.241cm" draw:caption-point-y="-100.73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3.71901648545731">
            <text:p>3,71902</text:p>
          </table:table-cell>
          <table:table-cell table:formula="oooc:=NORMSINV([.C218])" office:value-type="float" office:value="3.71901648545571">
            <text:p>3,71902</text:p>
          </table:table-cell>
          <table:table-cell office:value-type="float" office:value="0.9999">
            <text:p>0,999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2cm" svg:height="2.05cm" svg:x="36.241cm" svg:y="101.203cm" draw:caption-point-x="-36.241cm" draw:caption-point-y="-101.20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NORMSINV([.C219])" office:value-type="float" office:value="0">
            <text:p>#VALUE!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72cm" svg:height="2.015cm" svg:x="36.241cm" svg:y="101.674cm" draw:caption-point-x="-36.241cm" draw:caption-point-y="-101.67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NORMSINV([.C220])" office:value-type="float" office:value="0">
            <text:p>Err:502</text:p>
          </table:table-cell>
          <table:table-cell office:value-type="float" office:value="-1">
            <text:p>-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72cm" svg:height="2.004cm" svg:x="36.241cm" svg:y="102.145cm" draw:caption-point-x="-36.241cm" draw:caption-point-y="-102.14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NORMSINV([.C221])" office:value-type="float" office:value="0">
            <text:p>#VALUE!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office:value-type="string">
            <office:annotation draw:style-name="gr2" draw:text-style-name="P3" svg:width="3.572cm" svg:height="2.004cm" svg:x="36.241cm" svg:y="102.616cm" draw:caption-point-x="-36.241cm" draw:caption-point-y="-102.61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00197817462626425">
            <text:p>0,00198</text:p>
          </table:table-cell>
          <table:table-cell table:formula="oooc:=LOGINV([.C223];[.D223];[.E223])" office:value-type="float" office:value="0.00197817462626412">
            <text:p>0,00198</text:p>
          </table:table-cell>
          <table:table-cell office:value-type="float" office:value="0.001">
            <text:p>0,001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LOGINV</text:p>
          </table:table-cell>
          <table:table-cell/>
          <table:table-cell office:value-type="string">
            <office:annotation draw:style-name="gr2" draw:text-style-name="P3" svg:width="3.572cm" svg:height="2.023cm" svg:x="36.241cm" svg:y="103.539cm" draw:caption-point-x="-36.241cm" draw:caption-point-y="-103.53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0733777834200667">
            <text:p>0,07338</text:p>
          </table:table-cell>
          <table:table-cell table:formula="oooc:=LOGINV([.C224];[.D224];[.E224])" office:value-type="float" office:value="0.073377783420067">
            <text:p>0,07338</text:p>
          </table:table-cell>
          <table:table-cell office:value-type="float" office:value="0.05">
            <text:p>0,05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2cm" svg:height="2.05cm" svg:x="36.241cm" svg:y="103.983cm" draw:caption-point-x="-36.241cm" draw:caption-point-y="-103.98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181976282949439">
            <text:p>0,18198</text:p>
          </table:table-cell>
          <table:table-cell table:formula="oooc:=LOGINV([.C225];[.D225];[.E225])" office:value-type="float" office:value="0.181976282949439">
            <text:p>0,18198</text:p>
          </table:table-cell>
          <table:table-cell office:value-type="float" office:value="0.1">
            <text:p>0,1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2cm" svg:height="2.05cm" svg:x="36.241cm" svg:y="104.454cm" draw:caption-point-x="-36.241cm" draw:caption-point-y="-104.45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546591758184583">
            <text:p>0,54659</text:p>
          </table:table-cell>
          <table:table-cell table:formula="oooc:=LOGINV([.C226];[.D226];[.E226])" office:value-type="float" office:value="0.546591758184583">
            <text:p>0,54659</text:p>
          </table:table-cell>
          <table:table-cell office:value-type="float" office:value="0.2">
            <text:p>0,2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2cm" svg:height="2.05cm" svg:x="36.241cm" svg:y="104.925cm" draw:caption-point-x="-36.241cm" draw:caption-point-y="-104.92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4.48168907033806">
            <text:p>4,48169</text:p>
          </table:table-cell>
          <table:table-cell table:formula="oooc:=LOGINV([.C227];[.D227];[.E227])" office:value-type="float" office:value="4.48168907033806">
            <text:p>4,48169</text:p>
          </table:table-cell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2cm" svg:height="2.05cm" svg:x="36.241cm" svg:y="105.396cm" draw:caption-point-x="-36.241cm" draw:caption-point-y="-105.39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36.7468711747476">
            <text:p>36,74687</text:p>
          </table:table-cell>
          <table:table-cell table:formula="oooc:=LOGINV([.C228];[.D228];[.E228])" office:value-type="float" office:value="36.7468711747476">
            <text:p>36,74687</text:p>
          </table:table-cell>
          <table:table-cell office:value-type="float" office:value="0.8">
            <text:p>0,8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2cm" svg:height="2.05cm" svg:x="36.241cm" svg:y="105.867cm" draw:caption-point-x="-36.241cm" draw:caption-point-y="-105.867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110.374476264956">
            <text:p>110,37448</text:p>
          </table:table-cell>
          <table:table-cell table:formula="oooc:=LOGINV([.C229];[.D229];[.E229])" office:value-type="float" office:value="110.374476264956">
            <text:p>110,37448</text:p>
          </table:table-cell>
          <table:table-cell office:value-type="float" office:value="0.9">
            <text:p>0,9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2cm" svg:height="2.05cm" svg:x="36.241cm" svg:y="106.338cm" draw:caption-point-x="-36.241cm" draw:caption-point-y="-106.33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273.72776863814">
            <text:p>273,72777</text:p>
          </table:table-cell>
          <table:table-cell table:formula="oooc:=LOGINV([.C230];[.D230];[.E230])" office:value-type="float" office:value="273.727768638141">
            <text:p>273,72777</text:p>
          </table:table-cell>
          <table:table-cell office:value-type="float" office:value="0.95">
            <text:p>0,95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2cm" svg:height="2.051cm" svg:x="36.241cm" svg:y="106.808cm" draw:caption-point-x="-36.241cm" draw:caption-point-y="-106.80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10153.5712047418">
            <text:p>10153,5712</text:p>
          </table:table-cell>
          <table:table-cell table:formula="oooc:=LOGINV([.C231];[.D231];[.E231])" office:value-type="float" office:value="10153.5712047425">
            <text:p>10153,5712</text:p>
          </table:table-cell>
          <table:table-cell office:value-type="float" office:value="0.999">
            <text:p>0,999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2cm" svg:height="2.051cm" svg:x="36.241cm" svg:y="107.279cm" draw:caption-point-x="-36.241cm" draw:caption-point-y="-107.27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827787567727408">
            <text:p>0,82779</text:p>
          </table:table-cell>
          <table:table-cell table:formula="oooc:=LOGINV([.C232];[.D232];[.E232])" office:value-type="float" office:value="0.827787567727409">
            <text:p>0,82779</text:p>
          </table:table-cell>
          <table:table-cell office:value-type="float" office:value="0.7">
            <text:p>0,7</text:p>
          </table:table-cell>
          <table:table-cell office:value-type="float" office:value="-1.5">
            <text:p>-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2cm" svg:height="2.051cm" svg:x="36.241cm" svg:y="107.75cm" draw:caption-point-x="-36.241cm" draw:caption-point-y="-107.7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3.07099791811304">
            <text:p>3,071</text:p>
          </table:table-cell>
          <table:table-cell table:formula="oooc:=LOGINV([.C233];[.D233];[.E233])" office:value-type="float" office:value="3.07099791811305">
            <text:p>3,071</text:p>
          </table:table-cell>
          <table:table-cell office:value-type="float" office:value="0.7">
            <text:p>0,7</text:p>
          </table:table-cell>
          <table:table-cell office:value-type="float" office:value="-1.5">
            <text:p>-1,5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2cm" svg:height="2.051cm" svg:x="36.241cm" svg:y="108.221cm" draw:caption-point-x="-36.241cm" draw:caption-point-y="-108.22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LOGINV([.C234];[.D234];[.E234])" office:value-type="float" office:value="0">
            <text:p>Err:502</text:p>
          </table:table-cell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72cm" svg:height="2.051cm" svg:x="36.241cm" svg:y="108.692cm" draw:caption-point-x="-36.241cm" draw:caption-point-y="-108.69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LOGINV([.C235];[.D235];[.E235])" office:value-type="float" office:value="0">
            <text:p>Err:502</text:p>
          </table:table-cell>
          <table:table-cell office:value-type="float" office:value="-1">
            <text:p>-1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72cm" svg:height="2.051cm" svg:x="36.241cm" svg:y="109.163cm" draw:caption-point-x="-36.241cm" draw:caption-point-y="-109.16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LOGINV([.C236];[.D236];[.E236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72cm" svg:height="2.015cm" svg:x="36.241cm" svg:y="109.634cm" draw:caption-point-x="-36.241cm" draw:caption-point-y="-109.63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LOGINV([.C237];[.D237];[.E237])" office:value-type="float" office:value="0">
            <text:p>Err:502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72cm" svg:height="2.005cm" svg:x="36.241cm" svg:y="110.105cm" draw:caption-point-x="-36.241cm" draw:caption-point-y="-110.10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LOGINV([.C238];[.D238];[.E238])" office:value-type="float" office:value="0">
            <text:p>Err:502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-1">
            <text:p>-1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office:value-type="string">
            <office:annotation draw:style-name="gr2" draw:text-style-name="P3" svg:width="3.572cm" svg:height="2.005cm" svg:x="36.241cm" svg:y="110.576cm" draw:caption-point-x="-36.241cm" draw:caption-point-y="-110.57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25221549257893">
            <text:p>0,25222</text:p>
          </table:table-cell>
          <table:table-cell table:formula="oooc:=BETADIST([.C240];[.D240];[.E240])" office:value-type="float" office:value="0.252215496181516">
            <text:p>0,25222</text:p>
          </table:table-cell>
          <table:table-cell office:value-type="float" office:value="0.6">
            <text:p>0,6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BETADIST</text:p>
          </table:table-cell>
          <table:table-cell/>
          <table:table-cell office:value-type="string">
            <office:annotation draw:style-name="gr2" draw:text-style-name="P3" svg:width="3.572cm" svg:height="2.024cm" svg:x="36.241cm" svg:y="111.499cm" draw:caption-point-x="-36.241cm" draw:caption-point-y="-111.49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">
            <text:p>0</text:p>
          </table:table-cell>
          <table:table-cell table:formula="oooc:=BETADIST([.C241];[.D241];[.E241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BETADIST([.C242];[.D242];[.E242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BETADIST([.C243];[.D243];[.E243])" office:value-type="float" office:value="0">
            <text:p>Err:502</text:p>
          </table:table-cell>
          <table:table-cell office:value-type="float" office:value="-0.001">
            <text:p>-0,001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BETADIST([.C244];[.D244];[.E244])" office:value-type="float" office:value="0">
            <text:p>Err:502</text:p>
          </table:table-cell>
          <table:table-cell office:value-type="float" office:value="1.001">
            <text:p>1,001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BETADIST([.C245];[.D245];[.E245])" office:value-type="float" office:value="0">
            <text:p>Err:502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BETADIST([.C246];[.D246];[.E246])" office:value-type="float" office:value="0">
            <text:p>Err:502</text:p>
          </table:table-cell>
          <table:table-cell office:value-type="float" office:value="0.6">
            <text:p>0,6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0269009173546604">
            <text:p>0,0269</text:p>
          </table:table-cell>
          <table:table-cell table:formula="oooc:=BETADIST([.C248];[.D248];[.E248];[.F248])" office:value-type="float" office:value="0.0269009172599102">
            <text:p>0,0269</text:p>
          </table:table-cell>
          <table:table-cell office:value-type="float" office:value="-0.1">
            <text:p>-0,1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-0.3">
            <text:p>-0,3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0348969845061971">
            <text:p>0,0349</text:p>
          </table:table-cell>
          <table:table-cell table:formula="oooc:=BETADIST([.C250];[.D250];[.E250];[.F250];[.G250])" office:value-type="float" office:value="0.0348969845113343">
            <text:p>0,0349</text:p>
          </table:table-cell>
          <table:table-cell office:value-type="float" office:value="-0.1">
            <text:p>-0,1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-0.3">
            <text:p>-0,3</text:p>
          </table:table-cell>
          <table:table-cell office:value-type="float" office:value="0.8">
            <text:p>0,8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string">
            <office:annotation draw:style-name="gr2" draw:text-style-name="P3" svg:width="3.572cm" svg:height="2.023cm" svg:x="36.241cm" svg:y="116.118cm" draw:caption-point-x="-36.241cm" draw:caption-point-y="-116.11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">
            <text:p>0</text:p>
          </table:table-cell>
          <table:table-cell table:formula="oooc:=BETADIST([.C251];[.D251];[.E251];[.F251];[.G251])" office:value-type="float" office:value="0">
            <text:p>0</text:p>
          </table:table-cell>
          <table:table-cell office:value-type="float" office:value="-0.3">
            <text:p>-0,3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-0.3">
            <text:p>-0,3</text:p>
          </table:table-cell>
          <table:table-cell office:value-type="float" office:value="0.8">
            <text:p>0,8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string">
            <office:annotation draw:style-name="gr2" draw:text-style-name="P3" svg:width="3.572cm" svg:height="2.05cm" svg:x="36.241cm" svg:y="116.562cm" draw:caption-point-x="-36.241cm" draw:caption-point-y="-116.56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1">
            <text:p>1</text:p>
          </table:table-cell>
          <table:table-cell table:formula="oooc:=BETADIST([.C252];[.D252];[.E252];[.F252];[.G252])"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-0.3">
            <text:p>-0,3</text:p>
          </table:table-cell>
          <table:table-cell office:value-type="float" office:value="0.8">
            <text:p>0,8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string">
            <office:annotation draw:style-name="gr2" draw:text-style-name="P3" svg:width="3.572cm" svg:height="2.051cm" svg:x="36.241cm" svg:y="117.032cm" draw:caption-point-x="-36.241cm" draw:caption-point-y="-117.03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BETADIST([.C253];[.D253];[.E253];[.F253];[.G253])" office:value-type="float" office:value="0">
            <text:p>Err:502</text:p>
          </table:table-cell>
          <table:table-cell office:value-type="float" office:value="0.2">
            <text:p>0,2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0.3">
            <text:p>0,3</text:p>
          </table:table-cell>
          <table:table-cell office:value-type="float" office:value="0.8">
            <text:p>0,8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72cm" svg:height="2.016cm" svg:x="36.241cm" svg:y="117.503cm" draw:caption-point-x="-36.241cm" draw:caption-point-y="-117.50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BETADIST([.C254];[.D254];[.E254];[.F254];[.G254])" office:value-type="float" office:value="0">
            <text:p>Err:502</text:p>
          </table:table-cell>
          <table:table-cell office:value-type="float" office:value="0.9">
            <text:p>0,9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0.3">
            <text:p>0,3</text:p>
          </table:table-cell>
          <table:table-cell office:value-type="float" office:value="0.8">
            <text:p>0,8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72cm" svg:height="2.005cm" svg:x="36.241cm" svg:y="117.974cm" draw:caption-point-x="-36.241cm" draw:caption-point-y="-117.97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BETADIST([.C255];[.D255];[.E255];[.F255];[.G255])" office:value-type="float" office:value="0">
            <text:p>Err:502</text:p>
          </table:table-cell>
          <table:table-cell office:value-type="float" office:value="0.9">
            <text:p>0,9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2" office:value-type="float" office:value="0.9">
            <text:p>0,9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office:value-type="string">
            <office:annotation draw:style-name="gr2" draw:text-style-name="P3" svg:width="3.572cm" svg:height="2.005cm" svg:x="36.241cm" svg:y="118.445cm" draw:caption-point-x="-36.241cm" draw:caption-point-y="-118.44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BINOMDIST([.C257];[.D257];[.E257];[.F257])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BINOMDIST</text:p>
          </table:table-cell>
          <table:table-cell table:number-columns-repeated="244"/>
        </table:table-row>
        <table:table-row table:style-name="ro2">
          <table:table-cell office:value-type="float" office:value="0.512">
            <text:p>0,512</text:p>
          </table:table-cell>
          <table:table-cell table:formula="oooc:=BINOMDIST([.C258];[.D258];[.E258];[.F258])" office:value-type="float" office:value="0.512">
            <text:p>0,5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table:style-name="ce9"/>
          <table:table-cell table:number-columns-repeated="244"/>
        </table:table-row>
        <table:table-row table:style-name="ro2">
          <table:table-cell office:value-type="float" office:value="0.896">
            <text:p>0,896</text:p>
          </table:table-cell>
          <table:table-cell table:formula="oooc:=BINOMDIST([.C259];[.D259];[.E259];[.F259])" office:value-type="float" office:value="0.896">
            <text:p>0,89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992">
            <text:p>0,992</text:p>
          </table:table-cell>
          <table:table-cell table:formula="oooc:=BINOMDIST([.C260];[.D260];[.E260];[.F260])" office:value-type="float" office:value="0.992">
            <text:p>0,99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BINOMDIST([.C261];[.D261];[.E261];[.F261])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0.2">
            <text:p>0,2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64">
            <text:p>0,64</text:p>
          </table:table-cell>
          <table:table-cell table:formula="oooc:=BINOMDIST([.C262];[.D262];[.E262];[.F262])" office:value-type="float" office:value="0.64">
            <text:p>0,6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table:style-name="ce9"/>
          <table:table-cell table:number-columns-repeated="244"/>
        </table:table-row>
        <table:table-row table:style-name="ro2">
          <table:table-cell office:value-type="float" office:value="0.36">
            <text:p>0,36</text:p>
          </table:table-cell>
          <table:table-cell table:formula="oooc:=BINOMDIST([.C263];[.D263];[.E263];[.F263])" office:value-type="float" office:value="0.36">
            <text:p>0,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BINOMDIST([.C264];[.D264];[.E264];[.F264])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.8">
            <text:p>0,8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BINOMDIST([.C265];[.D265];[.E265];[.F265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BINOMDIST([.C266];[.D266];[.E266];[.F266])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512">
            <text:p>0,512</text:p>
          </table:table-cell>
          <table:table-cell table:formula="oooc:=BINOMDIST([.C267];[.D267];[.E267];[.F267])" office:value-type="float" office:value="0.512">
            <text:p>0,512</text:p>
          </table:table-cell>
          <table:table-cell office:value-type="float" office:value="0.9">
            <text:p>0,9</text:p>
          </table:table-cell>
          <table:table-cell office:value-type="float" office:value="3.9">
            <text:p>3,9</text:p>
          </table:table-cell>
          <table:table-cell office:value-type="float" office:value="0.2">
            <text:p>0,2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table:style-name="ce9"/>
          <table:table-cell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BINOMDIST([.C268];[.D268];[.E268];[.F268])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table:style-name="ce9"/>
          <table:table-cell table:number-columns-repeated="244"/>
        </table:table-row>
        <table:table-row table:style-name="ro2">
          <table:table-cell office:value-type="float" office:value="0.512">
            <text:p>0,512</text:p>
          </table:table-cell>
          <table:table-cell table:formula="oooc:=BINOMDIST([.C269];[.D269];[.E269];[.F269])" office:value-type="float" office:value="0.512">
            <text:p>0,5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table:style-name="ce9"/>
          <table:table-cell table:number-columns-repeated="244"/>
        </table:table-row>
        <table:table-row table:style-name="ro2">
          <table:table-cell office:value-type="float" office:value="0.384">
            <text:p>0,384</text:p>
          </table:table-cell>
          <table:table-cell table:formula="oooc:=BINOMDIST([.C270];[.D270];[.E270];[.F270])" office:value-type="float" office:value="0.384">
            <text:p>0,3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96">
            <text:p>0,096</text:p>
          </table:table-cell>
          <table:table-cell table:formula="oooc:=BINOMDIST([.C271];[.D271];[.E271];[.F271])" office:value-type="float" office:value="0.0960000000000001">
            <text:p>0,09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08">
            <text:p>0,008</text:p>
          </table:table-cell>
          <table:table-cell table:formula="oooc:=BINOMDIST([.C272];[.D272];[.E272];[.F272])" office:value-type="float" office:value="0.008">
            <text:p>0,008</text:p>
          </table:table-cell>
          <table:table-cell table:number-columns-repeated="2" office:value-type="float" office:value="3">
            <text:p>3</text:p>
          </table:table-cell>
          <table:table-cell office:value-type="float" office:value="0.2">
            <text:p>0,2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64">
            <text:p>0,64</text:p>
          </table:table-cell>
          <table:table-cell table:formula="oooc:=BINOMDIST([.C273];[.D273];[.E273];[.F273])" office:value-type="float" office:value="0.64">
            <text:p>0,6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table:style-name="ce9"/>
          <table:table-cell table:number-columns-repeated="244"/>
        </table:table-row>
        <table:table-row table:style-name="ro2">
          <table:table-cell office:value-type="float" office:value="0.32">
            <text:p>0,32</text:p>
          </table:table-cell>
          <table:table-cell table:formula="oooc:=BINOMDIST([.C274];[.D274];[.E274];[.F274])" office:value-type="float" office:value="0.32">
            <text:p>0,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64">
            <text:p>0,64</text:p>
          </table:table-cell>
          <table:table-cell table:formula="oooc:=BINOMDIST([.C275];[.D275];[.E275];[.F275])" office:value-type="float" office:value="0.64">
            <text:p>0,64</text:p>
          </table:table-cell>
          <table:table-cell table:number-columns-repeated="2" office:value-type="float" office:value="2">
            <text:p>2</text:p>
          </table:table-cell>
          <table:table-cell office:value-type="float" office:value="0.8">
            <text:p>0,8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BINOMDIST([.C276];[.D276];[.E276];[.F276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BINOMDIST([.C277];[.D277];[.E277];[.F277])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96">
            <text:p>0,096</text:p>
          </table:table-cell>
          <table:table-cell table:formula="oooc:=BINOMDIST([.C278];[.D278];[.E278];[.F278])" office:value-type="float" office:value="0.0960000000000001">
            <text:p>0,096</text:p>
          </table:table-cell>
          <table:table-cell office:value-type="float" office:value="2.9">
            <text:p>2,9</text:p>
          </table:table-cell>
          <table:table-cell office:value-type="float" office:value="3.9">
            <text:p>3,9</text:p>
          </table:table-cell>
          <table:table-cell office:value-type="float" office:value="0.2">
            <text:p>0,2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BINOMDIST([.C279];[.D279];[.E279];[.F279])" office:value-type="float" office:value="0">
            <text:p>Err:502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BINOMDIST([.C280];[.D280];[.E280];[.F280])" office:value-type="float" office:value="0">
            <text:p>Err:50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table:style-name="ce9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BINOMDIST([.C281];[.D281];[.E281];[.F281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0.001">
            <text:p>-0,001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BINOMDIST([.C282];[.D282];[.E282];[.F282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.001">
            <text:p>1,001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BINOMDIST([.C283];[.D283];[.E283];[.F283])" office:value-type="float" office:value="0">
            <text:p>#VALUE!</text:p>
          </table:table-cell>
          <table:table-cell office:value-type="float" office:value="1000000000">
            <text:p>1000000000</text:p>
          </table:table-cell>
          <table:table-cell office:value-type="float" office:value="10000000000">
            <text:p>10000000000</text:p>
          </table:table-cell>
          <table:table-cell office:value-type="float" office:value="0.5">
            <text:p>0,5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8">
            <text:p>0,8</text:p>
          </table:table-cell>
          <table:table-cell table:formula="oooc:=NEGBINOMDIST([.C285];[.D285];[.E285])" office:value-type="float" office:value="0.8">
            <text:p>0,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NEGBINOMDIST</text:p>
          </table:table-cell>
          <table:table-cell table:number-columns-repeated="244"/>
        </table:table-row>
        <table:table-row table:style-name="ro2">
          <table:table-cell office:value-type="float" office:value="0.16">
            <text:p>0,16</text:p>
          </table:table-cell>
          <table:table-cell table:formula="oooc:=NEGBINOMDIST([.C286];[.D286];[.E286])" office:value-type="float" office:value="0.16">
            <text:p>0,16</text:p>
          </table:table-cell>
          <table:table-cell table:number-columns-repeated="2"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table:style-name="ce9"/>
          <table:table-cell table:number-columns-repeated="244"/>
        </table:table-row>
        <table:table-row table:style-name="ro2">
          <table:table-cell office:value-type="float" office:value="0.032">
            <text:p>0,032</text:p>
          </table:table-cell>
          <table:table-cell table:formula="oooc:=NEGBINOMDIST([.C287];[.D287];[.E287])" office:value-type="float" office:value="0.032">
            <text:p>0,0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064">
            <text:p>0,0064</text:p>
          </table:table-cell>
          <table:table-cell table:formula="oooc:=NEGBINOMDIST([.C288];[.D288];[.E288])" office:value-type="float" office:value="0.0064">
            <text:p>0,006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64">
            <text:p>0,64</text:p>
          </table:table-cell>
          <table:table-cell table:formula="oooc:=NEGBINOMDIST([.C289];[.D289];[.E289])" office:value-type="float" office:value="0.64">
            <text:p>0,6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256">
            <text:p>0,256</text:p>
          </table:table-cell>
          <table:table-cell table:formula="oooc:=NEGBINOMDIST([.C290];[.D290];[.E290])" office:value-type="float" office:value="0.256">
            <text:p>0,2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table:style-name="ce9"/>
          <table:table-cell table:number-columns-repeated="244"/>
        </table:table-row>
        <table:table-row table:style-name="ro2">
          <table:table-cell office:value-type="float" office:value="0.0768">
            <text:p>0,0768</text:p>
          </table:table-cell>
          <table:table-cell table:formula="oooc:=NEGBINOMDIST([.C291];[.D291];[.E291])" office:value-type="float" office:value="0.0768">
            <text:p>0,0768</text:p>
          </table:table-cell>
          <table:table-cell table:number-columns-repeated="2" office:value-type="float" office:value="2">
            <text:p>2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2048">
            <text:p>0,02048</text:p>
          </table:table-cell>
          <table:table-cell table:formula="oooc:=NEGBINOMDIST([.C292];[.D292];[.E292])" office:value-type="float" office:value="0.02048">
            <text:p>0,0204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512">
            <text:p>0,512</text:p>
          </table:table-cell>
          <table:table-cell table:formula="oooc:=NEGBINOMDIST([.C293];[.D293];[.E293])" office:value-type="float" office:value="0.512">
            <text:p>0,5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3072">
            <text:p>0,3072</text:p>
          </table:table-cell>
          <table:table-cell table:formula="oooc:=NEGBINOMDIST([.C294];[.D294];[.E294])" office:value-type="float" office:value="0.3072">
            <text:p>0,307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12288">
            <text:p>0,12288</text:p>
          </table:table-cell>
          <table:table-cell table:formula="oooc:=NEGBINOMDIST([.C295];[.D295];[.E295])" office:value-type="float" office:value="0.12288">
            <text:p>0,1228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table:style-name="ce9"/>
          <table:table-cell table:number-columns-repeated="244"/>
        </table:table-row>
        <table:table-row table:style-name="ro2">
          <table:table-cell office:value-type="float" office:value="0.04096">
            <text:p>0,04096</text:p>
          </table:table-cell>
          <table:table-cell table:formula="oooc:=NEGBINOMDIST([.C296];[.D296];[.E296])" office:value-type="float" office:value="0.04096">
            <text:p>0,04096</text:p>
          </table:table-cell>
          <table:table-cell table:number-columns-repeated="2" office:value-type="float" office:value="3">
            <text:p>3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table:style-name="ce9"/>
          <table:table-cell table:number-columns-repeated="244"/>
        </table:table-row>
        <table:table-row table:style-name="ro2">
          <table:table-cell office:value-type="float" office:value="0.04">
            <text:p>0,04</text:p>
          </table:table-cell>
          <table:table-cell table:formula="oooc:=NEGBINOMDIST([.C297];[.D297];[.E297])" office:value-type="float" office:value="0.04">
            <text:p>0,0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64">
            <text:p>0,064</text:p>
          </table:table-cell>
          <table:table-cell table:formula="oooc:=NEGBINOMDIST([.C298];[.D298];[.E298])" office:value-type="float" office:value="0.064">
            <text:p>0,0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768">
            <text:p>0,0768</text:p>
          </table:table-cell>
          <table:table-cell table:formula="oooc:=NEGBINOMDIST([.C299];[.D299];[.E299])" office:value-type="float" office:value="0.0768">
            <text:p>0,0768</text:p>
          </table:table-cell>
          <table:table-cell table:number-columns-repeated="2" office:value-type="float" office:value="2">
            <text:p>2</text:p>
          </table:table-cell>
          <table:table-cell office:value-type="float" office:value="0.2">
            <text:p>0,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8192">
            <text:p>0,08192</text:p>
          </table:table-cell>
          <table:table-cell table:formula="oooc:=NEGBINOMDIST([.C300];[.D300];[.E300])" office:value-type="float" office:value="0.08192">
            <text:p>0,0819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table:style-name="ce9"/>
          <table:table-cell table:number-columns-repeated="244"/>
        </table:table-row>
        <table:table-row table:style-name="ro2">
          <table:table-cell office:value-type="float" office:value="0.08192">
            <text:p>0,08192</text:p>
          </table:table-cell>
          <table:table-cell table:formula="oooc:=NEGBINOMDIST([.C301];[.D301];[.E301])" office:value-type="float" office:value="0.0524380327282375">
            <text:p>0,05244</text:p>
          </table:table-cell>
          <table:table-cell office:value-type="float" office:value="3.9">
            <text:p>3,9</text:p>
          </table:table-cell>
          <table:table-cell office:value-type="float" office:value="2.9">
            <text:p>2,9</text:p>
          </table:table-cell>
          <table:table-cell office:value-type="float" office:value="0.2">
            <text:p>0,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NEGBINOMDIST([.C302];[.D302];[.E302])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NEGBINOMDIST([.C303];[.D303];[.E303])" office:value-type="float" office:value="0">
            <text:p>Err:50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-0.1">
            <text:p>-0,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NEGBINOMDIST([.C304];[.D304];[.E304])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NEGBINOMDIST([.C305];[.D305];[.E305])" office:value-type="float" office:value="0">
            <text:p>Err:50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.1">
            <text:p>1,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NEGBINOMDIST([.C306];[.D306];[.E306])" office:value-type="float" office:value="0">
            <text:p>Err:502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NEGBINOMDIST([.C307];[.D307];[.E307])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CHIDIST([.C309];[.D309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CHIDIST</text:p>
          </table:table-cell>
          <table:table-cell table:number-columns-repeated="244"/>
        </table:table-row>
        <table:table-row table:style-name="ro2">
          <table:table-cell office:value-type="float" office:value="0.751829634294625">
            <text:p>0,75183</text:p>
          </table:table-cell>
          <table:table-cell table:formula="oooc:=CHIDIST([.C310];[.D310])" office:value-type="float" office:value="0.751829634047637">
            <text:p>0,75183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479500123965362">
            <text:p>0,4795</text:p>
          </table:table-cell>
          <table:table-cell table:formula="oooc:=CHIDIST([.C311];[.D311])" office:value-type="float" office:value="0.479500122188295">
            <text:p>0,4795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00156540233785132">
            <text:p>0,00157</text:p>
          </table:table-cell>
          <table:table-cell table:formula="oooc:=CHIDIST([.C312];[.D312])" office:value-type="float" office:value="0.00156540232817914">
            <text:p>0,0015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CHIDIST([.C313];[.D313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951229424519471">
            <text:p>0,95123</text:p>
          </table:table-cell>
          <table:table-cell table:formula="oooc:=CHIDIST([.C314];[.D314])" office:value-type="float" office:value="0.951229424500862">
            <text:p>0,95123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778800783365305">
            <text:p>0,7788</text:p>
          </table:table-cell>
          <table:table-cell table:formula="oooc:=CHIDIST([.C315];[.D315])" office:value-type="float" office:value="0.778800783079802">
            <text:p>0,7788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60653066313171">
            <text:p>0,60653</text:p>
          </table:table-cell>
          <table:table-cell table:formula="oooc:=CHIDIST([.C316];[.D316])" office:value-type="float" office:value="0.606530659720375">
            <text:p>0,606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00673794699936655">
            <text:p>0,00674</text:p>
          </table:table-cell>
          <table:table-cell table:formula="oooc:=CHIDIST([.C317];[.D317])" office:value-type="float" office:value="0.00673794702958308">
            <text:p>0,0067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CHIDIST([.C318];[.D318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991837423733135">
            <text:p>0,99184</text:p>
          </table:table-cell>
          <table:table-cell table:formula="oooc:=CHIDIST([.C319];[.D319])" office:value-type="float" office:value="0.991837423731888">
            <text:p>0,99184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918891411700565">
            <text:p>0,91889</text:p>
          </table:table-cell>
          <table:table-cell table:formula="oooc:=CHIDIST([.C320];[.D320])" office:value-type="float" office:value="0.918891411656018">
            <text:p>0,91889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801251957664246">
            <text:p>0,80125</text:p>
          </table:table-cell>
          <table:table-cell table:formula="oooc:=CHIDIST([.C321];[.D321])" office:value-type="float" office:value="0.801251956902794">
            <text:p>0,8012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0185661352770776">
            <text:p>0,01857</text:p>
          </table:table-cell>
          <table:table-cell table:formula="oooc:=CHIDIST([.C322];[.D322])" office:value-type="float" office:value="0.0185661355332204">
            <text:p>0,0185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CHIDIST([.C323];[.D323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999837683388072">
            <text:p>0,99984</text:p>
          </table:table-cell>
          <table:table-cell table:formula="oooc:=CHIDIST([.C324];[.D324])" office:value-type="float" office:value="0.999837683388089">
            <text:p>0,99984</text:p>
          </table:table-cell>
          <table:table-cell office:value-type="float" office:value="0.1">
            <text:p>0,1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992123293282961">
            <text:p>0,99212</text:p>
          </table:table-cell>
          <table:table-cell table:formula="oooc:=CHIDIST([.C325];[.D325])" office:value-type="float" office:value="0.992123293232661">
            <text:p>0,99212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96256577328019">
            <text:p>0,96257</text:p>
          </table:table-cell>
          <table:table-cell table:formula="oooc:=CHIDIST([.C326];[.D326])" office:value-type="float" office:value="0.96256577324889">
            <text:p>0,9625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0752352467108136">
            <text:p>0,07524</text:p>
          </table:table-cell>
          <table:table-cell table:formula="oooc:=CHIDIST([.C327];[.D327])" office:value-type="float" office:value="0.0752352462166888">
            <text:p>0,0752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CHIDIST([.C328];[.D328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999999997502049">
            <text:p>1</text:p>
          </table:table-cell>
          <table:table-cell table:formula="oooc:=CHIDIST([.C329];[.D329])" office:value-type="float" office:value="0.999999997502049">
            <text:p>1</text:p>
          </table:table-cell>
          <table:table-cell office:value-type="float" office:value="0.1">
            <text:p>0,1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999993388289443">
            <text:p>0,99999</text:p>
          </table:table-cell>
          <table:table-cell table:formula="oooc:=CHIDIST([.C330];[.D330])" office:value-type="float" office:value="0.999993388289439">
            <text:p>0,99999</text:p>
          </table:table-cell>
          <table:table-cell office:value-type="float" office:value="0.5">
            <text:p>0,5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999827884370337">
            <text:p>0,99983</text:p>
          </table:table-cell>
          <table:table-cell table:formula="oooc:=CHIDIST([.C331];[.D331])" office:value-type="float" office:value="0.999827884370056">
            <text:p>0,9998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440493285137988">
            <text:p>0,44049</text:p>
          </table:table-cell>
          <table:table-cell table:formula="oooc:=CHIDIST([.C332];[.D332])" office:value-type="float" office:value="0.440493285095713">
            <text:p>0,44049</text:p>
          </table:table-cell>
          <table:table-cell table:number-columns-repeated="2" office:value-type="float" office:value="10">
            <text:p>1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029252688081794">
            <text:p>0,02925</text:p>
          </table:table-cell>
          <table:table-cell table:formula="oooc:=CHIDIST([.C333];[.D333])" office:value-type="float" office:value="0.0292526881215858">
            <text:p>0,0292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000856641210916829">
            <text:p>0,00086</text:p>
          </table:table-cell>
          <table:table-cell table:formula="oooc:=CHIDIST([.C334];[.D334])" office:value-type="float" office:value="0.000856641243148881">
            <text:p>0,00086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000856641210916829">
            <text:p>0,00086</text:p>
          </table:table-cell>
          <table:table-cell table:formula="oooc:=CHIDIST([.C335];[.D335])" office:value-type="float" office:value="0.000856641243148881">
            <text:p>0,00086</text:p>
          </table:table-cell>
          <table:table-cell office:value-type="float" office:value="30">
            <text:p>30</text:p>
          </table:table-cell>
          <table:table-cell office:value-type="float" office:value="10.9">
            <text:p>10,9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CHIDIST([.C336];[.D336])" office:value-type="float" office:value="0">
            <text:p>Err:502</text:p>
          </table:table-cell>
          <table:table-cell office:value-type="float" office:value="-0.1">
            <text:p>-0,1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CHIDIST([.C337];[.D337])" office:value-type="float" office:value="0">
            <text:p>Err:502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CHIDIST([.C338];[.D338])" office:value-type="float" office:value="0">
            <text:p>Err:502</text:p>
          </table:table-cell>
          <table:table-cell office:value-type="float" office:value="0.5">
            <text:p>0,5</text:p>
          </table:table-cell>
          <table:table-cell office:value-type="float" office:value="-1">
            <text:p>-1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FDIST([.C340];[.D340];[.E340])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FDIST</text:p>
          </table:table-cell>
          <table:table-cell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FDIST([.C341];[.D341];[.E341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FDIST([.C342];[.D342];[.E342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805017770991328">
            <text:p>0,80502</text:p>
          </table:table-cell>
          <table:table-cell table:formula="oooc:=FDIST([.C343];[.D343];[.E343])" office:value-type="float" office:value="0.805017770959589">
            <text:p>0,80502</text:p>
          </table:table-cell>
          <table:table-cell office:value-type="float" office:value="0.1">
            <text:p>0,1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781782109783219">
            <text:p>0,78178</text:p>
          </table:table-cell>
          <table:table-cell table:formula="oooc:=FDIST([.C344];[.D344];[.E344])" office:value-type="float" office:value="0.781782109764008">
            <text:p>0,78178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2cm" svg:height="2.05cm" svg:x="36.241cm" svg:y="160.178cm" draw:caption-point-x="-36.241cm" draw:caption-point-y="-160.17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912870929184635">
            <text:p>0,91287</text:p>
          </table:table-cell>
          <table:table-cell table:formula="oooc:=FDIST([.C345];[.D345];[.E345])" office:value-type="float" office:value="0.912870929175277">
            <text:p>0,91287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634510348502272">
            <text:p>0,06345</text:p>
          </table:table-cell>
          <table:table-cell table:formula="oooc:=FDIST([.C346];[.D346];[.E346])" office:value-type="float" office:value="0.0634510348746345">
            <text:p>0,0634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2cm" svg:height="2.05cm" svg:x="36.241cm" svg:y="161.12cm" draw:caption-point-x="-36.241cm" draw:caption-point-y="-161.1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float" office:value="0.00985245702245816">
            <text:p>0,00985</text:p>
          </table:table-cell>
          <table:table-cell table:formula="oooc:=FDIST([.C347];[.D347];[.E347])" office:value-type="float" office:value="0.00985245702332571">
            <text:p>0,0098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705345615796501">
            <text:p>0,07053</text:p>
          </table:table-cell>
          <table:table-cell table:formula="oooc:=FDIST([.C348];[.D348];[.E348])" office:value-type="float" office:value="0.0705345615858598">
            <text:p>0,0705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2cm" svg:height="2.051cm" svg:x="36.241cm" svg:y="162.061cm" draw:caption-point-x="-36.241cm" draw:caption-point-y="-162.06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00990099009898677">
            <text:p>0,0099</text:p>
          </table:table-cell>
          <table:table-cell table:formula="oooc:=FDIST([.C349];[.D349];[.E349])" office:value-type="float" office:value="0.0099009900990099">
            <text:p>0,009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294440893662734">
            <text:p>0,02944</text:p>
          </table:table-cell>
          <table:table-cell table:formula="oooc:=FDIST([.C350];[.D350];[.E350])" office:value-type="float" office:value="0.0294440897246008">
            <text:p>0,02944</text:p>
          </table:table-cell>
          <table:table-cell office:value-type="float" office:value="5.5">
            <text:p>5,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325630298035519">
            <text:p>0,32563</text:p>
          </table:table-cell>
          <table:table-cell table:formula="oooc:=FDIST([.C351];[.D351];[.E351])" office:value-type="float" office:value="0.325630298083455">
            <text:p>0,32563</text:p>
          </table:table-cell>
          <table:table-cell office:value-type="float" office:value="5.5">
            <text:p>5,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2cm" svg:height="2.051cm" svg:x="36.241cm" svg:y="163.474cm" draw:caption-point-x="-36.241cm" draw:caption-point-y="-163.47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000178313132280837">
            <text:p>0,00018</text:p>
          </table:table-cell>
          <table:table-cell table:formula="oooc:=FDIST([.C352];[.D352];[.E352])" office:value-type="float" office:value="0.000178313132254587">
            <text:p>0,00018</text:p>
          </table:table-cell>
          <table:table-cell office:value-type="float" office:value="5.5">
            <text:p>5,5</text:p>
          </table:table-cell>
          <table:table-cell table:number-columns-repeated="2" office:value-type="float" office:value="20">
            <text:p>2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0423459019531231">
            <text:p>0,00423</text:p>
          </table:table-cell>
          <table:table-cell table:formula="oooc:=FDIST([.C353];[.D353];[.E353])" office:value-type="float" office:value="0.00423459019468895">
            <text:p>0,00423</text:p>
          </table:table-cell>
          <table:table-cell office:value-type="float" office:value="5.5">
            <text:p>5,5</text:p>
          </table:table-cell>
          <table:table-cell office:value-type="float" office:value="20.9">
            <text:p>20,9</text:p>
          </table:table-cell>
          <table:table-cell office:value-type="float" office:value="10.9">
            <text:p>10,9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FDIST([.C354];[.D354];[.E354])" office:value-type="float" office:value="0">
            <text:p>Err:502</text:p>
          </table:table-cell>
          <table:table-cell office:value-type="float" office:value="-1">
            <text:p>-1</text:p>
          </table:table-cell>
          <table:table-cell table:number-columns-repeated="2" office:value-type="float" office:value="2">
            <text:p>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FDIST([.C355];[.D355];[.E355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FDIST([.C356];[.D356];[.E356])" office:value-type="float" office:value="0">
            <text:p>Err:50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">
            <text:p>0</text:p>
          </table:table-cell>
          <table:table-cell table:formula="oooc:=GAMMADIST([.C358];[.D358];[.E358];[.F358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GAMMADIST</text:p>
          </table:table-cell>
          <table:table-cell table:number-columns-repeated="244"/>
        </table:table-row>
        <table:table-row table:style-name="ro2">
          <table:table-cell office:value-type="float" office:value="0.506365375434743">
            <text:p>0,50637</text:p>
          </table:table-cell>
          <table:table-cell table:formula="oooc:=GAMMADIST([.C359];[.D359];[.E359];[.F359])" office:value-type="float" office:value="0.506365377274565">
            <text:p>0,50637</text:p>
          </table:table-cell>
          <table:table-cell office:value-type="float" office:value="0.6">
            <text:p>0,6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600924802483405">
            <text:p>0,60092</text:p>
          </table:table-cell>
          <table:table-cell table:formula="oooc:=GAMMADIST([.C360];[.D360];[.E360];[.F360])" office:value-type="float" office:value="0.600924803417108">
            <text:p>0,60092</text:p>
          </table:table-cell>
          <table:table-cell office:value-type="float" office:value="1.6">
            <text:p>1,6</text:p>
          </table:table-cell>
          <table:table-cell office:value-type="float" office:value="0.5">
            <text:p>0,5</text:p>
          </table:table-cell>
          <table:table-cell office:value-type="float" office:value="4.5">
            <text:p>4,5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926361716913868">
            <text:p>0,92636</text:p>
          </table:table-cell>
          <table:table-cell table:formula="oooc:=GAMMADIST([.C361];[.D361];[.E361];[.F361])" office:value-type="float" office:value="0.926361729816917">
            <text:p>0,92636</text:p>
          </table:table-cell>
          <table:table-cell office:value-type="float" office:value="1.6">
            <text:p>1,6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string">
            <office:annotation draw:style-name="gr2" draw:text-style-name="P3" svg:width="3.572cm" svg:height="2.05cm" svg:x="36.241cm" svg:y="168.138cm" draw:caption-point-x="-36.241cm" draw:caption-point-y="-168.13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">
            <text:p>0</text:p>
          </table:table-cell>
          <table:table-cell table:formula="oooc:=GAMMADIST([.C362];[.D362];[.E362];[.F362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744598744754799">
            <text:p>0,7446</text:p>
          </table:table-cell>
          <table:table-cell table:formula="oooc:=GAMMADIST([.C363];[.D363];[.E363];[.F363])" office:value-type="float" office:value="0.744598744645186">
            <text:p>0,7446</text:p>
          </table:table-cell>
          <table:table-cell office:value-type="float" office:value="0.6">
            <text:p>0,6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147347577326919">
            <text:p>0,14735</text:p>
          </table:table-cell>
          <table:table-cell table:formula="oooc:=GAMMADIST([.C364];[.D364];[.E364];[.F364])" office:value-type="float" office:value="0.14734757734861">
            <text:p>0,14735</text:p>
          </table:table-cell>
          <table:table-cell office:value-type="float" office:value="1.6">
            <text:p>1,6</text:p>
          </table:table-cell>
          <table:table-cell office:value-type="float" office:value="0.5">
            <text:p>0,5</text:p>
          </table:table-cell>
          <table:table-cell office:value-type="float" office:value="4.5">
            <text:p>4,5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900521116745419">
            <text:p>0,09005</text:p>
          </table:table-cell>
          <table:table-cell table:formula="oooc:=GAMMADIST([.C365];[.D365];[.E365];[.F365])" office:value-type="float" office:value="0.0900521116877985">
            <text:p>0,09005</text:p>
          </table:table-cell>
          <table:table-cell office:value-type="float" office:value="1.6">
            <text:p>1,6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GAMMADIST([.C366];[.D366];[.E366];[.F366])" office:value-type="float" office:value="0">
            <text:p>Err:502</text:p>
          </table:table-cell>
          <table:table-cell office:value-type="float" office:value="-0.1">
            <text:p>-0,1</text:p>
          </table:table-cell>
          <table:table-cell table:number-columns-repeated="2" office:value-type="float" office:value="0.5">
            <text:p>0,5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72cm" svg:height="2.05cm" svg:x="36.241cm" svg:y="170.493cm" draw:caption-point-x="-36.241cm" draw:caption-point-y="-170.49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GAMMADIST([.C367];[.D367];[.E367];[.F367])" office:value-type="float" office:value="0">
            <text:p>Err:502</text:p>
          </table:table-cell>
          <table:table-cell office:value-type="float" office:value="1.6">
            <text:p>1,6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GAMMADIST([.C368];[.D368];[.E368];[.F368])" office:value-type="float" office:value="0">
            <text:p>Err:502</text:p>
          </table:table-cell>
          <table:table-cell office:value-type="float" office:value="1.6">
            <text:p>1,6</text:p>
          </table:table-cell>
          <table:table-cell office:value-type="float" office:value="-1">
            <text:p>-1</text:p>
          </table:table-cell>
          <table:table-cell office:value-type="float" office:value="0.5">
            <text:p>0,5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GAMMADIST([.C369];[.D369];[.E369];[.F369])" office:value-type="float" office:value="0">
            <text:p>Err:502</text:p>
          </table:table-cell>
          <table:table-cell office:value-type="float" office:value="1.6">
            <text:p>1,6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GAMMADIST([.C370];[.D370];[.E370];[.F370])" office:value-type="float" office:value="0">
            <text:p>Err:502</text:p>
          </table:table-cell>
          <table:table-cell office:value-type="float" office:value="1.6">
            <text:p>1,6</text:p>
          </table:table-cell>
          <table:table-cell office:value-type="float" office:value="0.5">
            <text:p>0,5</text:p>
          </table:table-cell>
          <table:table-cell office:value-type="float" office:value="-1">
            <text:p>-1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POISSON([.C372];[.D372];[.E372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5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POISSON</text:p>
          </table:table-cell>
          <table:table-cell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POISSON([.C373];[.D373];[.E373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POISSON([.C374];[.D374];[.E374])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5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POISSON([.C375];[.D375];[.E375])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367879441171449">
            <text:p>0,36788</text:p>
          </table:table-cell>
          <table:table-cell table:formula="oooc:=POISSON([.C376];[.D376];[.E376])" office:value-type="float" office:value="0.367879441171442">
            <text:p>0,3678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735758882342898">
            <text:p>0,73576</text:p>
          </table:table-cell>
          <table:table-cell table:formula="oooc:=POISSON([.C377];[.D377];[.E377])" office:value-type="float" office:value="0.735758882342885">
            <text:p>0,73576</text:p>
          </table:table-cell>
          <table:table-cell table:number-columns-repeated="2" office:value-type="float" office:value="1">
            <text:p>1</text:p>
          </table:table-cell>
          <table:table-cell table:style-name="ce5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919698602928623">
            <text:p>0,9197</text:p>
          </table:table-cell>
          <table:table-cell table:formula="oooc:=POISSON([.C378];[.D378];[.E378])" office:value-type="float" office:value="0.919698602928606">
            <text:p>0,91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5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981011843123864">
            <text:p>0,98101</text:p>
          </table:table-cell>
          <table:table-cell table:formula="oooc:=POISSON([.C379];[.D379];[.E379])" office:value-type="float" office:value="0.981011843123846">
            <text:p>0,981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5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135335283236614">
            <text:p>0,13534</text:p>
          </table:table-cell>
          <table:table-cell table:formula="oooc:=POISSON([.C380];[.D380];[.E380])" office:value-type="float" office:value="0.135335283236613">
            <text:p>0,1353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5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406005849709841">
            <text:p>0,40601</text:p>
          </table:table-cell>
          <table:table-cell table:formula="oooc:=POISSON([.C381];[.D381];[.E381])" office:value-type="float" office:value="0.406005849709838">
            <text:p>0,406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5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676676416183068">
            <text:p>0,67668</text:p>
          </table:table-cell>
          <table:table-cell table:formula="oooc:=POISSON([.C382];[.D382];[.E382])" office:value-type="float" office:value="0.676676416183063">
            <text:p>0,67668</text:p>
          </table:table-cell>
          <table:table-cell table:number-columns-repeated="2" office:value-type="float" office:value="2">
            <text:p>2</text:p>
          </table:table-cell>
          <table:table-cell table:style-name="ce5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857123460498552">
            <text:p>0,85712</text:p>
          </table:table-cell>
          <table:table-cell table:formula="oooc:=POISSON([.C383];[.D383];[.E383])" office:value-type="float" office:value="0.857123460498547">
            <text:p>0,857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5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273237224472932">
            <text:p>0,02732</text:p>
          </table:table-cell>
          <table:table-cell table:formula="oooc:=POISSON([.C384];[.D384];[.E384])" office:value-type="float" office:value="0.0273237224472926">
            <text:p>0,02732</text:p>
          </table:table-cell>
          <table:table-cell office:value-type="float" office:value="0">
            <text:p>0</text:p>
          </table:table-cell>
          <table:table-cell office:value-type="float" office:value="3.6">
            <text:p>3,6</text:p>
          </table:table-cell>
          <table:table-cell table:style-name="ce5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125689123257549">
            <text:p>0,12569</text:p>
          </table:table-cell>
          <table:table-cell table:formula="oooc:=POISSON([.C385];[.D385];[.E385])" office:value-type="float" office:value="0.125689123257546">
            <text:p>0,12569</text:p>
          </table:table-cell>
          <table:table-cell office:value-type="float" office:value="1">
            <text:p>1</text:p>
          </table:table-cell>
          <table:table-cell office:value-type="float" office:value="3.6">
            <text:p>3,6</text:p>
          </table:table-cell>
          <table:table-cell table:style-name="ce5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302746844716009">
            <text:p>0,30275</text:p>
          </table:table-cell>
          <table:table-cell table:formula="oooc:=POISSON([.C386];[.D386];[.E386])" office:value-type="float" office:value="0.302746844716002">
            <text:p>0,30275</text:p>
          </table:table-cell>
          <table:table-cell office:value-type="float" office:value="2">
            <text:p>2</text:p>
          </table:table-cell>
          <table:table-cell office:value-type="float" office:value="3.6">
            <text:p>3,6</text:p>
          </table:table-cell>
          <table:table-cell table:style-name="ce5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51521611046616">
            <text:p>0,51522</text:p>
          </table:table-cell>
          <table:table-cell table:formula="oooc:=POISSON([.C387];[.D387];[.E387])" office:value-type="float" office:value="0.515216110466149">
            <text:p>0,51522</text:p>
          </table:table-cell>
          <table:table-cell office:value-type="float" office:value="3">
            <text:p>3</text:p>
          </table:table-cell>
          <table:table-cell office:value-type="float" office:value="3.6">
            <text:p>3,6</text:p>
          </table:table-cell>
          <table:table-cell table:style-name="ce5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51521611046616">
            <text:p>0,51522</text:p>
          </table:table-cell>
          <table:table-cell table:formula="oooc:=POISSON([.C388];[.D388];[.E388])" office:value-type="float" office:value="0.515216110466149">
            <text:p>0,51522</text:p>
          </table:table-cell>
          <table:table-cell office:value-type="float" office:value="3.9">
            <text:p>3,9</text:p>
          </table:table-cell>
          <table:table-cell office:value-type="float" office:value="3.6">
            <text:p>3,6</text:p>
          </table:table-cell>
          <table:table-cell table:style-name="ce5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POISSON([.C389];[.D389];[.E389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5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POISSON([.C390];[.D390];[.E390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POISSON([.C391];[.D391];[.E391])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5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POISSON([.C392];[.D392];[.E392])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367879441171449">
            <text:p>0,36788</text:p>
          </table:table-cell>
          <table:table-cell table:formula="oooc:=POISSON([.C393];[.D393];[.E393])" office:value-type="float" office:value="0.367879441171442">
            <text:p>0,3678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367879441171449">
            <text:p>0,36788</text:p>
          </table:table-cell>
          <table:table-cell table:formula="oooc:=POISSON([.C394];[.D394];[.E394])" office:value-type="float" office:value="0.367879441171442">
            <text:p>0,36788</text:p>
          </table:table-cell>
          <table:table-cell table:number-columns-repeated="2" office:value-type="float" office:value="1">
            <text:p>1</text:p>
          </table:table-cell>
          <table:table-cell table:style-name="ce5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183939720585725">
            <text:p>0,18394</text:p>
          </table:table-cell>
          <table:table-cell table:formula="oooc:=POISSON([.C395];[.D395];[.E395])" office:value-type="float" office:value="0.183939720585721">
            <text:p>0,183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5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613132401952415">
            <text:p>0,06131</text:p>
          </table:table-cell>
          <table:table-cell table:formula="oooc:=POISSON([.C396];[.D396];[.E396])" office:value-type="float" office:value="0.0613132401952404">
            <text:p>0,061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5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135335283236614">
            <text:p>0,13534</text:p>
          </table:table-cell>
          <table:table-cell table:formula="oooc:=POISSON([.C397];[.D397];[.E397])" office:value-type="float" office:value="0.135335283236613">
            <text:p>0,1353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5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270670566473227">
            <text:p>0,27067</text:p>
          </table:table-cell>
          <table:table-cell table:formula="oooc:=POISSON([.C398];[.D398];[.E398])" office:value-type="float" office:value="0.270670566473225">
            <text:p>0,270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5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270670566473227">
            <text:p>0,27067</text:p>
          </table:table-cell>
          <table:table-cell table:formula="oooc:=POISSON([.C399];[.D399];[.E399])" office:value-type="float" office:value="0.270670566473225">
            <text:p>0,27067</text:p>
          </table:table-cell>
          <table:table-cell table:number-columns-repeated="2" office:value-type="float" office:value="2">
            <text:p>2</text:p>
          </table:table-cell>
          <table:table-cell table:style-name="ce5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180447044315485">
            <text:p>0,18045</text:p>
          </table:table-cell>
          <table:table-cell table:formula="oooc:=POISSON([.C400];[.D400];[.E400])" office:value-type="float" office:value="0.180447044315484">
            <text:p>0,1804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5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273237224472932">
            <text:p>0,02732</text:p>
          </table:table-cell>
          <table:table-cell table:formula="oooc:=POISSON([.C401];[.D401];[.E401])" office:value-type="float" office:value="0.0273237224472926">
            <text:p>0,02732</text:p>
          </table:table-cell>
          <table:table-cell office:value-type="float" office:value="0">
            <text:p>0</text:p>
          </table:table-cell>
          <table:table-cell office:value-type="float" office:value="3.6">
            <text:p>3,6</text:p>
          </table:table-cell>
          <table:table-cell table:style-name="ce5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983654008102555">
            <text:p>0,09837</text:p>
          </table:table-cell>
          <table:table-cell table:formula="oooc:=POISSON([.C402];[.D402];[.E402])" office:value-type="float" office:value="0.0983654008102532">
            <text:p>0,09837</text:p>
          </table:table-cell>
          <table:table-cell office:value-type="float" office:value="1">
            <text:p>1</text:p>
          </table:table-cell>
          <table:table-cell office:value-type="float" office:value="3.6">
            <text:p>3,6</text:p>
          </table:table-cell>
          <table:table-cell table:style-name="ce5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17705772145846">
            <text:p>0,17706</text:p>
          </table:table-cell>
          <table:table-cell table:formula="oooc:=POISSON([.C403];[.D403];[.E403])" office:value-type="float" office:value="0.177057721458456">
            <text:p>0,17706</text:p>
          </table:table-cell>
          <table:table-cell office:value-type="float" office:value="2">
            <text:p>2</text:p>
          </table:table-cell>
          <table:table-cell office:value-type="float" office:value="3.6">
            <text:p>3,6</text:p>
          </table:table-cell>
          <table:table-cell table:style-name="ce5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212469265750152">
            <text:p>0,21247</text:p>
          </table:table-cell>
          <table:table-cell table:formula="oooc:=POISSON([.C404];[.D404];[.E404])" office:value-type="float" office:value="0.212469265750147">
            <text:p>0,21247</text:p>
          </table:table-cell>
          <table:table-cell office:value-type="float" office:value="3">
            <text:p>3</text:p>
          </table:table-cell>
          <table:table-cell office:value-type="float" office:value="3.6">
            <text:p>3,6</text:p>
          </table:table-cell>
          <table:table-cell table:style-name="ce5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212469265750152">
            <text:p>0,21247</text:p>
          </table:table-cell>
          <table:table-cell table:formula="oooc:=POISSON([.C405];[.D405];[.E405])" office:value-type="float" office:value="0.212469265750147">
            <text:p>0,21247</text:p>
          </table:table-cell>
          <table:table-cell office:value-type="float" office:value="3.9">
            <text:p>3,9</text:p>
          </table:table-cell>
          <table:table-cell office:value-type="float" office:value="3.6">
            <text:p>3,6</text:p>
          </table:table-cell>
          <table:table-cell table:style-name="ce5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POISSON([.C406];[.D406];[.E406])" office:value-type="float" office:value="0">
            <text:p>Err:502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style-name="ce5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POISSON([.C407];[.D407];[.E407])" office:value-type="float" office:value="0">
            <text:p>Err:502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style-name="ce5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POISSON([.C408];[.D408];[.E408])" office:value-type="float" office:value="0">
            <text:p>Err:502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style-name="ce5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POISSON([.C409];[.D409];[.E409])" office:value-type="float" office:value="0">
            <text:p>Err:502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style-name="ce5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2">
          <table:table-cell office:value-type="float" office:value="0.5">
            <text:p>0,5</text:p>
          </table:table-cell>
          <table:table-cell table:formula="oooc:=TDIST([.C412];[.D412];[.E412])"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TDIST</text:p>
          </table:table-cell>
          <table:table-cell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TDIST([.C413];[.D413];[.E413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5">
            <text:p>0,5</text:p>
          </table:table-cell>
          <table:table-cell table:formula="oooc:=TDIST([.C414];[.D414];[.E414])"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468274482574886">
            <text:p>0,46827</text:p>
          </table:table-cell>
          <table:table-cell table:formula="oooc:=TDIST([.C415];[.D415];[.E415])" office:value-type="float" office:value="0.468274482562683">
            <text:p>0,46827</text:p>
          </table:table-cell>
          <table:table-cell office:value-type="float" office:value="0.1">
            <text:p>0,1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936548965149773">
            <text:p>0,93655</text:p>
          </table:table-cell>
          <table:table-cell table:formula="oooc:=TDIST([.C416];[.D416];[.E416])" office:value-type="float" office:value="0.936548965125365">
            <text:p>0,93655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464732719210175">
            <text:p>0,46473</text:p>
          </table:table-cell>
          <table:table-cell table:formula="oooc:=TDIST([.C417];[.D417];[.E417])" office:value-type="float" office:value="0.464732719207071">
            <text:p>0,46473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460272265550466">
            <text:p>0,46027</text:p>
          </table:table-cell>
          <table:table-cell table:formula="oooc:=TDIST([.C418];[.D418];[.E418])" office:value-type="float" office:value="0.460272265544712">
            <text:p>0,46027</text:p>
          </table:table-cell>
          <table:table-cell office:value-type="float" office:value="0.1">
            <text:p>0,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0318299276436247">
            <text:p>0,00318</text:p>
          </table:table-cell>
          <table:table-cell table:formula="oooc:=TDIST([.C419];[.D419];[.E419])" office:value-type="float" office:value="0.0031829927629391">
            <text:p>0,0031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0004999250124538">
            <text:p>0,00005</text:p>
          </table:table-cell>
          <table:table-cell table:formula="oooc:=TDIST([.C420];[.D420];[.E420])" office:value-type="float" office:value="0.0000499925012497626">
            <text:p>0,0000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572491470388586">
            <text:p>0,05725</text:p>
          </table:table-cell>
          <table:table-cell table:formula="oooc:=TDIST([.C421];[.D421];[.E421])" office:value-type="float" office:value="0.0572491466910142">
            <text:p>0,05725</text:p>
          </table:table-cell>
          <table:table-cell office:value-type="float" office:value="5.5">
            <text:p>5,5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157520015192512">
            <text:p>0,01575</text:p>
          </table:table-cell>
          <table:table-cell table:formula="oooc:=TDIST([.C422];[.D422];[.E422])" office:value-type="float" office:value="0.0157520015209069">
            <text:p>0,01575</text:p>
          </table:table-cell>
          <table:table-cell office:value-type="float" office:value="5.5">
            <text:p>5,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00000146171072101407">
            <text:p>0</text:p>
          </table:table-cell>
          <table:table-cell table:formula="oooc:=TDIST([.C423];[.D423];[.E423])" office:value-type="float" office:value="0.000000146171072122924">
            <text:p>0</text:p>
          </table:table-cell>
          <table:table-cell office:value-type="float" office:value="5.5">
            <text:p>5,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00000146171072101407">
            <text:p>0</text:p>
          </table:table-cell>
          <table:table-cell table:formula="oooc:=TDIST([.C424];[.D424];[.E424])" office:value-type="float" office:value="0.000000146171072122924">
            <text:p>0</text:p>
          </table:table-cell>
          <table:table-cell office:value-type="float" office:value="5.5">
            <text:p>5,5</text:p>
          </table:table-cell>
          <table:table-cell office:value-type="float" office:value="100.9">
            <text:p>100,9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00000146171072101407">
            <text:p>0</text:p>
          </table:table-cell>
          <table:table-cell table:formula="oooc:=TDIST([.C425];[.D425];[.E425])" office:value-type="float" office:value="0.000000146171072122924">
            <text:p>0</text:p>
          </table:table-cell>
          <table:table-cell office:value-type="float" office:value="5.5">
            <text:p>5,5</text:p>
          </table:table-cell>
          <table:table-cell office:value-type="float" office:value="100">
            <text:p>100</text:p>
          </table:table-cell>
          <table:table-cell office:value-type="float" office:value="1.9">
            <text:p>1,9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00000292342144202815">
            <text:p>0</text:p>
          </table:table-cell>
          <table:table-cell table:formula="oooc:=TDIST([.C426];[.D426];[.E426])" office:value-type="float" office:value="0.000000292342144245848">
            <text:p>0</text:p>
          </table:table-cell>
          <table:table-cell office:value-type="float" office:value="5.5">
            <text:p>5,5</text:p>
          </table:table-cell>
          <table:table-cell office:value-type="float" office:value="100">
            <text:p>100</text:p>
          </table:table-cell>
          <table:table-cell office:value-type="float" office:value="2.9">
            <text:p>2,9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TDIST([.C427];[.D427];[.E427])" office:value-type="float" office:value="0">
            <text:p>Err:502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TDIST([.C428];[.D428];[.E428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TDIST([.C429];[.D429];[.E429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TDIST([.C430];[.D430];[.E430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8977973461151">
            <text:p>0,8978</text:p>
          </table:table-cell>
          <table:table-cell table:formula="oooc:=BETAINV([.C432];[.D432];[.E432])" office:value-type="float" office:value="0.897797338684614">
            <text:p>0,8978</text:p>
          </table:table-cell>
          <table:table-cell office:value-type="float" office:value="0.6">
            <text:p>0,6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BETAINV</text:p>
          </table:table-cell>
          <table:table-cell/>
          <table:table-cell office:value-type="string">
            <office:annotation draw:style-name="gr2" draw:text-style-name="P3" svg:width="3.572cm" svg:height="2.46cm" svg:x="36.241cm" svg:y="201.42cm" draw:caption-point-x="-36.241cm" draw:caption-point-y="-201.42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style-name="ce1" table:number-columns-repeated="15"/>
          <table:table-cell table:number-columns-repeated="227"/>
        </table:table-row>
        <table:table-row table:style-name="ro2">
          <table:table-cell office:value-type="string">
            <text:p>!NUM:FE</text:p>
          </table:table-cell>
          <table:table-cell table:formula="oooc:=BETAINV([.C433];[.D433];[.E433])" office:value-type="float" office:value="0">
            <text:p>Err:502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/>
          <table:table-cell table:style-name="ce1" table:number-columns-repeated="15"/>
          <table:table-cell table:number-columns-repeated="227"/>
        </table:table-row>
        <table:table-row table:style-name="ro2">
          <table:table-cell office:value-type="string">
            <text:p>!NUM:FE</text:p>
          </table:table-cell>
          <table:table-cell table:formula="oooc:=BETAINV([.C434];[.D434];[.E434])" office:value-type="float" office:value="0">
            <text:p>Err:502</text:p>
          </table:table-cell>
          <table:table-cell office:value-type="float" office:value="0.6">
            <text:p>0,6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/>
          <table:table-cell table:style-name="ce1" table:number-columns-repeated="15"/>
          <table:table-cell table:number-columns-repeated="227"/>
        </table:table-row>
        <table:table-row table:style-name="ro2">
          <table:table-cell office:value-type="float" office:value="0.36008882522583">
            <text:p>0,36009</text:p>
          </table:table-cell>
          <table:table-cell table:formula="oooc:=BETAINV([.C435];[.D435];[.E435])" office:value-type="float" office:value="0.36008890712082">
            <text:p>0,36009</text:p>
          </table:table-cell>
          <table:table-cell office:value-type="float" office:value="0.45">
            <text:p>0,45</text:p>
          </table:table-cell>
          <table:table-cell office:value-type="float" office:value="2.2">
            <text:p>2,2</text:p>
          </table:table-cell>
          <table:table-cell office:value-type="float" office:value="3.3">
            <text:p>3,3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"/>
          <table:table-cell office:value-type="string">
            <office:annotation draw:style-name="gr2" draw:text-style-name="P3" svg:width="3.572cm" svg:height="2.476cm" svg:x="36.241cm" svg:y="202.806cm" draw:caption-point-x="-36.241cm" draw:caption-point-y="-202.806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style-name="ce1" table:number-columns-repeated="15"/>
          <table:table-cell table:number-columns-repeated="227"/>
        </table:table-row>
        <table:table-row table:style-name="ro3">
          <table:table-cell table:number-columns-repeated="14"/>
          <table:table-cell table:style-name="ce1" table:number-columns-repeated="15"/>
          <table:table-cell table:number-columns-repeated="227"/>
        </table:table-row>
        <table:table-row table:style-name="ro2">
          <table:table-cell office:value-type="float" office:value="0.36008882522583">
            <text:p>0,36009</text:p>
          </table:table-cell>
          <table:table-cell table:formula="oooc:=BETAINV([.C437];[.D437];[.E437];[.F437];[.G437])" office:value-type="float" office:value="0.36008890712082">
            <text:p>0,36009</text:p>
          </table:table-cell>
          <table:table-cell office:value-type="float" office:value="0.45">
            <text:p>0,45</text:p>
          </table:table-cell>
          <table:table-cell office:value-type="float" office:value="2.2">
            <text:p>2,2</text:p>
          </table:table-cell>
          <table:table-cell office:value-type="float" office:value="3.3">
            <text:p>3,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string">
            <office:annotation draw:style-name="gr2" draw:text-style-name="P3" svg:width="3.572cm" svg:height="2.024cm" svg:x="36.241cm" svg:y="203.729cm" draw:caption-point-x="-36.241cm" draw:caption-point-y="-203.729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style-name="ce1" table:number-columns-repeated="15"/>
          <table:table-cell table:number-columns-repeated="227"/>
        </table:table-row>
        <table:table-row table:style-name="ro2">
          <table:table-cell office:value-type="string">
            <text:p>!NUM:FE</text:p>
          </table:table-cell>
          <table:table-cell table:formula="oooc:=BETAINV([.C438];[.D438];[.E438];[.F438];[.G438])" office:value-type="float" office:value="2.27982218575836">
            <text:p>2,27982</text:p>
          </table:table-cell>
          <table:table-cell office:value-type="float" office:value="0.45">
            <text:p>0,45</text:p>
          </table:table-cell>
          <table:table-cell office:value-type="float" office:value="2.2">
            <text:p>2,2</text:p>
          </table:table-cell>
          <table:table-cell office:value-type="float" office:value="3.3">
            <text:p>3,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UM!</text:p>
          </table:table-cell>
          <table:table-cell/>
          <table:table-cell table:style-name="ce1" table:number-columns-repeated="15"/>
          <table:table-cell table:number-columns-repeated="227"/>
        </table:table-row>
        <table:table-row table:style-name="ro2">
          <table:table-cell office:value-type="float" office:value="0.748898673057556">
            <text:p>0,7489</text:p>
          </table:table-cell>
          <table:table-cell table:formula="oooc:=BETAINV([.C439];[.D439];[.E439];[.F439];[.G439])" office:value-type="float" office:value="0.748898669342307">
            <text:p>0,7489</text:p>
          </table:table-cell>
          <table:table-cell office:value-type="float" office:value="0.6">
            <text:p>0,6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0.3">
            <text:p>0,3</text:p>
          </table:table-cell>
          <table:table-cell office:value-type="float" office:value="0.8">
            <text:p>0,8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string">
            <office:annotation draw:style-name="gr2" draw:text-style-name="P3" svg:width="3.572cm" svg:height="2.051cm" svg:x="36.241cm" svg:y="204.644cm" draw:caption-point-x="-36.241cm" draw:caption-point-y="-204.644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style-name="ce1" table:number-columns-repeated="15"/>
          <table:table-cell table:number-columns-repeated="227"/>
        </table:table-row>
        <table:table-row table:style-name="ro2">
          <table:table-cell office:value-type="float" office:value="0.36008882522583">
            <text:p>0,36009</text:p>
          </table:table-cell>
          <table:table-cell table:formula="oooc:=BETAINV([.C440];[.D440];[.E440];[.F440];[.G440])" office:value-type="float" office:value="0.36008890712082">
            <text:p>0,36009</text:p>
          </table:table-cell>
          <table:table-cell office:value-type="float" office:value="0.45">
            <text:p>0,45</text:p>
          </table:table-cell>
          <table:table-cell office:value-type="float" office:value="2.2">
            <text:p>2,2</text:p>
          </table:table-cell>
          <table:table-cell office:value-type="float" office:value="3.3">
            <text:p>3,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string">
            <office:annotation draw:style-name="gr2" draw:text-style-name="P3" svg:width="3.572cm" svg:height="2.016cm" svg:x="36.241cm" svg:y="205.115cm" draw:caption-point-x="-36.241cm" draw:caption-point-y="-205.115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BETAINV([.C441];[.D441];[.E441];[.F441];[.G441])" office:value-type="float" office:value="0">
            <text:p>Err:502</text:p>
          </table:table-cell>
          <table:table-cell office:value-type="float" office:value="1.1">
            <text:p>1,1</text:p>
          </table:table-cell>
          <table:table-cell office:value-type="float" office:value="2.2">
            <text:p>2,2</text:p>
          </table:table-cell>
          <table:table-cell office:value-type="float" office:value="3.3">
            <text:p>3,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UM!</text:p>
          </table:table-cell>
          <table:table-cell>
            <office:annotation draw:style-name="gr2" draw:text-style-name="P3" svg:width="3.572cm" svg:height="5.837cm" svg:x="36.241cm" svg:y="205.586cm" draw:caption-point-x="-36.241cm" draw:caption-point-y="-205.586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BETAINV([.C442];[.D442];[.E442];[.F442];[.G442])" office:value-type="float" office:value="0">
            <text:p>Err:502</text:p>
          </table:table-cell>
          <table:table-cell office:value-type="float" office:value="-0.1">
            <text:p>-0,1</text:p>
          </table:table-cell>
          <table:table-cell office:value-type="float" office:value="2.2">
            <text:p>2,2</text:p>
          </table:table-cell>
          <table:table-cell office:value-type="float" office:value="3.3">
            <text:p>3,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3">
          <table:table-cell table:number-columns-repeated="16"/>
          <table:table-cell table:style-name="ce1" table:number-columns-repeated="240"/>
        </table:table-row>
        <table:table-row table:style-name="ro2">
          <table:table-cell office:value-type="float" office:value="0.928458142280579">
            <text:p>0,92846</text:p>
          </table:table-cell>
          <table:table-cell table:formula="oooc:=BETAINV([.C444];[.D444];[.E444];[.F444])" office:value-type="float" office:value="0.928458137079229">
            <text:p>0,92846</text:p>
          </table:table-cell>
          <table:table-cell office:value-type="float" office:value="0.6">
            <text:p>0,6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0.3">
            <text:p>0,3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4"/>
          <table:table-cell table:style-name="ce1" table:number-columns-repeated="15"/>
          <table:table-cell table:number-columns-repeated="227"/>
        </table:table-row>
        <table:table-row table:style-name="ro3">
          <table:table-cell table:number-columns-repeated="14"/>
          <table:table-cell table:style-name="ce1" table:number-columns-repeated="15"/>
          <table:table-cell table:number-columns-repeated="227"/>
        </table:table-row>
        <table:table-row table:style-name="ro2">
          <table:table-cell office:value-type="float" office:value="3.21887582495163">
            <text:p>3,21888</text:p>
          </table:table-cell>
          <table:table-cell table:formula="oooc:=CHIINV([.C446];[.D446])" office:value-type="float" office:value="3.21887582508208">
            <text:p>3,21888</text:p>
          </table:table-cell>
          <table:table-cell office:value-type="float" office:value="0.2">
            <text:p>0,2</text:p>
          </table:table-cell>
          <table:table-cell office:value-type="float" office:value="2.4">
            <text:p>2,4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CHIINV</text:p>
          </table:table-cell>
          <table:table-cell table:number-columns-repeated="4"/>
          <table:table-cell table:style-name="ce1" table:number-columns-repeated="13"/>
          <table:table-cell table:number-columns-repeated="227"/>
        </table:table-row>
        <table:table-row table:style-name="ro2">
          <table:table-cell office:value-type="float" office:value="0.413893311572814">
            <text:p>0,41389</text:p>
          </table:table-cell>
          <table:table-cell table:formula="oooc:=CHIINV([.C447];[.D447])" office:value-type="float" office:value="0.413893310661325">
            <text:p>0,41389</text:p>
          </table:table-cell>
          <table:table-cell office:value-type="float" office:value="0.52">
            <text:p>0,52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2.80511845648794">
            <text:p>2,80512</text:p>
          </table:table-cell>
          <table:table-cell table:formula="oooc:=CHIINV([.C448];[.D448])" office:value-type="float" office:value="2.80511844935356">
            <text:p>2,80512</text:p>
          </table:table-cell>
          <table:table-cell office:value-type="float" office:value="0.73">
            <text:p>0,73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2" draw:text-style-name="P3" svg:width="3.572cm" svg:height="5.928cm" svg:x="36.241cm" svg:y="208.792cm" draw:caption-point-x="-36.241cm" draw:caption-point-y="-208.792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2.80511845648794">
            <text:p>2,80512</text:p>
          </table:table-cell>
          <table:table-cell table:formula="oooc:=CHIINV([.C449];[.D449])" office:value-type="float" office:value="2.80511844935356">
            <text:p>2,80512</text:p>
          </table:table-cell>
          <table:table-cell office:value-type="float" office:value="0.73">
            <text:p>0,73</text:p>
          </table:table-cell>
          <table:table-cell office:value-type="float" office:value="5.42">
            <text:p>5,4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2" draw:text-style-name="P3" svg:width="3.572cm" svg:height="5.882cm" svg:x="36.241cm" svg:y="209.263cm" draw:caption-point-x="-36.241cm" draw:caption-point-y="-209.263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5.74940968927447">
            <text:p>5,74941</text:p>
          </table:table-cell>
          <table:table-cell table:formula="oooc:=CHIINV([.C450];[.D450])" office:value-type="float" office:value="5.74940965904783">
            <text:p>5,74941</text:p>
          </table:table-cell>
          <table:table-cell office:value-type="float" office:value="0.9999">
            <text:p>0,9999</text:p>
          </table:table-cell>
          <table:table-cell office:value-type="float" office:value="23">
            <text:p>2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2" draw:text-style-name="P3" svg:width="3.572cm" svg:height="5.882cm" svg:x="36.241cm" svg:y="209.734cm" draw:caption-point-x="-36.241cm" draw:caption-point-y="-209.734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32.006899668663">
            <text:p>32,0069</text:p>
          </table:table-cell>
          <table:table-cell table:formula="oooc:=CHIINV([.C451];[.D451])" office:value-type="float" office:value="32.0068996840299">
            <text:p>32,0069</text:p>
          </table:table-cell>
          <table:table-cell office:value-type="float" office:value="0.1">
            <text:p>0,1</text:p>
          </table:table-cell>
          <table:table-cell office:value-type="float" office:value="23">
            <text:p>2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2" draw:text-style-name="P3" svg:width="3.572cm" svg:height="5.883cm" svg:x="36.241cm" svg:y="210.204cm" draw:caption-point-x="-36.241cm" draw:caption-point-y="-210.204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35.9973622738273">
            <text:p>35,99736</text:p>
          </table:table-cell>
          <table:table-cell table:formula="oooc:=CHIINV([.C452];[.D452])" office:value-type="float" office:value="35.9973622419138">
            <text:p>35,99736</text:p>
          </table:table-cell>
          <table:table-cell office:value-type="float" office:value="0.33">
            <text:p>0,33</text:p>
          </table:table-cell>
          <table:table-cell office:value-type="float" office:value="33">
            <text:p>3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2" draw:text-style-name="P3" svg:width="3.572cm" svg:height="5.883cm" svg:x="36.241cm" svg:y="210.675cm" draw:caption-point-x="-36.241cm" draw:caption-point-y="-210.675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78.7495242510023">
            <text:p>78,74952</text:p>
          </table:table-cell>
          <table:table-cell table:formula="oooc:=CHIINV([.C453];[.D453])" office:value-type="float" office:value="78.7495246048055">
            <text:p>78,74952</text:p>
          </table:table-cell>
          <table:table-cell office:value-type="float" office:value="0.001">
            <text:p>0,001</text:p>
          </table:table-cell>
          <table:table-cell office:value-type="float" office:value="44">
            <text:p>44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2" draw:text-style-name="P3" svg:width="3.572cm" svg:height="5.883cm" svg:x="36.241cm" svg:y="211.146cm" draw:caption-point-x="-36.241cm" draw:caption-point-y="-211.146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2.4079456087353">
            <text:p>2,40795</text:p>
          </table:table-cell>
          <table:table-cell table:formula="oooc:=CHIINV([.C454];[.D454])" office:value-type="float" office:value="2.40794560898715">
            <text:p>2,40795</text:p>
          </table:table-cell>
          <table:table-cell office:value-type="float" office:value="0.3">
            <text:p>0,3</text:p>
          </table:table-cell>
          <table:table-cell office:value-type="float" office:value="2.4">
            <text:p>2,4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13.8155105580477">
            <text:p>13,81551</text:p>
          </table:table-cell>
          <table:table-cell table:formula="oooc:=CHIINV([.C455];[.D455])" office:value-type="float" office:value="13.8155107053109">
            <text:p>13,81551</text:p>
          </table:table-cell>
          <table:table-cell office:value-type="float" office:value="0.001">
            <text:p>0,00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CHIINV([.C456];[.D456])" office:value-type="float" office:value="0">
            <text:p>Err:5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CHIINV([.C457];[.D457])" office:value-type="float" office:value="0">
            <text:p>Err:502</text:p>
          </table:table-cell>
          <table:table-cell office:value-type="float" office:value="1.001">
            <text:p>1,001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CHIINV([.C458];[.D458])" office:value-type="float" office:value="0">
            <text:p>Err:502</text:p>
          </table:table-cell>
          <table:table-cell office:value-type="float" office:value="0.2">
            <text:p>0,2</text:p>
          </table:table-cell>
          <table:table-cell office:value-type="float" office:value="0.99">
            <text:p>0,99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CHIINV([.C459];[.D459])" office:value-type="float" office:value="0">
            <text:p>Err:502</text:p>
          </table:table-cell>
          <table:table-cell office:value-type="float" office:value="0.2">
            <text:p>0,2</text:p>
          </table:table-cell>
          <table:table-cell table:style-name="ce6" office:value-type="float" office:value="100000000000">
            <text:p>1,00E+11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3">
          <table:table-cell table:number-columns-repeated="6"/>
          <table:table-cell table:style-name="ce1" table:number-columns-repeated="3"/>
          <table:table-cell table:number-columns-repeated="7"/>
          <table:table-cell table:style-name="ce1" table:number-columns-repeated="240"/>
        </table:table-row>
        <table:table-row table:style-name="ro2">
          <table:table-cell office:value-type="float" office:value="0.666666666823178">
            <text:p>0,66667</text:p>
          </table:table-cell>
          <table:table-cell table:formula="oooc:=FINV([.C461];[.D461];[.E461])" office:value-type="float" office:value="0.666666666666675">
            <text:p>0,66667</text:p>
          </table:table-cell>
          <table:table-cell office:value-type="float" office:value="0.5">
            <text:p>0,5</text:p>
          </table:table-cell>
          <table:table-cell office:value-type="float" office:value="1.9">
            <text:p>1,9</text:p>
          </table:table-cell>
          <table:table-cell office:value-type="float" office:value="2.4">
            <text:p>2,4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FINV</text:p>
          </table:table-cell>
          <table:table-cell table:style-name="ce1"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FINV([.C462];[.D462];[.E462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4">
            <text:p>2,4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1000000000">
            <text:p>1000000000</text:p>
          </table:table-cell>
          <table:table-cell table:formula="oooc:=FINV([.C463];[.D463];[.E463])" office:value-type="float" office:value="0">
            <text:p>Err:5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8.45128505321545">
            <text:p>8,45129</text:p>
          </table:table-cell>
          <table:table-cell table:formula="oooc:=FINV([.C464];[.D464];[.E464])" office:value-type="float" office:value="8.45128506362876">
            <text:p>8,45129</text:p>
          </table:table-cell>
          <table:table-cell office:value-type="float" office:value="0.01">
            <text:p>0,01</text:p>
          </table:table-cell>
          <table:table-cell office:value-type="float" office:value="3.6">
            <text:p>3,6</text:p>
          </table:table-cell>
          <table:table-cell office:value-type="float" office:value="7.9">
            <text:p>7,9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623235134157359">
            <text:p>0,62324</text:p>
          </table:table-cell>
          <table:table-cell table:formula="oooc:=FINV([.C465];[.D465];[.E465])" office:value-type="float" office:value="0.623235136644912">
            <text:p>0,62324</text:p>
          </table:table-cell>
          <table:table-cell office:value-type="float" office:value="0.7">
            <text:p>0,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2cm" svg:height="2.91cm" svg:x="36.241cm" svg:y="216.752cm" draw:caption-point-x="-36.241cm" draw:caption-point-y="-216.752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18.7722698155223">
            <text:p>18,77227</text:p>
          </table:table-cell>
          <table:table-cell table:formula="oooc:=FINV([.C466];[.D466];[.E466])" office:value-type="float" office:value="18.7722698167798">
            <text:p>18,77227</text:p>
          </table:table-cell>
          <table:table-cell office:value-type="float" office:value="0.001">
            <text:p>0,001</text:p>
          </table:table-cell>
          <table:table-cell office:value-type="float" office:value="3.6">
            <text:p>3,6</text:p>
          </table:table-cell>
          <table:table-cell office:value-type="float" office:value="7.9">
            <text:p>7,9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FINV([.C467];[.D467];[.E467])" office:value-type="float" office:value="0">
            <text:p>Err:502</text:p>
          </table:table-cell>
          <table:table-cell office:value-type="float" office:value="-0.01">
            <text:p>-0,01</text:p>
          </table:table-cell>
          <table:table-cell office:value-type="float" office:value="1.9">
            <text:p>1,9</text:p>
          </table:table-cell>
          <table:table-cell office:value-type="float" office:value="2.4">
            <text:p>2,4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FINV([.C468];[.D468];[.E468])" office:value-type="float" office:value="0">
            <text:p>Err:502</text:p>
          </table:table-cell>
          <table:table-cell office:value-type="float" office:value="1.1">
            <text:p>1,1</text:p>
          </table:table-cell>
          <table:table-cell office:value-type="float" office:value="1.9">
            <text:p>1,9</text:p>
          </table:table-cell>
          <table:table-cell office:value-type="float" office:value="2.4">
            <text:p>2,4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FINV([.C469];[.D469];[.E469])" office:value-type="float" office:value="0">
            <text:p>Err:502</text:p>
          </table:table-cell>
          <table:table-cell office:value-type="float" office:value="0.4">
            <text:p>0,4</text:p>
          </table:table-cell>
          <table:table-cell office:value-type="float" office:value="0.7">
            <text:p>0,7</text:p>
          </table:table-cell>
          <table:table-cell office:value-type="float" office:value="2.4">
            <text:p>2,4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FINV([.C470];[.D470];[.E470])" office:value-type="float" office:value="0">
            <text:p>Err:502</text:p>
          </table:table-cell>
          <table:table-cell office:value-type="float" office:value="0.5">
            <text:p>0,5</text:p>
          </table:table-cell>
          <table:table-cell table:style-name="ce6" office:value-type="float" office:value="100000000000">
            <text:p>1,00E+11</text:p>
          </table:table-cell>
          <table:table-cell office:value-type="float" office:value="2.4">
            <text:p>2,4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FINV([.C471];[.D471];[.E471])" office:value-type="float" office:value="0">
            <text:p>Err:502</text:p>
          </table:table-cell>
          <table:table-cell office:value-type="float" office:value="0.5">
            <text:p>0,5</text:p>
          </table:table-cell>
          <table:table-cell office:value-type="float" office:value="1.9">
            <text:p>1,9</text:p>
          </table:table-cell>
          <table:table-cell table:style-name="ce6" office:value-type="float" office:value="100000000000">
            <text:p>1,00E+11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3">
          <table:table-cell table:number-columns-repeated="6"/>
          <table:table-cell table:style-name="ce1" table:number-columns-repeated="3"/>
          <table:table-cell table:number-columns-repeated="7"/>
          <table:table-cell table:style-name="ce1" table:number-columns-repeated="240"/>
        </table:table-row>
        <table:table-row table:style-name="ro2">
          <table:table-cell office:value-type="float" office:value="0.604367777117164">
            <text:p>0,60437</text:p>
          </table:table-cell>
          <table:table-cell table:formula="oooc:=FISHERINV([.C473])" office:value-type="float" office:value="0.604367777117164">
            <text:p>0,60437</text:p>
          </table:table-cell>
          <table:table-cell office:value-type="float" office:value="0.7">
            <text:p>0,7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2" office:value-type="string">
            <text:p>FISHERINV</text:p>
          </table:table-cell>
          <table:table-cell table:number-columns-repeated="4"/>
          <table:table-cell table:style-name="ce1" table:number-columns-repeated="240"/>
        </table:table-row>
        <table:table-row table:style-name="ro2">
          <table:table-cell office:value-type="float" office:value="0">
            <text:p>0</text:p>
          </table:table-cell>
          <table:table-cell table:formula="oooc:=FISHERINV([.C474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76117386166057">
            <text:p>0,76117</text:p>
          </table:table-cell>
          <table:table-cell table:formula="oooc:=FISHERINV([.C475])" office:value-type="float" office:value="0.76117386166057">
            <text:p>0,76117</text:p>
          </table:table-cell>
          <table:table-cell office:value-type="float" office:value="0.999">
            <text:p>0,999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00999966667999944">
            <text:p>0,01</text:p>
          </table:table-cell>
          <table:table-cell table:formula="oooc:=FISHERINV([.C476])" office:value-type="float" office:value="0.00999966667999944">
            <text:p>0,01</text:p>
          </table:table-cell>
          <table:table-cell office:value-type="float" office:value="0.01">
            <text:p>0,01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46211715726001">
            <text:p>0,46212</text:p>
          </table:table-cell>
          <table:table-cell table:formula="oooc:=FISHERINV([.C477])" office:value-type="float" office:value="0.46211715726001">
            <text:p>0,46212</text:p>
          </table:table-cell>
          <table:table-cell office:value-type="float" office:value="0.5">
            <text:p>0,5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-0.46211715726001">
            <text:p>-0,46212</text:p>
          </table:table-cell>
          <table:table-cell table:formula="oooc:=FISHERINV([.C478])" office:value-type="float" office:value="-0.46211715726001">
            <text:p>-0,46212</text:p>
          </table:table-cell>
          <table:table-cell office:value-type="float" office:value="-0.5">
            <text:p>-0,5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229820548214317">
            <text:p>0,22982</text:p>
          </table:table-cell>
          <table:table-cell table:formula="oooc:=FISHERINV([.C479])" office:value-type="float" office:value="0.229820548214317">
            <text:p>0,22982</text:p>
          </table:table-cell>
          <table:table-cell office:value-type="float" office:value="0.234">
            <text:p>0,234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999909204262595">
            <text:p>0,99991</text:p>
          </table:table-cell>
          <table:table-cell table:formula="oooc:=FISHERINV([.C480])" office:value-type="float" office:value="0.999909204262595">
            <text:p>0,99991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999999999442106">
            <text:p>1</text:p>
          </table:table-cell>
          <table:table-cell table:formula="oooc:=FISHERINV([.C481])" office:value-type="float" office:value="0.999999999442106">
            <text:p>1</text:p>
          </table:table-cell>
          <table:table-cell office:value-type="float" office:value="11">
            <text:p>11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-0.999999999442106">
            <text:p>-1</text:p>
          </table:table-cell>
          <table:table-cell table:formula="oooc:=FISHERINV([.C482])" office:value-type="float" office:value="-0.999999999442106">
            <text:p>-1</text:p>
          </table:table-cell>
          <table:table-cell office:value-type="float" office:value="-11">
            <text:p>-11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office:value-type="string">
            <text:p>...</text:p>
          </table:table-cell>
          <table:table-cell table:number-columns-repeated="5"/>
          <table:table-cell table:style-name="ce1" table:number-columns-repeated="240"/>
        </table:table-row>
        <table:table-row table:style-name="ro3">
          <table:table-cell table:number-columns-repeated="6"/>
          <table:table-cell table:style-name="ce1" table:number-columns-repeated="3"/>
          <table:table-cell table:number-columns-repeated="7"/>
          <table:table-cell table:style-name="ce1" table:number-columns-repeated="240"/>
        </table:table-row>
        <table:table-row table:style-name="ro2">
          <table:table-cell office:value-type="float" office:value="4.9519155473158">
            <text:p>4,95192</text:p>
          </table:table-cell>
          <table:table-cell table:formula="oooc:=GAMMAINV([.C484];[.D484];[.E484])" office:value-type="float" office:value="4.95191549585255">
            <text:p>4,95192</text:p>
          </table:table-cell>
          <table:table-cell office:value-type="float" office:value="0.065">
            <text:p>0,06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 office:value-type="string">
            <text:p>GAMMAINV</text:p>
          </table:table-cell>
          <table:table-cell/>
          <table:table-cell office:value-type="string">
            <office:annotation draw:style-name="gr2" draw:text-style-name="P3" svg:width="3.572cm" svg:height="5.901cm" svg:x="36.241cm" svg:y="225.636cm" draw:caption-point-x="-36.241cm" draw:caption-point-y="-225.636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1.51412773267149">
            <text:p>1,51413</text:p>
          </table:table-cell>
          <table:table-cell table:formula="oooc:=GAMMAINV([.C485];[.D485];[.E485])" office:value-type="float" office:value="1.5141277326698">
            <text:p>1,51413</text:p>
          </table:table-cell>
          <table:table-cell office:value-type="float" office:value="0.78">
            <text:p>0,78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">
            <text:p>0</text:p>
          </table:table-cell>
          <table:table-cell table:formula="oooc:=GAMMAINV([.C486];[.D486];[.E486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18.4178943932948">
            <text:p>18,41789</text:p>
          </table:table-cell>
          <table:table-cell table:formula="oooc:=GAMMAINV([.C487];[.D487];[.E487])" office:value-type="float" office:value="18.4178943925575">
            <text:p>18,41789</text:p>
          </table:table-cell>
          <table:table-cell office:value-type="float" office:value="0.7">
            <text:p>0,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3.01548042278683">
            <text:p>3,01548</text:p>
          </table:table-cell>
          <table:table-cell table:formula="oooc:=GAMMAINV([.C488];[.D488];[.E488])" office:value-type="float" office:value="3.01548041266443">
            <text:p>3,01548</text:p>
          </table:table-cell>
          <table:table-cell office:value-type="float" office:value="0.35">
            <text:p>0,3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2cm" svg:height="5.689cm" svg:x="36.241cm" svg:y="227.493cm" draw:caption-point-x="-36.241cm" draw:caption-point-y="-227.493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80.8654023287974">
            <text:p>80,8654</text:p>
          </table:table-cell>
          <table:table-cell table:formula="oooc:=GAMMAINV([.C489];[.D489];[.E489])" office:value-type="float" office:value="80.8654023436016">
            <text:p>80,8654</text:p>
          </table:table-cell>
          <table:table-cell office:value-type="float" office:value="0.98">
            <text:p>0,9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134.793137713985">
            <text:p>134,79314</text:p>
          </table:table-cell>
          <table:table-cell table:formula="oooc:=GAMMAINV([.C490];[.D490];[.E490])" office:value-type="float" office:value="134.793137862145">
            <text:p>134,79314</text:p>
          </table:table-cell>
          <table:table-cell office:value-type="float" office:value="0.99">
            <text:p>0,99</text:p>
          </table:table-cell>
          <table:table-cell office:value-type="float" office:value="23.2">
            <text:p>23,2</text:p>
          </table:table-cell>
          <table:table-cell office:value-type="float" office:value="3.76">
            <text:p>3,76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2cm" svg:height="5.218cm" svg:x="36.241cm" svg:y="228.435cm" draw:caption-point-x="-36.241cm" draw:caption-point-y="-228.435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GAMMAINV([.C491];[.D491];[.E491])" office:value-type="float" office:value="0">
            <text:p>Err:502</text:p>
          </table:table-cell>
          <table:table-cell office:value-type="float" office:value="-0.01">
            <text:p>-0,0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GAMMAINV([.C492];[.D492];[.E492])" office:value-type="float" office:value="0">
            <text:p>Err:502</text:p>
          </table:table-cell>
          <table:table-cell office:value-type="float" office:value="1.01">
            <text:p>1,0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GAMMAINV([.C493];[.D493];[.E493])" office:value-type="float" office:value="0">
            <text:p>Err:502</text:p>
          </table:table-cell>
          <table:table-cell office:value-type="float" office:value="0.77">
            <text:p>0,77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GAMMAINV([.C494];[.D494];[.E494])" office:value-type="float" office:value="0">
            <text:p>Err:502</text:p>
          </table:table-cell>
          <table:table-cell office:value-type="float" office:value="0.35">
            <text:p>0,35</text:p>
          </table:table-cell>
          <table:table-cell office:value-type="float" office:value="-0.01">
            <text:p>-0,01</text:p>
          </table:table-cell>
          <table:table-cell office:value-type="float" office:value="100">
            <text:p>100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GAMMAINV([.C495];[.D495];[.E495])" office:value-type="float" office:value="0">
            <text:p>Err:502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3">
          <table:table-cell table:number-columns-repeated="6"/>
          <table:table-cell table:style-name="ce1" table:number-columns-repeated="3"/>
          <table:table-cell table:number-columns-repeated="7"/>
          <table:table-cell table:style-name="ce1" table:number-columns-repeated="240"/>
        </table:table-row>
        <table:table-row table:style-name="ro2">
          <table:table-cell office:value-type="float" office:value="1.87975105446185">
            <text:p>1,87975</text:p>
          </table:table-cell>
          <table:table-cell table:formula="oooc:=TINV([.C497];[.D497])" office:value-type="float" office:value="1.87975109845939">
            <text:p>1,87975</text:p>
          </table:table-cell>
          <table:table-cell office:value-type="float" office:value="0.065">
            <text:p>0,065</text:p>
          </table:table-cell>
          <table:table-cell office:value-type="float" office:value="60">
            <text:p>60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2" office:value-type="string">
            <text:p>TINV</text:p>
          </table:table-cell>
          <table:table-cell/>
          <table:table-cell office:value-type="string">
            <office:annotation draw:style-name="gr2" draw:text-style-name="P3" svg:width="3.572cm" svg:height="2.882cm" svg:x="36.241cm" svg:y="231.713cm" draw:caption-point-x="-36.241cm" draw:caption-point-y="-231.713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0.0000000843142740261277">
            <text:p>0</text:p>
          </table:table-cell>
          <table:table-cell table:formula="oooc:=TINV([.C498];[.D498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2" draw:text-style-name="P3" svg:width="3.572cm" svg:height="2.909cm" svg:x="36.241cm" svg:y="232.157cm" draw:caption-point-x="-36.241cm" draw:caption-point-y="-232.157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1">
            <text:p>1</text:p>
          </table:table-cell>
          <table:table-cell table:formula="oooc:=TINV([.C499];[.D499])" office:value-type="float" office:value="0.999999998754596">
            <text:p>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816496581023569">
            <text:p>0,8165</text:p>
          </table:table-cell>
          <table:table-cell table:formula="oooc:=TINV([.C500];[.D500])" office:value-type="float" office:value="0.816496580927727">
            <text:p>0,8165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509525449708941">
            <text:p>0,50953</text:p>
          </table:table-cell>
          <table:table-cell table:formula="oooc:=TINV([.C501];[.D501])" office:value-type="float" office:value="0.509525449446798">
            <text:p>0,50953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2.94671288283488">
            <text:p>2,94671</text:p>
          </table:table-cell>
          <table:table-cell table:formula="oooc:=TINV([.C502];[.D502])" office:value-type="float" office:value="2.94671288291026">
            <text:p>2,94671</text:p>
          </table:table-cell>
          <table:table-cell office:value-type="float" office:value="0.01">
            <text:p>0,01</text:p>
          </table:table-cell>
          <table:table-cell office:value-type="float" office:value="15">
            <text:p>15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TINV([.C503];[.D503])" office:value-type="float" office:value="0">
            <text:p>Err:502</text:p>
          </table:table-cell>
          <table:table-cell office:value-type="float" office:value="1.1">
            <text:p>1,1</text:p>
          </table:table-cell>
          <table:table-cell office:value-type="float" office:value="60">
            <text:p>60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TINV([.C504];[.D504])" office:value-type="float" office:value="0">
            <text:p>Err:502</text:p>
          </table:table-cell>
          <table:table-cell office:value-type="float" office:value="0.065">
            <text:p>0,065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TINV([.C505];[.D505])" office:value-type="float" office:value="0">
            <text:p>Err:502</text:p>
          </table:table-cell>
          <table:table-cell office:value-type="float" office:value="0.065">
            <text:p>0,065</text:p>
          </table:table-cell>
          <table:table-cell office:value-type="float" office:value="0.5">
            <text:p>0,5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TINV([.C506];[.D506])" office:value-type="float" office:value="0">
            <text:p>Err:502</text:p>
          </table:table-cell>
          <table:table-cell office:value-type="float" office:value="-0.01">
            <text:p>-0,01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TINV([.C507];[.D507])" office:value-type="float" office:value="0">
            <text:p>Err:502</text:p>
          </table:table-cell>
          <table:table-cell office:value-type="float" office:value="1.01">
            <text:p>1,01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3">
          <table:table-cell table:number-columns-repeated="12"/>
          <table:table-cell table:style-name="ce1"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HYPGEOMDIST([.C509];[.D509];[.E509];[.F509])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HYPGEOMDIST</text:p>
          </table:table-cell>
          <table:table-cell table:style-name="ce1"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HYPGEOMDIST([.C510];[.D510];[.E510];[.F510])" office:value-type="float" office:value="1">
            <text:p>1</text:p>
          </table:table-cell>
          <table:table-cell table:number-columns-repeated="4" office:value-type="float" office:value="5">
            <text:p>5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HYPGEOMDIST([.C511];[.D511];[.E511];[.F511])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1">
            <text:p>0,1</text:p>
          </table:table-cell>
          <table:table-cell table:formula="oooc:=HYPGEOMDIST([.C512];[.D512];[.E512];[.F512])" office:value-type="float" office:value="0.1">
            <text:p>0,1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0205454389473677">
            <text:p>0,02055</text:p>
          </table:table-cell>
          <table:table-cell table:formula="oooc:=HYPGEOMDIST([.C513];[.D513];[.E513];[.F513])" office:value-type="float" office:value="0">
            <text:p>0</text:p>
          </table:table-cell>
          <table:table-cell office:value-type="float" office:value="1420">
            <text:p>1420</text:p>
          </table:table-cell>
          <table:table-cell office:value-type="float" office:value="5000">
            <text:p>5000</text:p>
          </table:table-cell>
          <table:table-cell office:value-type="float" office:value="2000">
            <text:p>2000</text:p>
          </table:table-cell>
          <table:table-cell office:value-type="float" office:value="7000">
            <text:p>7000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399122807017544">
            <text:p>0,39912</text:p>
          </table:table-cell>
          <table:table-cell table:formula="oooc:=HYPGEOMDIST([.C514];[.D514];[.E514];[.F514])" office:value-type="float" office:value="0.399122807017544">
            <text:p>0,39912</text:p>
          </table:table-cell>
          <table:table-cell office:value-type="float" office:value="12.5">
            <text:p>12,5</text:p>
          </table:table-cell>
          <table:table-cell office:value-type="float" office:value="15.8">
            <text:p>15,8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1.47349877135456E-143">
            <text:p>0</text:p>
          </table:table-cell>
          <table:table-cell table:formula="oooc:=HYPGEOMDIST([.C515];[.D515];[.E515];[.F515])" office:value-type="float" office:value="4.00840782737909E-219">
            <text:p>0</text:p>
          </table:table-cell>
          <table:table-cell table:number-columns-repeated="3" office:value-type="float" office:value="200">
            <text:p>200</text:p>
          </table:table-cell>
          <table:table-cell office:value-type="float" office:value="1027">
            <text:p>1027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0311585404664802">
            <text:p>0,03116</text:p>
          </table:table-cell>
          <table:table-cell table:formula="oooc:=HYPGEOMDIST([.C516];[.D516];[.E516];[.F516])" office:value-type="float" office:value="0.0311585404664802">
            <text:p>0,03116</text:p>
          </table:table-cell>
          <table:table-cell office:value-type="float" office:value="150">
            <text:p>150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700">
            <text:p>700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462332301341589">
            <text:p>0,46233</text:p>
          </table:table-cell>
          <table:table-cell table:formula="oooc:=HYPGEOMDIST([.C517];[.D517];[.E517];[.F517])" office:value-type="float" office:value="0.462332301341589">
            <text:p>0,4623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460526315789474">
            <text:p>0,46053</text:p>
          </table:table-cell>
          <table:table-cell table:formula="oooc:=HYPGEOMDIST([.C518];[.D518];[.E518];[.F518])" office:value-type="float" office:value="0.460526315789474">
            <text:p>0,4605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131578947368421">
            <text:p>0,13158</text:p>
          </table:table-cell>
          <table:table-cell table:formula="oooc:=HYPGEOMDIST([.C519];[.D519];[.E519];[.F519])" office:value-type="float" office:value="0.131578947368421">
            <text:p>0,1315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0087719298245614">
            <text:p>0,00877</text:p>
          </table:table-cell>
          <table:table-cell table:formula="oooc:=HYPGEOMDIST([.C520];[.D520];[.E520];[.F520])" office:value-type="float" office:value="0.0087719298245614">
            <text:p>0,0087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HYPGEOMDIST([.C521];[.D521];[.E521];[.F521])" office:value-type="float" office:value="3.98246208184122E-308">
            <text:p>0</text:p>
          </table:table-cell>
          <table:table-cell table:number-columns-repeated="3" office:value-type="float" office:value="500">
            <text:p>500</text:p>
          </table:table-cell>
          <table:table-cell office:value-type="float" office:value="1027">
            <text:p>1027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00000000187563338542326">
            <text:p>0</text:p>
          </table:table-cell>
          <table:table-cell table:formula="oooc:=HYPGEOMDIST([.C522];[.D522];[.E522];[.F522])" office:value-type="float" office:value="0.00000000187563338542326">
            <text:p>0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45">
            <text:p>45</text:p>
          </table:table-cell>
          <table:table-cell office:value-type="float" office:value="654">
            <text:p>65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0311585404664802">
            <text:p>0,03116</text:p>
          </table:table-cell>
          <table:table-cell table:formula="oooc:=HYPGEOMDIST([.C523];[.D523];[.E523];[.F523])" office:value-type="float" office:value="0.0311585404664802">
            <text:p>0,03116</text:p>
          </table:table-cell>
          <table:table-cell office:value-type="float" office:value="150.5">
            <text:p>150,5</text:p>
          </table:table-cell>
          <table:table-cell office:value-type="float" office:value="500.3">
            <text:p>500,3</text:p>
          </table:table-cell>
          <table:table-cell office:value-type="float" office:value="200.7">
            <text:p>200,7</text:p>
          </table:table-cell>
          <table:table-cell office:value-type="float" office:value="700">
            <text:p>700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0205454389473677">
            <text:p>0,02055</text:p>
          </table:table-cell>
          <table:table-cell table:formula="oooc:=HYPGEOMDIST([.C524];[.D524];[.E524];[.F524])" office:value-type="float" office:value="0">
            <text:p>0</text:p>
          </table:table-cell>
          <table:table-cell office:value-type="float" office:value="1420">
            <text:p>1420</text:p>
          </table:table-cell>
          <table:table-cell office:value-type="float" office:value="5000">
            <text:p>5000</text:p>
          </table:table-cell>
          <table:table-cell office:value-type="float" office:value="2000">
            <text:p>2000</text:p>
          </table:table-cell>
          <table:table-cell office:value-type="float" office:value="7000">
            <text:p>7000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4.0084078273791E-219">
            <text:p>0</text:p>
          </table:table-cell>
          <table:table-cell table:formula="oooc:=HYPGEOMDIST([.C525];[.D525];[.E525];[.F525])" office:value-type="float" office:value="4.00840782737909E-219">
            <text:p>0</text:p>
          </table:table-cell>
          <table:table-cell table:number-columns-repeated="3" office:value-type="float" office:value="200">
            <text:p>200</text:p>
          </table:table-cell>
          <table:table-cell office:value-type="float" office:value="1027">
            <text:p>1027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142857142857143">
            <text:p>0,14286</text:p>
          </table:table-cell>
          <table:table-cell table:formula="oooc:=HYPGEOMDIST([.C526];[.D526];[.E526];[.F526])" office:value-type="float" office:value="0.142857142857143">
            <text:p>0,1428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string">
            <text:p>!NUM:FE</text:p>
          </table:table-cell>
          <table:table-cell table:formula="oooc:=HYPGEOMDIST([.C527];[.D527];[.E527];[.F527])" office:value-type="float" office:value="0">
            <text:p>Err:502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HYPGEOMDIST([.C528];[.D528];[.E528];[.F528])" office:value-type="float" office:value="0">
            <text:p>Err:50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HYPGEOMDIST([.C529];[.D529];[.E529];[.F529])" office:value-type="float" office:value="0">
            <text:p>Err:50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HYPGEOMDIST([.C530];[.D530];[.E530];[.F530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HYPGEOMDIST([.C531];[.D531];[.E531];[.F531])" office:value-type="float" office:value="0">
            <text:p>Err:502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3">
          <table:table-cell table:number-columns-repeated="12"/>
          <table:table-cell table:style-name="ce1"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RSQ([.C533:.E533];[.F533:.H533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RSQ</text:p>
          </table:table-cell>
          <table:table-cell table:style-name="ce1"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RSQ([.C534:.E534];[.F534:.H534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25">
            <text:p>0,25</text:p>
          </table:table-cell>
          <table:table-cell table:formula="oooc:=RSQ([.C535:.E535];[.F535:.H535])"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87335266209805">
            <text:p>0,87335</text:p>
          </table:table-cell>
          <table:table-cell table:formula="oooc:=RSQ([.C536:.E536];[.F536:.H536])" office:value-type="float" office:value="0.87335266209805">
            <text:p>0,8733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75">
            <text:p>0,75</text:p>
          </table:table-cell>
          <table:table-cell table:formula="oooc:=RSQ([.C537:.E537];[.F537:.H537])" office:value-type="float" office:value="0.75">
            <text:p>0,75</text:p>
          </table:table-cell>
          <table:table-cell office:value-type="float" office:value="2.2">
            <text:p>2,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916270820166765">
            <text:p>0,91627</text:p>
          </table:table-cell>
          <table:table-cell table:formula="oooc:=RSQ([.C538:.E538];[.F538:.H538])" office:value-type="float" office:value="0.916270820166765">
            <text:p>0,91627</text:p>
          </table:table-cell>
          <table:table-cell office:value-type="float" office:value="2.4">
            <text:p>2,4</text:p>
          </table:table-cell>
          <table:table-cell office:value-type="float" office:value="3.5">
            <text:p>3,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.8">
            <text:p>4,8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571428571428571">
            <text:p>0,57143</text:p>
          </table:table-cell>
          <table:table-cell table:formula="oooc:=RSQ([.C539:.E539];[.F539:.H539])" office:value-type="float" office:value="0.571428571428571">
            <text:p>0,5714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137755102040816">
            <text:p>0,13776</text:p>
          </table:table-cell>
          <table:table-cell table:formula="oooc:=RSQ([.C540:.E540];[.F540:.H540])" office:value-type="float" office:value="0.137755102040816">
            <text:p>0,1377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-3">
            <text:p>-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669477666273097">
            <text:p>0,66948</text:p>
          </table:table-cell>
          <table:table-cell table:formula="oooc:=RSQ([.C541:.E541];[.F541:.H541])" office:value-type="float" office:value="0.669477666273096">
            <text:p>0,66948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office:value-type="float" office:value="37.58">
            <text:p>37,58</text:p>
          </table:table-cell>
          <table:table-cell office:value-type="float" office:value="71">
            <text:p>71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0818437152874151">
            <text:p>0,08184</text:p>
          </table:table-cell>
          <table:table-cell table:formula="oooc:=RSQ([.C542:.E542];[.F542:.H542])" office:value-type="float" office:value="0.0818437152874151">
            <text:p>0,08184</text:p>
          </table:table-cell>
          <table:table-cell office:value-type="float" office:value="123">
            <text:p>123</text:p>
          </table:table-cell>
          <table:table-cell office:value-type="float" office:value="12312">
            <text:p>12312</text:p>
          </table:table-cell>
          <table:table-cell office:value-type="float" office:value="123123">
            <text:p>123123</text:p>
          </table:table-cell>
          <table:table-cell office:value-type="float" office:value="459">
            <text:p>459</text:p>
          </table:table-cell>
          <table:table-cell office:value-type="float" office:value="34232">
            <text:p>34232</text:p>
          </table:table-cell>
          <table:table-cell office:value-type="float" office:value="5657">
            <text:p>5657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/>
          <table:table-cell office:value-type="string">
            <office:annotation draw:style-name="gr2" draw:text-style-name="P3" svg:width="3.572cm" svg:height="2.661cm" svg:x="36.241cm" svg:y="252.787cm" draw:caption-point-x="-36.241cm" draw:caption-point-y="-252.787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style-name="ce1" table:number-columns-repeated="242"/>
        </table:table-row>
        <table:table-row table:style-name="ro2">
          <table:table-cell office:value-type="string">
            <text:p>!NUM:NaN/AE</text:p>
          </table:table-cell>
          <table:table-cell table:formula="oooc:=RSQ([.C543:.E543];[.F543:.H543])" office:value-type="float" office:value="0">
            <text:p>#DIV/0!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3">
          <table:table-cell table:number-columns-repeated="13"/>
          <table:table-cell table:style-name="ce1" table:number-columns-repeated="243"/>
        </table:table-row>
        <table:table-row table:style-name="ro2">
          <table:table-cell office:value-type="float" office:value="1">
            <text:p>1</text:p>
          </table:table-cell>
          <table:table-cell table:formula="oooc:=RSQ([.C545:.D545];[.E545:.F545])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-2">
            <text:p>-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string">
            <text:p>!NUM:NA</text:p>
          </table:table-cell>
          <table:table-cell table:formula="oooc:=RSQ([.C546:.E546];[.F546])" office:value-type="float" office:value="0">
            <text:p>Err:504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-2">
            <text:p>-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/A</text:p>
          </table:table-cell>
          <table:table-cell table:style-name="ce1" table:number-columns-repeated="243"/>
        </table:table-row>
        <table:table-row table:style-name="ro3">
          <table:table-cell table:number-columns-repeated="12"/>
          <table:table-cell table:style-name="ce1" table:number-columns-repeated="244"/>
        </table:table-row>
        <table:table-row table:style-name="ro2">
          <table:table-cell office:value-type="float" office:value="0.5">
            <text:p>0,5</text:p>
          </table:table-cell>
          <table:table-cell table:formula="oooc:=PEARSON([.C548:.E548];[.F548:.H548])" office:value-type="float" office:value="0.5">
            <text:p>0,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PEARSON</text:p>
          </table:table-cell>
          <table:table-cell table:style-name="ce1" table:number-columns-repeated="244"/>
        </table:table-row>
        <table:table-row table:style-name="ro2">
          <table:table-cell office:value-type="float" office:value="-0.866025403784439">
            <text:p>-0,86603</text:p>
          </table:table-cell>
          <table:table-cell table:formula="oooc:=PEARSON([.C549:.E549];[.F549:.H549])" office:value-type="float" office:value="-0.866025403784439">
            <text:p>-0,866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818216148870881">
            <text:p>0,81822</text:p>
          </table:table-cell>
          <table:table-cell table:formula="oooc:=PEARSON([.C550:.E550];[.F550:.H550])" office:value-type="float" office:value="0.818216148870881">
            <text:p>0,81822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office:value-type="float" office:value="37.58">
            <text:p>37,58</text:p>
          </table:table-cell>
          <table:table-cell office:value-type="float" office:value="71">
            <text:p>71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998206944360405">
            <text:p>0,99821</text:p>
          </table:table-cell>
          <table:table-cell table:formula="oooc:=PEARSON([.C551:.E551];[.F551:.H551])" office:value-type="float" office:value="0.998206944360405">
            <text:p>0,99821</text:p>
          </table:table-cell>
          <table:table-cell office:value-type="float" office:value="12332">
            <text:p>12332</text:p>
          </table:table-cell>
          <table:table-cell office:value-type="float" office:value="2311">
            <text:p>2311</text:p>
          </table:table-cell>
          <table:table-cell office:value-type="float" office:value="232311">
            <text:p>232311</text:p>
          </table:table-cell>
          <table:table-cell office:value-type="float" office:value="3234">
            <text:p>3234</text:p>
          </table:table-cell>
          <table:table-cell office:value-type="float" office:value="3455">
            <text:p>3455</text:p>
          </table:table-cell>
          <table:table-cell office:value-type="float" office:value="12312">
            <text:p>1231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/>
          <table:table-cell office:value-type="string">
            <office:annotation draw:style-name="gr2" draw:text-style-name="P3" svg:width="3.572cm" svg:height="2.714cm" svg:x="36.241cm" svg:y="256.935cm" draw:caption-point-x="-36.241cm" draw:caption-point-y="-256.935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style-name="ce1" table:number-columns-repeated="242"/>
        </table:table-row>
        <table:table-row table:style-name="ro2">
          <table:table-cell office:value-type="float" office:value="-0.273002396328816">
            <text:p>-0,273</text:p>
          </table:table-cell>
          <table:table-cell table:formula="oooc:=PEARSON([.C552:.E552];[.F552:.H552])" office:value-type="float" office:value="-0.273002396328816">
            <text:p>-0,27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914553889587727">
            <text:p>0,91455</text:p>
          </table:table-cell>
          <table:table-cell table:formula="oooc:=PEARSON([.C553:.E553];[.F553:.H553])" office:value-type="float" office:value="0.914553889587727">
            <text:p>0,91455</text:p>
          </table:table-cell>
          <table:table-cell office:value-type="float" office:value="2.345">
            <text:p>2,345</text:p>
          </table:table-cell>
          <table:table-cell office:value-type="float" office:value="3.45">
            <text:p>3,45</text:p>
          </table:table-cell>
          <table:table-cell office:value-type="float" office:value="1.87">
            <text:p>1,8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-0.944911182523068">
            <text:p>-0,94491</text:p>
          </table:table-cell>
          <table:table-cell table:formula="oooc:=PEARSON([.C554:.E554];[.F554:.H554])" office:value-type="float" office:value="-0.944911182523068">
            <text:p>-0,9449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243468319832992">
            <text:p>0,24347</text:p>
          </table:table-cell>
          <table:table-cell table:formula="oooc:=PEARSON([.C555:.E555];[.F555:.H555])" office:value-type="float" office:value="0.243468319832992">
            <text:p>0,24347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-0.944911182523068">
            <text:p>-0,94491</text:p>
          </table:table-cell>
          <table:table-cell table:formula="oooc:=PEARSON([.C556:.E556];[.F556:.H556])" office:value-type="float" office:value="-0.944911182523068">
            <text:p>-0,9449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-0.944911182523068">
            <text:p>-0,94491</text:p>
          </table:table-cell>
          <table:table-cell table:formula="oooc:=PEARSON([.C557:.E557];[.F557:.H557])" office:value-type="float" office:value="-0.944911182523068">
            <text:p>-0,9449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243468319832992">
            <text:p>0,24347</text:p>
          </table:table-cell>
          <table:table-cell table:formula="oooc:=PEARSON([.C558:.E558];[.F558:.H558])" office:value-type="float" office:value="0.243468319832992">
            <text:p>0,24347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string">
            <text:p>!NUM:NaN/AE</text:p>
          </table:table-cell>
          <table:table-cell table:formula="oooc:=PEARSON([.C559:.E559];[.F559:.H559])" office:value-type="float" office:value="0">
            <text:p>#DIV/0!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2">
          <table:table-cell office:value-type="string">
            <text:p>!NUM:NaN/AE</text:p>
          </table:table-cell>
          <table:table-cell table:formula="oooc:=PEARSON([.C560:.E560];[.F560:.H560])" office:value-type="float" office:value="0">
            <text:p>#DIV/0!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3">
          <table:table-cell table:number-columns-repeated="13"/>
          <table:table-cell table:style-name="ce1" table:number-columns-repeated="243"/>
        </table:table-row>
        <table:table-row table:style-name="ro2">
          <table:table-cell office:value-type="string">
            <text:p>!NUM:NA</text:p>
          </table:table-cell>
          <table:table-cell table:formula="oooc:=PEARSON([.C562:.E562];[.F562:.G562])" office:value-type="float" office:value="0">
            <text:p>Err:504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/A</text:p>
          </table:table-cell>
          <table:table-cell table:style-name="ce1" table:number-columns-repeated="243"/>
        </table:table-row>
        <table:table-row table:style-name="ro3">
          <table:table-cell table:number-columns-repeated="12"/>
          <table:table-cell table:style-name="ce1" table:number-columns-repeated="244"/>
        </table:table-row>
        <table:table-row table:style-name="ro2">
          <table:table-cell office:value-type="float" office:value="0.17494279632814">
            <text:p>0,17494</text:p>
          </table:table-cell>
          <table:table-cell table:formula="oooc:=TTEST([.C564:.D564];[.E564:.F564];[.G564];[.H564])" office:value-type="float" office:value="0.174942795194232">
            <text:p>0,1749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TTEST</text:p>
          </table:table-cell>
          <table:table-cell table:style-name="ce1" table:number-columns-repeated="244"/>
        </table:table-row>
        <table:table-row table:style-name="ro2">
          <table:table-cell office:value-type="float" office:value="0.102416382331969">
            <text:p>0,10242</text:p>
          </table:table-cell>
          <table:table-cell table:formula="oooc:=TTEST([.C565:.D565];[.E565:.F565];[.G565];[.H565])" office:value-type="float" office:value="0.10241638232505">
            <text:p>0,1024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155876398890122">
            <text:p>0,15588</text:p>
          </table:table-cell>
          <table:table-cell table:formula="oooc:=TTEST([.C566:.D566];[.E566:.F566];[.G566];[.H566])" office:value-type="float" office:value="0.155876399194157">
            <text:p>0,1558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121983473914506">
            <text:p>0,12198</text:p>
          </table:table-cell>
          <table:table-cell table:formula="oooc:=TTEST([.C567:.D567];[.E567:.F567];[.G567];[.H567])" office:value-type="float" office:value="0.121983473566101">
            <text:p>0,12198</text:p>
          </table:table-cell>
          <table:table-cell office:value-type="float" office:value="-11">
            <text:p>-1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150188322942414">
            <text:p>0,15019</text:p>
          </table:table-cell>
          <table:table-cell table:formula="oooc:=TTEST([.C568:.D568];[.E568:.F568];[.G568];[.H568])" office:value-type="float" office:value="0.150188323008742">
            <text:p>0,15019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73">
            <text:p>7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842829927585166">
            <text:p>0,84283</text:p>
          </table:table-cell>
          <table:table-cell table:formula="oooc:=TTEST([.C569:.D569];[.E569:.F569];[.G569];[.H569])" office:value-type="float" office:value="0.842829927515755">
            <text:p>0,84283</text:p>
          </table:table-cell>
          <table:table-cell office:value-type="float" office:value="1002">
            <text:p>1002</text:p>
          </table:table-cell>
          <table:table-cell office:value-type="float" office:value="3456">
            <text:p>3456</text:p>
          </table:table-cell>
          <table:table-cell office:value-type="float" office:value="2342">
            <text:p>2342</text:p>
          </table:table-cell>
          <table:table-cell office:value-type="float" office:value="1213">
            <text:p>12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/>
          <table:table-cell office:value-type="string">
            <office:annotation draw:style-name="gr2" draw:text-style-name="P3" svg:width="3.572cm" svg:height="2.91cm" svg:x="36.241cm" svg:y="265.32cm" draw:caption-point-x="-36.241cm" draw:caption-point-y="-265.32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style-name="ce1" table:number-columns-repeated="242"/>
        </table:table-row>
        <table:table-row table:style-name="ro2">
          <table:table-cell office:value-type="float" office:value="0.00302663411631868">
            <text:p>0,00303</text:p>
          </table:table-cell>
          <table:table-cell table:formula="oooc:=TTEST([.C570:.D570];[.E570:.F570];[.G570];[.H570])" office:value-type="float" office:value="0.0030266341165851">
            <text:p>0,00303</text:p>
          </table:table-cell>
          <table:table-cell office:value-type="float" office:value="11233">
            <text:p>11233</text:p>
          </table:table-cell>
          <table:table-cell office:value-type="float" office:value="12321">
            <text:p>12321</text:p>
          </table:table-cell>
          <table:table-cell office:value-type="float" office:value="34556">
            <text:p>34556</text:p>
          </table:table-cell>
          <table:table-cell office:value-type="float" office:value="32423">
            <text:p>32423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/>
          <table:table-cell office:value-type="string">
            <office:annotation draw:style-name="gr2" draw:text-style-name="P3" svg:width="3.572cm" svg:height="2.91cm" svg:x="36.241cm" svg:y="265.791cm" draw:caption-point-x="-36.241cm" draw:caption-point-y="-265.791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style-name="ce1" table:number-columns-repeated="242"/>
        </table:table-row>
        <table:table-row table:style-name="ro2">
          <table:table-cell office:value-type="float" office:value="0.224921531578864">
            <text:p>0,22492</text:p>
          </table:table-cell>
          <table:table-cell table:formula="oooc:=TTEST([.C571:.D571];[.E571:.F571];[.G571];[.H571])" office:value-type="float" office:value="0.224921531554647">
            <text:p>0,22492</text:p>
          </table:table-cell>
          <table:table-cell office:value-type="float" office:value="-234">
            <text:p>-234</text:p>
          </table:table-cell>
          <table:table-cell office:value-type="float" office:value="546">
            <text:p>546</text:p>
          </table:table-cell>
          <table:table-cell office:value-type="float" office:value="5342">
            <text:p>534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/>
          <table:table-cell office:value-type="string">
            <office:annotation draw:style-name="gr2" draw:text-style-name="P3" svg:width="3.572cm" svg:height="2.91cm" svg:x="36.241cm" svg:y="266.262cm" draw:caption-point-x="-36.241cm" draw:caption-point-y="-266.262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style-name="ce1" table:number-columns-repeated="242"/>
        </table:table-row>
        <table:table-row table:style-name="ro2">
          <table:table-cell office:value-type="float" office:value="0.409071216656552">
            <text:p>0,40907</text:p>
          </table:table-cell>
          <table:table-cell table:formula="oooc:=TTEST([.C572:.D572];[.E572:.F572];[.G572];[.H572])" office:value-type="float" office:value="0.409071216616395">
            <text:p>0,40907</text:p>
          </table:table-cell>
          <table:table-cell office:value-type="float" office:value="1.34">
            <text:p>1,34</text:p>
          </table:table-cell>
          <table:table-cell office:value-type="float" office:value="2.48">
            <text:p>2,48</text:p>
          </table:table-cell>
          <table:table-cell office:value-type="float" office:value="-2.25">
            <text:p>-2,25</text:p>
          </table:table-cell>
          <table:table-cell office:value-type="float" office:value="4.44">
            <text:p>4,44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416280608391242">
            <text:p>0,41628</text:p>
          </table:table-cell>
          <table:table-cell table:formula="oooc:=TTEST([.C573:.D573];[.E573:.F573];[.G573];[.H573])" office:value-type="float" office:value="0.416280608383871">
            <text:p>0,41628</text:p>
          </table:table-cell>
          <table:table-cell office:value-type="float" office:value="1.34">
            <text:p>1,34</text:p>
          </table:table-cell>
          <table:table-cell office:value-type="float" office:value="2.48">
            <text:p>2,48</text:p>
          </table:table-cell>
          <table:table-cell office:value-type="float" office:value="-2.25">
            <text:p>-2,25</text:p>
          </table:table-cell>
          <table:table-cell office:value-type="float" office:value="4.44">
            <text:p>4,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424124158248244">
            <text:p>0,42412</text:p>
          </table:table-cell>
          <table:table-cell table:formula="oooc:=TTEST([.C574:.D574];[.E574:.F574];[.G574];[.H574])" office:value-type="float" office:value="0.424124158214735">
            <text:p>0,42412</text:p>
          </table:table-cell>
          <table:table-cell office:value-type="float" office:value="1.34">
            <text:p>1,34</text:p>
          </table:table-cell>
          <table:table-cell office:value-type="float" office:value="2.48">
            <text:p>2,48</text:p>
          </table:table-cell>
          <table:table-cell office:value-type="float" office:value="-2.25">
            <text:p>-2,25</text:p>
          </table:table-cell>
          <table:table-cell office:value-type="float" office:value="4.44">
            <text:p>4,4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0100459105148786">
            <text:p>0,01005</text:p>
          </table:table-cell>
          <table:table-cell table:formula="oooc:=TTEST([.C575:.D575];[.E575:.F575];[.G575];[.H575])" office:value-type="float" office:value="0.0100459105192951">
            <text:p>0,01005</text:p>
          </table:table-cell>
          <table:table-cell office:value-type="float" office:value="11233">
            <text:p>11233</text:p>
          </table:table-cell>
          <table:table-cell office:value-type="float" office:value="12321">
            <text:p>12321</text:p>
          </table:table-cell>
          <table:table-cell office:value-type="float" office:value="34556">
            <text:p>34556</text:p>
          </table:table-cell>
          <table:table-cell office:value-type="float" office:value="32423">
            <text:p>3242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/>
          <table:table-cell office:value-type="string">
            <office:annotation draw:style-name="gr2" draw:text-style-name="P3" svg:width="3.572cm" svg:height="2.909cm" svg:x="36.241cm" svg:y="268.146cm" draw:caption-point-x="-36.241cm" draw:caption-point-y="-268.146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style-name="ce1"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TTEST([.C576:.D576];[.E576:.F576];[.G576];[.H576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/>
          <table:table-cell table:style-name="ce1" table:number-columns-repeated="242"/>
        </table:table-row>
        <table:table-row table:style-name="ro2">
          <table:table-cell office:value-type="string">
            <text:p>!NUM:NaN/AE</text:p>
          </table:table-cell>
          <table:table-cell table:formula="oooc:=TTEST([.C577:.D577];[.E577:.F577];[.G577];[.H577])" office:value-type="float" office:value="0">
            <text:p>#VALUE!</text:p>
          </table:table-cell>
          <table:table-cell table:number-columns-repeated="6"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2">
          <table:table-cell office:value-type="string">
            <text:p>!NUM:NaN/AE</text:p>
          </table:table-cell>
          <table:table-cell table:formula="oooc:=TTEST([.C578:.D578];[.E578:.F578];[.G578];[.H578])" office:value-type="float" office:value="0">
            <text:p>#VALUE!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/>
          <table:table-cell table:style-name="ce1"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TTEST([.C579:.D579];[.E579:.F579];[.G579];[.H579])" office:value-type="float" office:value="0">
            <text:p>Err:50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/>
          <table:table-cell table:style-name="ce1"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TTEST([.C580:.D580];[.E580:.F580];[.G580];[.H580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3">
          <table:table-cell table:number-columns-repeated="13"/>
          <table:table-cell table:style-name="ce1" table:number-columns-repeated="243"/>
        </table:table-row>
        <table:table-row table:style-name="ro2">
          <table:table-cell office:value-type="string">
            <text:p>!NUM:NA</text:p>
          </table:table-cell>
          <table:table-cell table:formula="oooc:=TTEST([.C582:.D582];[.E582:.G582];[.H582];[.I582])" office:value-type="float" office:value="0">
            <text:p>Err:50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#N/A</text:p>
          </table:table-cell>
          <table:table-cell table:style-name="ce1" table:number-columns-repeated="243"/>
        </table:table-row>
        <table:table-row table:style-name="ro3">
          <table:table-cell table:number-columns-repeated="12"/>
          <table:table-cell table:style-name="ce1" table:number-columns-repeated="244"/>
        </table:table-row>
        <table:table-row table:style-name="ro2">
          <table:table-cell office:value-type="float" office:value="0.460172162722971">
            <text:p>0,46017</text:p>
          </table:table-cell>
          <table:table-cell table:formula="oooc:=ZTEST([.C584:.F584];[.G584];[.H584])" office:value-type="float" office:value="0.411531636879061">
            <text:p>0,41153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ZTEST</text:p>
          </table:table-cell>
          <table:table-cell table:style-name="ce1" table:number-columns-repeated="244"/>
        </table:table-row>
        <table:table-row table:style-name="ro2">
          <table:table-cell office:value-type="float" office:value="0.884930329778292">
            <text:p>0,88493</text:p>
          </table:table-cell>
          <table:table-cell table:formula="oooc:=ZTEST([.C585:.F585];[.G585];[.H585])" office:value-type="float" office:value="0.996354820954232">
            <text:p>0,9963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string">
            <text:p>!NUM:FE</text:p>
          </table:table-cell>
          <table:table-cell table:formula="oooc:=ZTEST([.C586:.F586];[.G586];[.H586])" office:value-type="float" office:value="0">
            <text:p>Err:50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ZTEST([.C587:.F587];[.G587];[.H587])" office:value-type="float" office:value="0">
            <text:p>Err:50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/>
          <table:table-cell office:value-type="float" office:value="6">
            <text:p>6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3">
          <table:table-cell table:number-columns-repeated="12"/>
          <table:table-cell table:style-name="ce1" table:number-columns-repeated="244"/>
        </table:table-row>
        <table:table-row table:style-name="ro2">
          <table:table-cell office:value-type="float" office:value="0.96776725996109">
            <text:p>0,96777</text:p>
          </table:table-cell>
          <table:table-cell table:formula="oooc:=ZTEST([.C589:.F589];[.G589])" office:value-type="float" office:value="0.96776725996109">
            <text:p>0,96777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136660839146149">
            <text:p>0,13666</text:p>
          </table:table-cell>
          <table:table-cell table:formula="oooc:=ZTEST([.C590:.F590];[.G590])" office:value-type="float" office:value="0.136660839146149">
            <text:p>0,1366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...</text:p>
          </table:table-cell>
          <table:table-cell/>
          <table:table-cell table:style-name="ce1" table:number-columns-repeated="244"/>
        </table:table-row>
        <table:table-row table:style-name="ro3">
          <table:table-cell table:number-columns-repeated="12"/>
          <table:table-cell table:style-name="ce1" table:number-columns-repeated="244"/>
        </table:table-row>
        <table:table-row table:style-name="ro2">
          <table:table-cell office:value-type="float" office:value="0.617202758002118">
            <text:p>0,6172</text:p>
          </table:table-cell>
          <table:table-cell table:formula="oooc:=ZTEST([.C592:.G592];[.H592];[.I592])" office:value-type="float" office:value="0.697211691832328">
            <text:p>0,6972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9101437525605">
            <text:p>0,91014</text:p>
          </table:table-cell>
          <table:table-cell table:formula="oooc:=ZTEST([.C593:.G593];[.H593];[.I593])" office:value-type="float" office:value="0.971110214438201">
            <text:p>0,9711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ZTEST([.C594:.G594];[.H594];[.I594])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0312037092843529">
            <text:p>0,0312</text:p>
          </table:table-cell>
          <table:table-cell table:formula="oooc:=ZTEST([.C595:.G595];[.H595];[.I595])" office:value-type="float" office:value="0.00000250516597821715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352175393525007">
            <text:p>0,35218</text:p>
          </table:table-cell>
          <table:table-cell table:formula="oooc:=ZTEST([.C596:.G596];[.H596];[.I596])" office:value-type="float" office:value="0">
            <text:p>0</text:p>
          </table:table-cell>
          <table:table-cell office:value-type="float" office:value="1993">
            <text:p>1993</text:p>
          </table:table-cell>
          <table:table-cell office:value-type="float" office:value="2231">
            <text:p>2231</text:p>
          </table:table-cell>
          <table:table-cell office:value-type="float" office:value="4565">
            <text:p>4565</text:p>
          </table:table-cell>
          <table:table-cell office:value-type="float" office:value="2311">
            <text:p>2311</text:p>
          </table:table-cell>
          <table:table-cell office:value-type="float" office:value="2312">
            <text:p>2312</text:p>
          </table:table-cell>
          <table:table-cell office:value-type="float" office:value="2324">
            <text:p>2324</text:p>
          </table:table-cell>
          <table:table-cell office:value-type="float" office:value="2112">
            <text:p>2112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175747088023141">
            <text:p>0,17575</text:p>
          </table:table-cell>
          <table:table-cell table:formula="oooc:=ZTEST([.C597:.G597];[.H597];[.I597])" office:value-type="float" office:value="0.0112394366830627">
            <text:p>0,01124</text:p>
          </table:table-cell>
          <table:table-cell office:value-type="float" office:value="2.2">
            <text:p>2,2</text:p>
          </table:table-cell>
          <table:table-cell office:value-type="float" office:value="3.8">
            <text:p>3,8</text:p>
          </table:table-cell>
          <table:table-cell office:value-type="float" office:value="7.5">
            <text:p>7,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5">
            <text:p>0,5</text:p>
          </table:table-cell>
          <table:table-cell table:formula="oooc:=ZTEST([.C598:.G598];[.H598];[.I598])" office:value-type="float" office:value="0.5">
            <text:p>0,5</text:p>
          </table:table-cell>
          <table:table-cell table:number-columns-repeated="7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/>
          <table:table-cell table:style-name="ce1" table:number-columns-repeated="244"/>
        </table:table-row>
        <table:table-row table:style-name="ro3">
          <table:table-cell table:number-columns-repeated="2"/>
          <table:table-cell table:style-name="ce4" table:number-columns-repeated="2"/>
          <table:table-cell table:number-columns-repeated="8"/>
          <table:table-cell table:style-name="ce1"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CHITEST([.C600:.E600];[.F600:.H600])" office:value-type="float" office:value="1">
            <text:p>1</text:p>
          </table:table-cell>
          <table:table-cell table:number-columns-repeated="6" table:style-name="ce4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CHITEST</text:p>
          </table:table-cell>
          <table:table-cell table:style-name="ce1" table:number-columns-repeated="244"/>
        </table:table-row>
        <table:table-row table:style-name="ro2">
          <table:table-cell office:value-type="float" office:value="0.0158885604477502">
            <text:p>0,01589</text:p>
          </table:table-cell>
          <table:table-cell table:formula="oooc:=CHITEST([.C601:.E601];[.F601:.H601])" office:value-type="float" office:value="0.0158885604670349">
            <text:p>0,01589</text:p>
          </table:table-cell>
          <table:table-cell table:style-name="ce4" office:value-type="float" office:value="58">
            <text:p>58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5.35">
            <text:p>45,35</text:p>
          </table:table-cell>
          <table:table-cell table:style-name="ce4" office:value-type="float" office:value="17.56">
            <text:p>17,56</text:p>
          </table:table-cell>
          <table:table-cell table:style-name="ce4" office:value-type="float" office:value="16.09">
            <text:p>16,09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CHITEST([.C602:.E602];[.F602:.H602])" office:value-type="float" office:value="1">
            <text:p>1</text:p>
          </table:table-cell>
          <table:table-cell table:number-columns-repeated="6" table:style-name="ce4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105399224566261">
            <text:p>0,1054</text:p>
          </table:table-cell>
          <table:table-cell table:formula="oooc:=CHITEST([.C603:.E603];[.F603:.H603])" office:value-type="float" office:value="0.105399224602616">
            <text:p>0,105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0704733821340302">
            <text:p>0,07047</text:p>
          </table:table-cell>
          <table:table-cell table:formula="oooc:=CHITEST([.C604:.E604];[.F604:.H604])" office:value-type="float" office:value="0.0704733822058677">
            <text:p>0,07047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.09">
            <text:p>16,09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0503057598490152">
            <text:p>0,05031</text:p>
          </table:table-cell>
          <table:table-cell table:formula="oooc:=CHITEST([.C605:.E605];[.F605:.H605])" office:value-type="float" office:value="0.0503057599252655">
            <text:p>0,05031</text:p>
          </table:table-cell>
          <table:table-cell table:style-name="ce4" office:value-type="float" office:value="58">
            <text:p>58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5.35">
            <text:p>45,35</text:p>
          </table:table-cell>
          <table:table-cell table:style-name="ce4" office:value-type="float" office:value="17.56">
            <text:p>17,56</text:p>
          </table:table-cell>
          <table:table-cell table:style-name="ce4" office:value-type="float" office:value="10">
            <text:p>10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0503057598490152">
            <text:p>0,05031</text:p>
          </table:table-cell>
          <table:table-cell table:formula="oooc:=CHITEST([.C606:.E606];[.F606:.H606])" office:value-type="float" office:value="0.0503057599252655">
            <text:p>0,05031</text:p>
          </table:table-cell>
          <table:table-cell table:style-name="ce4" office:value-type="float" office:value="58">
            <text:p>58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5.35">
            <text:p>45,35</text:p>
          </table:table-cell>
          <table:table-cell table:style-name="ce4" office:value-type="float" office:value="17.56">
            <text:p>17,56</text:p>
          </table:table-cell>
          <table:table-cell table:style-name="ce4" office:value-type="float" office:value="10">
            <text:p>10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43562342027691">
            <text:p>0,43562</text:p>
          </table:table-cell>
          <table:table-cell table:formula="oooc:=CHITEST([.C607:.E607];[.F607:.H607])" office:value-type="float" office:value="0.435623418778107">
            <text:p>0,43562</text:p>
          </table:table-cell>
          <table:table-cell table:number-columns-repeated="2" table:style-name="ce4" office:value-type="float" office:value="12345">
            <text:p>12345</text:p>
          </table:table-cell>
          <table:table-cell table:style-name="ce4" office:value-type="float" office:value="32345">
            <text:p>32345</text:p>
          </table:table-cell>
          <table:table-cell table:style-name="ce4" office:value-type="float" office:value="12312">
            <text:p>12312</text:p>
          </table:table-cell>
          <table:table-cell table:style-name="ce4" office:value-type="float" office:value="12323">
            <text:p>12323</text:p>
          </table:table-cell>
          <table:table-cell table:style-name="ce4" office:value-type="float" office:value="32123">
            <text:p>32123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367200848117313">
            <text:p>0,3672</text:p>
          </table:table-cell>
          <table:table-cell table:formula="oooc:=CHITEST([.C608:.E608];[.F608:.H608])" office:value-type="float" office:value="0.367200848106625">
            <text:p>0,3672</text:p>
          </table:table-cell>
          <table:table-cell table:style-name="ce4" office:value-type="float" office:value="-11">
            <text:p>-11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0.32">
            <text:p>10,32</text:p>
          </table:table-cell>
          <table:table-cell table:style-name="ce4" office:value-type="float" office:value="-12">
            <text:p>-12</text:p>
          </table:table-cell>
          <table:table-cell table:style-name="ce4" office:value-type="float" office:value="17.56">
            <text:p>17,56</text:p>
          </table:table-cell>
          <table:table-cell table:style-name="ce4" office:value-type="float" office:value="16.09">
            <text:p>16,09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string">
            <text:p>!NUM:NaN/AE</text:p>
          </table:table-cell>
          <table:table-cell table:formula="oooc:=CHITEST([.C609:.E609];[.F609:.H609])" office:value-type="float" office:value="0">
            <text:p>0</text:p>
          </table:table-cell>
          <table:table-cell table:number-columns-repeated="4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3">
          <table:table-cell table:number-columns-repeated="2"/>
          <table:table-cell table:style-name="ce4" table:number-columns-repeated="6"/>
          <table:table-cell table:number-columns-repeated="4"/>
          <table:table-cell table:style-name="ce1" table:number-columns-repeated="244"/>
        </table:table-row>
        <table:table-row table:style-name="ro2">
          <table:table-cell office:value-type="string">
            <text:p>!NUM:NA</text:p>
          </table:table-cell>
          <table:table-cell table:formula="oooc:=CHITEST([.C611];[.D611])" office:value-type="float" office:value="0">
            <text:p>#VALUE!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1">
            <text:p>11</text:p>
          </table:table-cell>
          <table:table-cell table:style-name="ce4" table:number-columns-repeated="4"/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#N/A</text:p>
          </table:table-cell>
          <table:table-cell table:style-name="ce1" table:number-columns-repeated="243"/>
        </table:table-row>
        <table:table-row table:style-name="ro2">
          <table:table-cell office:value-type="float" office:value="0.0987145235403805">
            <text:p>0,09871</text:p>
          </table:table-cell>
          <table:table-cell table:formula="oooc:=CHITEST([.C612:.D612];[.E612:.F612])" office:value-type="float" office:value="0.0987144933378892">
            <text:p>0,09871</text:p>
          </table:table-cell>
          <table:table-cell table:style-name="ce4" office:value-type="float" office:value="58">
            <text:p>58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14">
            <text:p>14</text:p>
          </table:table-cell>
          <table:table-cell table:style-name="ce4" table:number-columns-repeated="2"/>
          <table:table-cell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42541284832121">
            <text:p>0,42541</text:p>
          </table:table-cell>
          <table:table-cell table:formula="oooc:=CHITEST([.C613:.F613];[.C614:.D615])" office:value-type="float" office:value="0">
            <text:p>Err:504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14">
            <text:p>14</text:p>
          </table:table-cell>
          <table:table-cell table:style-name="ce4" table:number-columns-repeated="2"/>
          <table:table-cell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string">
            <text:p>!NUM:NA</text:p>
          </table:table-cell>
          <table:table-cell table:formula="oooc:=CHITEST([.C614:.E614];[.F614:.G614])" office:value-type="float" office:value="0">
            <text:p>Err:504</text:p>
          </table:table-cell>
          <table:table-cell table:style-name="ce4" office:value-type="float" office:value="58">
            <text:p>58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5.35">
            <text:p>45,35</text:p>
          </table:table-cell>
          <table:table-cell table:style-name="ce4" office:value-type="float" office:value="17.56">
            <text:p>17,56</text:p>
          </table:table-cell>
          <table:table-cell table:style-name="ce4"/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#N/A</text:p>
          </table:table-cell>
          <table:table-cell table:style-name="ce1" table:number-columns-repeated="243"/>
        </table:table-row>
        <table:table-row table:style-name="ro2">
          <table:table-cell office:value-type="float" office:value="0.0107395449111855">
            <text:p>0,01074</text:p>
          </table:table-cell>
          <table:table-cell table:formula="oooc:=CHITEST([.C615:.E616];[.F615:.H616])" office:value-type="float" office:value="0.0107395449323401">
            <text:p>0,01074</text:p>
          </table:table-cell>
          <table:table-cell table:style-name="ce4" office:value-type="float" office:value="58">
            <text:p>58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5.35">
            <text:p>45,35</text:p>
          </table:table-cell>
          <table:table-cell table:style-name="ce4" office:value-type="float" office:value="17.56">
            <text:p>17,56</text:p>
          </table:table-cell>
          <table:table-cell table:style-name="ce4" office:value-type="float" office:value="16.09">
            <text:p>16,09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string">
            <text:p>!NUM:NA</text:p>
          </table:table-cell>
          <table:table-cell table:formula="oooc:=CHITEST([.C615:.E616];[.F615:.G616])" office:value-type="float" office:value="0">
            <text:p>Err:50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/A</text:p>
          </table:table-cell>
          <table:table-cell table:style-name="ce1" table:number-columns-repeated="243"/>
        </table:table-row>
        <table:table-row table:style-name="ro3">
          <table:table-cell table:number-columns-repeated="2"/>
          <table:table-cell table:style-name="ce4" table:number-columns-repeated="6"/>
          <table:table-cell table:number-columns-repeated="5"/>
          <table:table-cell table:style-name="ce1" table:number-columns-repeated="243"/>
        </table:table-row>
        <table:table-row table:style-name="ro2">
          <table:table-cell office:value-type="float" office:value="0.437499999998978">
            <text:p>0,4375</text:p>
          </table:table-cell>
          <table:table-cell table:formula="oooc:=FTEST([.C618:.E618];[.F618:.H618])" office:value-type="float" office:value="0.437499999999999">
            <text:p>0,4375</text:p>
          </table:table-cell>
          <table:table-cell office:value-type="float" office:value="2.2">
            <text:p>2,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FTEST</text:p>
          </table:table-cell>
          <table:table-cell table:style-name="ce1" table:number-columns-repeated="244"/>
        </table:table-row>
        <table:table-row table:style-name="ro2">
          <table:table-cell office:value-type="float" office:value="0.849508257559715">
            <text:p>0,84951</text:p>
          </table:table-cell>
          <table:table-cell table:formula="oooc:=FTEST([.C619:.E619];[.F619:.H619])" office:value-type="float" office:value="0.8495082575617">
            <text:p>0,84951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3.3">
            <text:p>3,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699999999998365">
            <text:p>0,7</text:p>
          </table:table-cell>
          <table:table-cell table:formula="oooc:=FTEST([.C620:.E620];[.F620:.H620])" office:value-type="float" office:value="0.7">
            <text:p>0,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451011737235812">
            <text:p>0,45101</text:p>
          </table:table-cell>
          <table:table-cell table:formula="oooc:=FTEST([.C621:.E621];[.F621:.H621])" office:value-type="float" office:value="0.451011737236865">
            <text:p>0,45101</text:p>
          </table:table-cell>
          <table:table-cell office:value-type="float" office:value="2210">
            <text:p>2210</text:p>
          </table:table-cell>
          <table:table-cell office:value-type="float" office:value="2131">
            <text:p>2131</text:p>
          </table:table-cell>
          <table:table-cell office:value-type="float" office:value="1232">
            <text:p>1232</text:p>
          </table:table-cell>
          <table:table-cell office:value-type="float" office:value="1233">
            <text:p>1233</text:p>
          </table:table-cell>
          <table:table-cell office:value-type="float" office:value="3243">
            <text:p>3243</text:p>
          </table:table-cell>
          <table:table-cell office:value-type="float" office:value="2133">
            <text:p>2133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/>
          <table:table-cell office:value-type="string">
            <office:annotation draw:style-name="gr2" draw:text-style-name="P3" svg:width="3.572cm" svg:height="2.715cm" svg:x="36.241cm" svg:y="289.49cm" draw:caption-point-x="-36.241cm" draw:caption-point-y="-289.49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style-name="ce1" table:number-columns-repeated="242"/>
        </table:table-row>
        <table:table-row table:style-name="ro2">
          <table:table-cell office:value-type="float" office:value="0.599999999998598">
            <text:p>0,6</text:p>
          </table:table-cell>
          <table:table-cell table:formula="oooc:=FTEST([.C622:.E622];[.F622:.H622])" office:value-type="float" office:value="0.6">
            <text:p>0,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000000000246913580215853">
            <text:p>0</text:p>
          </table:table-cell>
          <table:table-cell table:formula="oooc:=FTEST([.C623:.E623];[.F623:.H623])" office:value-type="float" office:value="0.000000000246913580216431">
            <text:p>0</text:p>
          </table:table-cell>
          <table:table-cell table:number-columns-repeated="2" office:value-type="float" office:value="10000">
            <text:p>10000</text:p>
          </table:table-cell>
          <table:table-cell office:value-type="float" office:value="100000">
            <text:p>10000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999999999997664">
            <text:p>1</text:p>
          </table:table-cell>
          <table:table-cell table:formula="oooc:=FTEST([.C624:.E624];[.F624:.H624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437499999998978">
            <text:p>0,4375</text:p>
          </table:table-cell>
          <table:table-cell table:formula="oooc:=FTEST([.C625:.E625];[.F625:.H625])" office:value-type="float" office:value="0.437499999999999">
            <text:p>0,4375</text:p>
          </table:table-cell>
          <table:table-cell office:value-type="float" office:value="2.2">
            <text:p>2,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string">
            <text:p>!NUM:FE</text:p>
          </table:table-cell>
          <table:table-cell table:formula="oooc:=FTEST([.C626:.E626];[.F626:.H626])" office:value-type="float" office:value="0">
            <text:p>#VALUE!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3">
          <table:table-cell table:number-columns-repeated="13"/>
          <table:table-cell table:style-name="ce1"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FTEST([.C628];[.D628:.H628])" office:value-type="float" office:value="0">
            <text:p>#VALUE!</text:p>
          </table:table-cell>
          <table:table-cell office:value-type="float" office:value="2.2">
            <text:p>2,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2">
          <table:table-cell office:value-type="float" office:value="0.160625543023546">
            <text:p>0,16063</text:p>
          </table:table-cell>
          <table:table-cell table:formula="oooc:=FTEST([.C629:.D629];[.E629:.H629])" office:value-type="float" office:value="0.160625543047428">
            <text:p>0,16063</text:p>
          </table:table-cell>
          <table:table-cell office:value-type="float" office:value="2.2">
            <text:p>2,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/>
          <table:table-cell office:value-type="string">
            <office:annotation draw:style-name="gr2" draw:text-style-name="P3" svg:width="3.572cm" svg:height="2.864cm" svg:x="36.241cm" svg:y="293.212cm" draw:caption-point-x="-36.241cm" draw:caption-point-y="-293.212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, long</text:p>
          </table:table-cell>
          <table:table-cell/>
          <table:table-cell table:style-name="ce1" table:number-columns-repeated="241"/>
        </table:table-row>
        <table:table-row table:style-name="ro2">
          <table:table-cell office:value-type="float" office:value="0.626394359210994">
            <text:p>0,62639</text:p>
          </table:table-cell>
          <table:table-cell table:formula="oooc:=FTEST([.C630:.E630];[.F630:.G630])" office:value-type="float" office:value="0.626394360513109">
            <text:p>0,62639</text:p>
          </table:table-cell>
          <table:table-cell office:value-type="float" office:value="2.2">
            <text:p>2,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" table:number-columns-repeated="244"/>
        </table:table-row>
        <table:table-row table:style-name="ro3">
          <table:table-cell table:number-columns-repeated="12"/>
          <table:table-cell table:style-name="ce1" table:number-columns-repeated="244"/>
        </table:table-row>
        <table:table-row table:style-name="ro2">
          <table:table-cell office:value-type="float" office:value="1.33333333333333">
            <text:p>1,33333</text:p>
          </table:table-cell>
          <table:table-cell table:formula="oooc:=STANDARDIZE([.C632];[.D632];[.E632])" office:value-type="float" office:value="1.33333333333333">
            <text:p>1,33333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1.5">
            <text:p>1,5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 office:value-type="string">
            <text:p>STANDARDIZE</text:p>
          </table:table-cell>
          <table:table-cell table:number-columns-repeated="4"/>
          <table:table-cell table:style-name="ce1" table:number-columns-repeated="240"/>
        </table:table-row>
        <table:table-row table:style-name="ro2">
          <table:table-cell office:value-type="float" office:value="-1.04">
            <text:p>-1,04</text:p>
          </table:table-cell>
          <table:table-cell table:formula="oooc:=STANDARDIZE([.C633];[.D633];[.E633])" office:value-type="float" office:value="-1.04">
            <text:p>-1,04</text:p>
          </table:table-cell>
          <table:table-cell office:value-type="float" office:value="1.2">
            <text:p>1,2</text:p>
          </table:table-cell>
          <table:table-cell office:value-type="float" office:value="3.8">
            <text:p>3,8</text:p>
          </table:table-cell>
          <table:table-cell office:value-type="float" office:value="2.5">
            <text:p>2,5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810372771474878">
            <text:p>0,81037</text:p>
          </table:table-cell>
          <table:table-cell table:formula="oooc:=STANDARDIZE([.C634];[.D634];[.E634])" office:value-type="float" office:value="0.810372771474878">
            <text:p>0,81037</text:p>
          </table:table-cell>
          <table:table-cell office:value-type="float" office:value="3000">
            <text:p>3000</text:p>
          </table:table-cell>
          <table:table-cell office:value-type="float" office:value="2000">
            <text:p>2000</text:p>
          </table:table-cell>
          <table:table-cell office:value-type="float" office:value="1234">
            <text:p>1234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STANDARDIZE([.C635];[.D635];[.E635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-1.33333333333333">
            <text:p>-1,33333</text:p>
          </table:table-cell>
          <table:table-cell table:formula="oooc:=STANDARDIZE([.C636];[.D636];[.E636])" office:value-type="float" office:value="-1.33333333333333">
            <text:p>-1,33333</text:p>
          </table:table-cell>
          <table:table-cell office:value-type="float" office:value="-1">
            <text:p>-1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string">
            <text:p>!NUM:FE</text:p>
          </table:table-cell>
          <table:table-cell table:formula="oooc:=STANDARDIZE([.C637];[.D637];[.E637])" office:value-type="float" office:value="0">
            <text:p>#DIV/0!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STANDARDIZE([.C638];[.D638];[.E638])" office:value-type="float" office:value="0">
            <text:p>Err:502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-1">
            <text:p>-1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3">
          <table:table-cell table:number-columns-repeated="12"/>
          <table:table-cell table:style-name="ce1" table:number-columns-repeated="244"/>
        </table:table-row>
        <table:table-row table:style-name="ro2">
          <table:table-cell office:value-type="float" office:value="1.5240638225085">
            <text:p>1,52406</text:p>
          </table:table-cell>
          <table:table-cell table:formula="oooc:=GAMMALN([.C640])" office:value-type="float" office:value="1.52406382236129">
            <text:p>1,52406</text:p>
          </table:table-cell>
          <table:table-cell office:value-type="float" office:value="0.2">
            <text:p>0,2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2" office:value-type="string">
            <text:p>GAMMALN</text:p>
          </table:table-cell>
          <table:table-cell table:style-name="ce1" table:number-columns-repeated="244"/>
        </table:table-row>
        <table:table-row table:style-name="ro2">
          <table:table-cell office:value-type="float" office:value="-0.0498724413063121">
            <text:p>-0,04987</text:p>
          </table:table-cell>
          <table:table-cell table:formula="oooc:=GAMMALN([.C641])" office:value-type="float" office:value="-0.0498724411591027">
            <text:p>-0,04987</text:p>
          </table:table-cell>
          <table:table-cell office:value-type="float" office:value="1.1">
            <text:p>1,1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-0.0000000000417159640164755">
            <text:p>0</text:p>
          </table:table-cell>
          <table:table-cell table:formula="oooc:=GAMMALN([.C642])" office:value-type="float" office:value="0.000000000105493391799882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00585480680690318">
            <text:p>0,00585</text:p>
          </table:table-cell>
          <table:table-cell table:formula="oooc:=GAMMALN([.C643])" office:value-type="float" office:value="0.00585480665969307">
            <text:p>0,00585</text:p>
          </table:table-cell>
          <table:table-cell office:value-type="float" office:value="0.99">
            <text:p>0,99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GAMMALN([.C644])" office:value-type="float" office:value="0">
            <text:p>Err:502</text:p>
          </table:table-cell>
          <table:table-cell office:value-type="float" office:value="-1">
            <text:p>-1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GAMMALN([.C645])" office:value-type="float" office:value="0">
            <text:p>Err:502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3">
          <table:table-cell table:number-columns-repeated="6"/>
          <table:table-cell table:style-name="ce1" table:number-columns-repeated="3"/>
          <table:table-cell table:number-columns-repeated="7"/>
          <table:table-cell table:style-name="ce1" table:number-columns-repeated="240"/>
        </table:table-row>
        <table:table-row table:style-name="ro2">
          <table:table-cell office:value-type="float" office:value="0.864664716763387">
            <text:p>0,86466</text:p>
          </table:table-cell>
          <table:table-cell table:formula="oooc:=EXPONDIST([.C647];[.D647];[.E647])" office:value-type="float" office:value="0.864664716763387">
            <text:p>0,864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5" office:value-type="boolean" office:boolean-value="true">
            <text:p>ИСТИНА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 office:value-type="string">
            <text:p>EXPONDIST</text:p>
          </table:table-cell>
          <table:table-cell table:number-columns-repeated="4"/>
          <table:table-cell table:style-name="ce1" table:number-columns-repeated="240"/>
        </table:table-row>
        <table:table-row table:style-name="ro2">
          <table:table-cell office:value-type="float" office:value="0.270670566473225">
            <text:p>0,27067</text:p>
          </table:table-cell>
          <table:table-cell table:formula="oooc:=EXPONDIST([.C648];[.D648];[.E648])" office:value-type="float" office:value="0.270670566473225">
            <text:p>0,270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5" office:value-type="boolean" office:boolean-value="false">
            <text:p>ЛОЖЬ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2cm" svg:height="2.91cm" svg:x="36.241cm" svg:y="302.023cm" draw:caption-point-x="-36.241cm" draw:caption-point-y="-302.023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0.81362602396059">
            <text:p>0,81363</text:p>
          </table:table-cell>
          <table:table-cell table:formula="oooc:=EXPONDIST([.C649];[.D649];[.E649])" office:value-type="float" office:value="0.81362602396059">
            <text:p>0,81363</text:p>
          </table:table-cell>
          <table:table-cell office:value-type="float" office:value="14">
            <text:p>14</text:p>
          </table:table-cell>
          <table:table-cell office:value-type="float" office:value="0.12">
            <text:p>0,12</text:p>
          </table:table-cell>
          <table:table-cell table:style-name="ce5" office:value-type="boolean" office:boolean-value="true">
            <text:p>ИСТИНА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0223648771247292">
            <text:p>0,02236</text:p>
          </table:table-cell>
          <table:table-cell table:formula="oooc:=EXPONDIST([.C650];[.D650];[.E650])" office:value-type="float" office:value="0.0223648771247292">
            <text:p>0,02236</text:p>
          </table:table-cell>
          <table:table-cell office:value-type="float" office:value="14">
            <text:p>14</text:p>
          </table:table-cell>
          <table:table-cell office:value-type="float" office:value="0.12">
            <text:p>0,12</text:p>
          </table:table-cell>
          <table:table-cell table:style-name="ce5" office:value-type="boolean" office:boolean-value="false">
            <text:p>ЛОЖЬ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990176718033718">
            <text:p>0,99018</text:p>
          </table:table-cell>
          <table:table-cell table:formula="oooc:=EXPONDIST([.C651];[.D651];[.E651])" office:value-type="float" office:value="0.990176718033718">
            <text:p>0,99018</text:p>
          </table:table-cell>
          <table:table-cell office:value-type="float" office:value="1.34">
            <text:p>1,34</text:p>
          </table:table-cell>
          <table:table-cell office:value-type="float" office:value="3.45">
            <text:p>3,45</text:p>
          </table:table-cell>
          <table:table-cell table:style-name="ce5" office:value-type="boolean" office:boolean-value="true">
            <text:p>ИСТИНА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0338903227836716">
            <text:p>0,03389</text:p>
          </table:table-cell>
          <table:table-cell table:formula="oooc:=EXPONDIST([.C652];[.D652];[.E652])" office:value-type="float" office:value="0.0338903227836716">
            <text:p>0,03389</text:p>
          </table:table-cell>
          <table:table-cell office:value-type="float" office:value="1.34">
            <text:p>1,34</text:p>
          </table:table-cell>
          <table:table-cell office:value-type="float" office:value="3.45">
            <text:p>3,45</text:p>
          </table:table-cell>
          <table:table-cell table:style-name="ce5" office:value-type="boolean" office:boolean-value="false">
            <text:p>ЛОЖЬ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769522030933364">
            <text:p>0,76952</text:p>
          </table:table-cell>
          <table:table-cell table:formula="oooc:=EXPONDIST([.C653];[.D653];[.E653])" office:value-type="float" office:value="0.769522030933364">
            <text:p>0,76952</text:p>
          </table:table-cell>
          <table:table-cell office:value-type="float" office:value="1223">
            <text:p>1223</text:p>
          </table:table-cell>
          <table:table-cell office:value-type="float" office:value="0.0012">
            <text:p>0,0012</text:p>
          </table:table-cell>
          <table:table-cell table:style-name="ce5" office:value-type="boolean" office:boolean-value="true">
            <text:p>ИСТИНА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000276573562879963">
            <text:p>0,00028</text:p>
          </table:table-cell>
          <table:table-cell table:formula="oooc:=EXPONDIST([.C654];[.D654];[.E654])" office:value-type="float" office:value="0.000276573562879963">
            <text:p>0,00028</text:p>
          </table:table-cell>
          <table:table-cell office:value-type="float" office:value="1223">
            <text:p>1223</text:p>
          </table:table-cell>
          <table:table-cell office:value-type="float" office:value="0.0012">
            <text:p>0,0012</text:p>
          </table:table-cell>
          <table:table-cell table:style-name="ce5" office:value-type="boolean" office:boolean-value="false">
            <text:p>ЛОЖЬ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19562755841065">
            <text:p>0,19563</text:p>
          </table:table-cell>
          <table:table-cell table:formula="oooc:=EXPONDIST([.C655];[.D655];[.E655])" office:value-type="float" office:value="0.19562755841065">
            <text:p>0,19563</text:p>
          </table:table-cell>
          <table:table-cell office:value-type="float" office:value="1.1">
            <text:p>1,1</text:p>
          </table:table-cell>
          <table:table-cell office:value-type="float" office:value="2.2">
            <text:p>2,2</text:p>
          </table:table-cell>
          <table:table-cell table:style-name="ce5" office:value-type="boolean" office:boolean-value="false">
            <text:p>ЛОЖЬ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EXPONDIST([.C656];[.D656];[.E656])" office:value-type="float" office:value="0">
            <text:p>0</text:p>
          </table:table-cell>
          <table:table-cell office:value-type="float" office:value="-0.01">
            <text:p>-0,01</text:p>
          </table:table-cell>
          <table:table-cell office:value-type="float" office:value="2.2">
            <text:p>2,2</text:p>
          </table:table-cell>
          <table:table-cell table:style-name="ce5" office:value-type="boolean" office:boolean-value="false">
            <text:p>ЛОЖЬ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EXPONDIST([.C657];[.D657];[.E657])" office:value-type="float" office:value="0">
            <text:p>Err:502</text:p>
          </table:table-cell>
          <table:table-cell office:value-type="float" office:value="1.1">
            <text:p>1,1</text:p>
          </table:table-cell>
          <table:table-cell office:value-type="float" office:value="0">
            <text:p>0</text:p>
          </table:table-cell>
          <table:table-cell table:style-name="ce5" office:value-type="boolean" office:boolean-value="false">
            <text:p>ЛОЖЬ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3">
          <table:table-cell table:number-columns-repeated="6"/>
          <table:table-cell table:style-name="ce1" table:number-columns-repeated="3"/>
          <table:table-cell table:number-columns-repeated="7"/>
          <table:table-cell table:style-name="ce1" table:number-columns-repeated="240"/>
        </table:table-row>
        <table:table-row table:style-name="ro2">
          <table:table-cell office:value-type="float" office:value="0.632120558828558">
            <text:p>0,63212</text:p>
          </table:table-cell>
          <table:table-cell table:formula="oooc:=WEIBULL([.C659];[.D659];[.E659];[.F659])" office:value-type="float" office:value="0.632120558828558">
            <text:p>0,63212</text:p>
          </table:table-cell>
          <table:table-cell table:number-columns-repeated="3" office:value-type="float" office:value="1">
            <text:p>1</text:p>
          </table:table-cell>
          <table:table-cell table:style-name="ce5" office:value-type="boolean" office:boolean-value="true">
            <text:p>ИСТИНА</text:p>
          </table:table-cell>
          <table:table-cell table:style-name="ce1"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WEIBULL</text:p>
          </table:table-cell>
          <table:table-cell table:number-columns-repeated="4"/>
          <table:table-cell table:style-name="ce1" table:number-columns-repeated="240"/>
        </table:table-row>
        <table:table-row table:style-name="ro2">
          <table:table-cell office:value-type="float" office:value="0">
            <text:p>0</text:p>
          </table:table-cell>
          <table:table-cell table:formula="oooc:=WEIBULL([.C660];[.D660];[.E660];[.F660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321">
            <text:p>321</text:p>
          </table:table-cell>
          <table:table-cell table:style-name="ce5" office:value-type="boolean" office:boolean-value="false">
            <text:p>ЛОЖЬ</text:p>
          </table:table-cell>
          <table:table-cell table:style-name="ce1" table:number-columns-repeated="3"/>
          <table:table-cell office:value-type="float" office:value="4">
            <text:p>4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10516068318563">
            <text:p>0,10516</text:p>
          </table:table-cell>
          <table:table-cell table:formula="oooc:=WEIBULL([.C661];[.D661];[.E661];[.F661])" office:value-type="float" office:value="0.10516068318563">
            <text:p>0,105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5" office:value-type="boolean" office:boolean-value="true">
            <text:p>ИСТИНА</text:p>
          </table:table-cell>
          <table:table-cell table:style-name="ce1" table:number-columns-repeated="3"/>
          <table:table-cell office:value-type="float" office:value="4">
            <text:p>4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129399802992336">
            <text:p>0,1294</text:p>
          </table:table-cell>
          <table:table-cell table:formula="oooc:=WEIBULL([.C662];[.D662];[.E662];[.F662])" office:value-type="float" office:value="0.129399802992336">
            <text:p>0,1294</text:p>
          </table:table-cell>
          <table:table-cell office:value-type="float" office:value="1.1">
            <text:p>1,1</text:p>
          </table:table-cell>
          <table:table-cell office:value-type="float" office:value="2.2">
            <text:p>2,2</text:p>
          </table:table-cell>
          <table:table-cell office:value-type="float" office:value="3.7">
            <text:p>3,7</text:p>
          </table:table-cell>
          <table:table-cell table:style-name="ce5" office:value-type="boolean" office:boolean-value="false">
            <text:p>ЛОЖЬ</text:p>
          </table:table-cell>
          <table:table-cell table:style-name="ce1" table:number-columns-repeated="3"/>
          <table:table-cell office:value-type="float" office:value="4">
            <text:p>4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10516068318563">
            <text:p>0,10516</text:p>
          </table:table-cell>
          <table:table-cell table:formula="oooc:=WEIBULL([.C663];[.D663];[.E663];[.F663])" office:value-type="float" office:value="0.10516068318563">
            <text:p>0,105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5" office:value-type="boolean" office:boolean-value="true">
            <text:p>ИСТИНА</text:p>
          </table:table-cell>
          <table:table-cell table:style-name="ce1" table:number-columns-repeated="3"/>
          <table:table-cell office:value-type="float" office:value="4">
            <text:p>4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129399802992336">
            <text:p>0,1294</text:p>
          </table:table-cell>
          <table:table-cell table:formula="oooc:=WEIBULL([.C664];[.D664];[.E664];[.F664])" office:value-type="float" office:value="0.129399802992336">
            <text:p>0,1294</text:p>
          </table:table-cell>
          <table:table-cell office:value-type="float" office:value="1.1">
            <text:p>1,1</text:p>
          </table:table-cell>
          <table:table-cell office:value-type="float" office:value="2.2">
            <text:p>2,2</text:p>
          </table:table-cell>
          <table:table-cell office:value-type="float" office:value="3.7">
            <text:p>3,7</text:p>
          </table:table-cell>
          <table:table-cell table:style-name="ce5" office:value-type="boolean" office:boolean-value="false">
            <text:p>ЛОЖЬ</text:p>
          </table:table-cell>
          <table:table-cell table:style-name="ce1" table:number-columns-repeated="3"/>
          <table:table-cell office:value-type="float" office:value="4">
            <text:p>4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929581390069277">
            <text:p>0,92958</text:p>
          </table:table-cell>
          <table:table-cell table:formula="oooc:=WEIBULL([.C665];[.D665];[.E665];[.F665])" office:value-type="float" office:value="0.929581390069277">
            <text:p>0,92958</text:p>
          </table:table-cell>
          <table:table-cell office:value-type="float" office:value="105">
            <text:p>10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style-name="ce5" office:value-type="boolean" office:boolean-value="true">
            <text:p>ИСТИНА</text:p>
          </table:table-cell>
          <table:table-cell table:style-name="ce1" table:number-columns-repeated="3"/>
          <table:table-cell office:value-type="float" office:value="4">
            <text:p>4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WEIBULL([.C666];[.D666];[.E666];[.F666])" office:value-type="float" office:value="0">
            <text:p>Err:502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style-name="ce5" office:value-type="boolean" office:boolean-value="false">
            <text:p>ЛОЖЬ</text:p>
          </table:table-cell>
          <table:table-cell table:style-name="ce1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WEIBULL([.C667];[.D667];[.E667];[.F667])" office:value-type="float" office:value="0">
            <text:p>Err:502</text:p>
          </table:table-cell>
          <table:table-cell office:value-type="float" office:value="105">
            <text:p>105</text:p>
          </table:table-cell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  <table:table-cell table:style-name="ce5" office:value-type="boolean" office:boolean-value="true">
            <text:p>ИСТИНА</text:p>
          </table:table-cell>
          <table:table-cell table:style-name="ce1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WEIBULL([.C668];[.D668];[.E668];[.F668])" office:value-type="float" office:value="0">
            <text:p>Err:502</text:p>
          </table:table-cell>
          <table:table-cell office:value-type="float" office:value="-0.01">
            <text:p>-0,01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table:style-name="ce5" office:value-type="boolean" office:boolean-value="false">
            <text:p>ЛОЖЬ</text:p>
          </table:table-cell>
          <table:table-cell table:style-name="ce1"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office:value-type="string">
            <office:annotation draw:style-name="gr2" draw:text-style-name="P3" svg:width="3.572cm" svg:height="2.668cm" svg:x="36.241cm" svg:y="311.397cm" draw:caption-point-x="-36.241cm" draw:caption-point-y="-311.397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number-columns-repeated="2"/>
          <table:table-cell table:style-name="ce1" table:number-columns-repeated="240"/>
        </table:table-row>
        <table:table-row table:style-name="ro3">
          <table:table-cell table:number-columns-repeated="6"/>
          <table:table-cell table:style-name="ce1" table:number-columns-repeated="3"/>
          <table:table-cell table:number-columns-repeated="7"/>
          <table:table-cell table:style-name="ce1" table:number-columns-repeated="240"/>
        </table:table-row>
        <table:table-row table:style-name="ro2">
          <table:table-cell office:value-type="float" office:value="0.867300527694053">
            <text:p>0,8673</text:p>
          </table:table-cell>
          <table:table-cell table:formula="oooc:=FISHER([.C670])" office:value-type="float" office:value="0.867300527694053">
            <text:p>0,8673</text:p>
          </table:table-cell>
          <table:table-cell office:value-type="float" office:value="0.7">
            <text:p>0,7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2" office:value-type="string">
            <text:p>FISHER</text:p>
          </table:table-cell>
          <table:table-cell table:number-columns-repeated="4"/>
          <table:table-cell table:style-name="ce1" table:number-columns-repeated="240"/>
        </table:table-row>
        <table:table-row table:style-name="ro2">
          <table:table-cell office:value-type="float" office:value="0">
            <text:p>0</text:p>
          </table:table-cell>
          <table:table-cell table:formula="oooc:=FISHER([.C671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3.8002011672502">
            <text:p>3,8002</text:p>
          </table:table-cell>
          <table:table-cell table:formula="oooc:=FISHER([.C672])" office:value-type="float" office:value="3.8002011672502">
            <text:p>3,8002</text:p>
          </table:table-cell>
          <table:table-cell office:value-type="float" office:value="0.999">
            <text:p>0,999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0100003333533347">
            <text:p>0,01</text:p>
          </table:table-cell>
          <table:table-cell table:formula="oooc:=FISHER([.C673])" office:value-type="float" office:value="0.0100003333533347">
            <text:p>0,01</text:p>
          </table:table-cell>
          <table:table-cell office:value-type="float" office:value="0.01">
            <text:p>0,01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2cm" svg:height="2.909cm" svg:x="36.241cm" svg:y="313.706cm" draw:caption-point-x="-36.241cm" draw:caption-point-y="-313.706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0.549306144334055">
            <text:p>0,54931</text:p>
          </table:table-cell>
          <table:table-cell table:formula="oooc:=FISHER([.C674])" office:value-type="float" office:value="0.549306144334055">
            <text:p>0,54931</text:p>
          </table:table-cell>
          <table:table-cell office:value-type="float" office:value="0.5">
            <text:p>0,5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2cm" svg:height="2.909cm" svg:x="36.241cm" svg:y="314.177cm" draw:caption-point-x="-36.241cm" draw:caption-point-y="-314.177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-0.549306144334055">
            <text:p>-0,54931</text:p>
          </table:table-cell>
          <table:table-cell table:formula="oooc:=FISHER([.C675])" office:value-type="float" office:value="-0.549306144334055">
            <text:p>-0,54931</text:p>
          </table:table-cell>
          <table:table-cell office:value-type="float" office:value="-0.5">
            <text:p>-0,5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2cm" svg:height="2.882cm" svg:x="36.241cm" svg:y="314.648cm" draw:caption-point-x="-36.241cm" draw:caption-point-y="-314.648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0.238417017362371">
            <text:p>0,23842</text:p>
          </table:table-cell>
          <table:table-cell table:formula="oooc:=FISHER([.C676])" office:value-type="float" office:value="0.238417017362371">
            <text:p>0,23842</text:p>
          </table:table-cell>
          <table:table-cell office:value-type="float" office:value="0.234">
            <text:p>0,234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FISHER([.C677])" office:value-type="float" office:value="0">
            <text:p>Err:502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FISHER([.C678])" office:value-type="float" office:value="0">
            <text:p>Err:502</text:p>
          </table:table-cell>
          <table:table-cell office:value-type="float" office:value="1.2">
            <text:p>1,2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FISHER([.C679])" office:value-type="float" office:value="0">
            <text:p>Err:502</text:p>
          </table:table-cell>
          <table:table-cell office:value-type="float" office:value="-1">
            <text:p>-1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3">
          <table:table-cell table:number-columns-repeated="6"/>
          <table:table-cell table:style-name="ce1" table:number-columns-repeated="3"/>
          <table:table-cell table:number-columns-repeated="7"/>
          <table:table-cell table:style-name="ce1" table:number-columns-repeated="240"/>
        </table:table-row>
        <table:table-row table:style-name="ro2">
          <table:table-cell office:value-type="float" office:value="12">
            <text:p>12</text:p>
          </table:table-cell>
          <table:table-cell table:formula="oooc:=SUMX2MY2([.C681:.E681];[.F681:.H681])"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SUMX2MY2</text:p>
          </table:table-cell>
          <table:table-cell table:number-columns-repeated="244"/>
        </table:table-row>
        <table:table-row table:style-name="ro2">
          <table:table-cell office:value-type="float" office:value="9.96">
            <text:p>9,96</text:p>
          </table:table-cell>
          <table:table-cell table:formula="oooc:=SUMX2MY2([.C682:.E682];[.F682:.H682])" office:value-type="float" office:value="9.96">
            <text:p>9,96</text:p>
          </table:table-cell>
          <table:table-cell office:value-type="float" office:value="2.2">
            <text:p>2,2</text:p>
          </table:table-cell>
          <table:table-cell office:value-type="float" office:value="-3.4">
            <text:p>-3,4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.8">
            <text:p>3,8</text:p>
          </table:table-cell>
          <table:table-cell/>
          <table:table-cell office:value-type="float" office:value="6">
            <text:p>6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!NUM:NA</text:p>
          </table:table-cell>
          <table:table-cell table:formula="oooc:=SUMX2MY2([.C684:.E684];[.F684:.G684])" office:value-type="float" office:value="0">
            <text:p>#VALUE!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46">
            <text:p>46</text:p>
          </table:table-cell>
          <table:table-cell table:formula="oooc:=SUMX2PY2([.C686:.E686];[.F686:.H686])"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SUMX2PY2</text:p>
          </table:table-cell>
          <table:table-cell table:number-columns-repeated="244"/>
        </table:table-row>
        <table:table-row table:style-name="ro2">
          <table:table-cell office:value-type="float" office:value="54.84">
            <text:p>54,84</text:p>
          </table:table-cell>
          <table:table-cell table:formula="oooc:=SUMX2PY2([.C687:.E687];[.F687:.H687])" office:value-type="float" office:value="54.84">
            <text:p>54,84</text:p>
          </table:table-cell>
          <table:table-cell office:value-type="float" office:value="2.2">
            <text:p>2,2</text:p>
          </table:table-cell>
          <table:table-cell office:value-type="float" office:value="-3.4">
            <text:p>-3,4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.8">
            <text:p>3,8</text:p>
          </table:table-cell>
          <table:table-cell/>
          <table:table-cell office:value-type="float" office:value="6">
            <text:p>6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!NUM:NA</text:p>
          </table:table-cell>
          <table:table-cell table:formula="oooc:=SUMX2PY2([.C689:.E689];[.F689:.G689])" office:value-type="float" office:value="0">
            <text:p>#VALUE!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2">
            <text:p>2</text:p>
          </table:table-cell>
          <table:table-cell table:formula="oooc:=SUMXMY2([.C691:.E691];[.F691:.H691])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SUMXMY2</text:p>
          </table:table-cell>
          <table:table-cell table:number-columns-repeated="244"/>
        </table:table-row>
        <table:table-row table:style-name="ro2">
          <table:table-cell office:value-type="float" office:value="29.24">
            <text:p>29,24</text:p>
          </table:table-cell>
          <table:table-cell table:formula="oooc:=SUMXMY2([.C692:.E692];[.F692:.H692])" office:value-type="float" office:value="29.24">
            <text:p>29,24</text:p>
          </table:table-cell>
          <table:table-cell office:value-type="float" office:value="2.2">
            <text:p>2,2</text:p>
          </table:table-cell>
          <table:table-cell office:value-type="float" office:value="-3.4">
            <text:p>-3,4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.8">
            <text:p>3,8</text:p>
          </table:table-cell>
          <table:table-cell/>
          <table:table-cell office:value-type="float" office:value="6">
            <text:p>6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!NUM:NA</text:p>
          </table:table-cell>
          <table:table-cell table:formula="oooc:=SUMXMY2([.C694:.E694];[.F694:.G694])" office:value-type="float" office:value="0">
            <text:p>#VALUE!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">
            <text:p>0</text:p>
          </table:table-cell>
          <table:table-cell table:formula="oooc:=STDEVPA([.C696])" office:value-type="float" office:value="0">
            <text:p>0</text:p>
          </table:table-cell>
          <table:table-cell office:value-type="float" office:value="2.3">
            <text:p>2,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STDEVPA</text:p>
          </table:table-cell>
          <table:table-cell table:number-columns-repeated="244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.4142135623731">
            <text:p>1,41421</text:p>
          </table:table-cell>
          <table:table-cell table:formula="oooc:=STDEVPA([.C698:.F698])" office:value-type="float" office:value="1.4142135623731">
            <text:p>1,4142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STDEVPA([.C699:.F699])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2.5664907948403">
            <text:p>2,56649</text:p>
          </table:table-cell>
          <table:table-cell table:formula="oooc:=STDEVPA([.C700:.F700])" office:value-type="float" office:value="2.5664907948403">
            <text:p>2,56649</text:p>
          </table:table-cell>
          <table:table-cell office:value-type="float" office:value="-2.3">
            <text:p>-2,3</text:p>
          </table:table-cell>
          <table:table-cell office:value-type="float" office:value="3.4">
            <text:p>3,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.38443731048635">
            <text:p>1,38444</text:p>
          </table:table-cell>
          <table:table-cell table:formula="oooc:=STDEVPA([.C702:.H702])" office:value-type="float" office:value="1.38443731048635">
            <text:p>1,384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1.49071198499986">
            <text:p>1,49071</text:p>
          </table:table-cell>
          <table:table-cell table:formula="oooc:=STDEVPA([.C703:.H703])" office:value-type="float" office:value="1.49071198499986">
            <text:p>1,4907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5" office:value-type="boolean" office:boolean-value="false">
            <text:p>ЛОЖЬ</text:p>
          </table:table-cell>
          <table:table-cell office:value-type="float" office:value="4">
            <text:p>4</text:p>
          </table:table-cell>
          <table:table-cell table:style-name="ce5" office:value-type="boolean" office:boolean-value="true">
            <text:p>ИСТИНА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462910049886276">
            <text:p>0,46291</text:p>
          </table:table-cell>
          <table:table-cell table:formula="oooc:=STEYX([.C705:.E705];[.F705:.H705])" office:value-type="float" office:value="0.462910049886276">
            <text:p>0,4629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STEYX</text:p>
          </table:table-cell>
          <table:table-cell table:number-columns-repeated="244"/>
        </table:table-row>
        <table:table-row table:style-name="ro2">
          <table:table-cell office:value-type="float" office:value="2.54950975679639">
            <text:p>2,54951</text:p>
          </table:table-cell>
          <table:table-cell table:formula="oooc:=STEYX([.C706:.E706];[.F706:.H706])" office:value-type="float" office:value="2.54950975679639">
            <text:p>2,549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0.571547606649408">
            <text:p>0,57155</text:p>
          </table:table-cell>
          <table:table-cell table:formula="oooc:=STEYX([.C707:.E707];[.F707:.H707])" office:value-type="float" office:value="0.571547606649408">
            <text:p>0,57155</text:p>
          </table:table-cell>
          <table:table-cell office:value-type="float" office:value="4">
            <text:p>4</text:p>
          </table:table-cell>
          <table:table-cell office:value-type="float" office:value="4.2">
            <text:p>4,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5.63774535269823">
            <text:p>5,63775</text:p>
          </table:table-cell>
          <table:table-cell table:formula="oooc:=STEYX([.C708:.E708];[.F708:.H708])" office:value-type="float" office:value="5.63774535269823">
            <text:p>5,6377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float" office:value="6">
            <text:p>6</text:p>
          </table:table-cell>
          <table:table-cell office:value-type="float" office:value="2.1">
            <text:p>2,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0.881962098311">
            <text:p>0,88196</text:p>
          </table:table-cell>
          <table:table-cell table:formula="oooc:=STEYX([.C709:.E709];[.F709:.H709])" office:value-type="float" office:value="0.881962098311">
            <text:p>0,88196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1.68374582404827">
            <text:p>1,68375</text:p>
          </table:table-cell>
          <table:table-cell table:formula="oooc:=STEYX([.C710:.E710];[.F710:.H710])" office:value-type="float" office:value="1.68374582404827">
            <text:p>1,68375</text:p>
          </table:table-cell>
          <table:table-cell office:value-type="float" office:value="4.1">
            <text:p>4,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4.43920964570057">
            <text:p>4,43921</text:p>
          </table:table-cell>
          <table:table-cell table:formula="oooc:=STEYX([.C711:.E711];[.F711:.H711])" office:value-type="float" office:value="4.43920964570057">
            <text:p>4,43921</text:p>
          </table:table-cell>
          <table:table-cell office:value-type="float" office:value="4.1">
            <text:p>4,1</text:p>
          </table:table-cell>
          <table:table-cell office:value-type="float" office:value="-3.4">
            <text:p>-3,4</text:p>
          </table:table-cell>
          <table:table-cell office:value-type="float" office:value="3">
            <text:p>3</text:p>
          </table:table-cell>
          <table:table-cell office:value-type="float" office:value="3.9">
            <text:p>3,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string">
            <text:p>!NUM:NaN/AE</text:p>
          </table:table-cell>
          <table:table-cell table:formula="oooc:=STEYX([.C712:.E712];[.F712:.H712])" office:value-type="float" office:value="0">
            <text:p>#DIV/0!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float" office:value="0">
            <text:p>0</text:p>
          </table:table-cell>
          <table:table-cell table:formula="oooc:=STEYX([.C713:.E713];[.F713:.H713])" office:value-type="float" office:value="0">
            <text:p>0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!NUM:NA</text:p>
          </table:table-cell>
          <table:table-cell table:formula="oooc:=STEYX([.C715:.E715];[.F715:.G715])" office:value-type="float" office:value="0">
            <text:p>Err:504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STEYX([.C716];[.D716])" office:value-type="float" office:value="0">
            <text:p>#VALUE!</text:p>
          </table:table-cell>
          <table:table-cell office:value-type="float" office:value="4.1">
            <text:p>4,1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3.30571895021004">
            <text:p>3,30572</text:p>
          </table:table-cell>
          <table:table-cell table:formula="oooc:=STEYX([.C718:.I718];[.C719:.I719])" office:value-type="float" office:value="3.30571895021004">
            <text:p>3,3057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3.81051177665153">
            <text:p>3,81051</text:p>
          </table:table-cell>
          <table:table-cell table:formula="oooc:=STEYX([.C718:.E719];[.F718:.H719])" office:value-type="float" office:value="3.81051177665153">
            <text:p>3,8105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 table:number-rows-repeated="2">
          <table:table-cell table:number-columns-repeated="256"/>
        </table:table-row>
        <table:table-row table:style-name="ro2">
          <table:table-cell office:value-type="float" office:value="-0.944911182523068">
            <text:p>-0,94491</text:p>
          </table:table-cell>
          <table:table-cell table:formula="oooc:=CORREL([.C722:.E722];[.F722:.H722])" office:value-type="float" office:value="-0.944911182523068">
            <text:p>-0,9449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CORREL</text:p>
          </table:table-cell>
          <table:table-cell table:number-columns-repeated="244"/>
        </table:table-row>
        <table:table-row table:style-name="ro2">
          <table:table-cell office:value-type="float" office:value="0.0524142418360959">
            <text:p>0,05241</text:p>
          </table:table-cell>
          <table:table-cell table:formula="oooc:=CORREL([.C723:.E723];[.F723:.H723])" office:value-type="float" office:value="0.0524142418360959">
            <text:p>0,0524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-0.777713771047819">
            <text:p>-0,77771</text:p>
          </table:table-cell>
          <table:table-cell table:formula="oooc:=CORREL([.C724:.E724];[.F724:.H724])" office:value-type="float" office:value="-0.777713771047819">
            <text:p>-0,77771</text:p>
          </table:table-cell>
          <table:table-cell office:value-type="float" office:value="4">
            <text:p>4</text:p>
          </table:table-cell>
          <table:table-cell office:value-type="float" office:value="4.2">
            <text:p>4,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0.404443325615576">
            <text:p>0,40444</text:p>
          </table:table-cell>
          <table:table-cell table:formula="oooc:=CORREL([.C725:.E725];[.F725:.H725])" office:value-type="float" office:value="0.404443325615576">
            <text:p>0,4044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float" office:value="6">
            <text:p>6</text:p>
          </table:table-cell>
          <table:table-cell office:value-type="float" office:value="2.1">
            <text:p>2,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-0.188982236504614">
            <text:p>-0,18898</text:p>
          </table:table-cell>
          <table:table-cell table:formula="oooc:=CORREL([.C726:.E726];[.F726:.H726])" office:value-type="float" office:value="-0.188982236504614">
            <text:p>-0,18898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-0.827788113360999">
            <text:p>-0,82779</text:p>
          </table:table-cell>
          <table:table-cell table:formula="oooc:=CORREL([.C727:.E727];[.F727:.H727])" office:value-type="float" office:value="-0.827788113360999">
            <text:p>-0,82779</text:p>
          </table:table-cell>
          <table:table-cell office:value-type="float" office:value="4.1">
            <text:p>4,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0.631911113850141">
            <text:p>0,63191</text:p>
          </table:table-cell>
          <table:table-cell table:formula="oooc:=CORREL([.C728:.E728];[.F728:.H728])" office:value-type="float" office:value="0.631911113850141">
            <text:p>0,63191</text:p>
          </table:table-cell>
          <table:table-cell office:value-type="float" office:value="4.1">
            <text:p>4,1</text:p>
          </table:table-cell>
          <table:table-cell office:value-type="float" office:value="-3.4">
            <text:p>-3,4</text:p>
          </table:table-cell>
          <table:table-cell office:value-type="float" office:value="3">
            <text:p>3</text:p>
          </table:table-cell>
          <table:table-cell office:value-type="float" office:value="3.9">
            <text:p>3,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string">
            <text:p>!NUM:NaN/AE</text:p>
          </table:table-cell>
          <table:table-cell table:formula="oooc:=CORREL([.C729:.E729];[.F729:.H729])" office:value-type="float" office:value="0">
            <text:p>#DIV/0!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NaN/AE</text:p>
          </table:table-cell>
          <table:table-cell table:formula="oooc:=CORREL([.C730:.E730];[.F730:.H730])" office:value-type="float" office:value="0">
            <text:p>#DIV/0!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!NUM:NA</text:p>
          </table:table-cell>
          <table:table-cell table:formula="oooc:=CORREL([.C732:.E732];[.F732:.G732])" office:value-type="float" office:value="0">
            <text:p>Err:504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string">
            <text:p>!NUM:NaN/AE</text:p>
          </table:table-cell>
          <table:table-cell table:formula="oooc:=CORREL([.C733];[.D733])" office:value-type="float" office:value="0">
            <text:p>#DIV/0!</text:p>
          </table:table-cell>
          <table:table-cell office:value-type="float" office:value="4.1">
            <text:p>4,1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240728460242825">
            <text:p>0,24073</text:p>
          </table:table-cell>
          <table:table-cell table:formula="oooc:=CORREL([.C735:.I735];[.C736:.I736])" office:value-type="float" office:value="0.240728460242825">
            <text:p>0,2407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0.178885438199983">
            <text:p>0,17889</text:p>
          </table:table-cell>
          <table:table-cell table:formula="oooc:=CORREL([.C735:.E736];[.F735:.H736])" office:value-type="float" office:value="0.178885438199983">
            <text:p>0,1788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5.4">
            <text:p>5,4</text:p>
          </table:table-cell>
          <table:table-cell table:formula="oooc:=INTERCEPT([.C738:.E738];[.F738:.H738])" office:value-type="float" office:value="5.4">
            <text:p>5,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INTERCEPT</text:p>
          </table:table-cell>
          <table:table-cell table:number-columns-repeated="244"/>
        </table:table-row>
        <table:table-row table:style-name="ro2">
          <table:table-cell office:value-type="float" office:value="-3.19424460431655">
            <text:p>-3,19424</text:p>
          </table:table-cell>
          <table:table-cell table:formula="oooc:=INTERCEPT([.C739:.E739];[.F739:.H739])" office:value-type="float" office:value="-3.19424460431655">
            <text:p>-3,1942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float" office:value="6">
            <text:p>6</text:p>
          </table:table-cell>
          <table:table-cell office:value-type="float" office:value="2.1">
            <text:p>2,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office:annotation draw:style-name="gr2" draw:text-style-name="P3" svg:width="3.572cm" svg:height="3.889cm" svg:x="36.241cm" svg:y="344.012cm" draw:caption-point-x="-36.241cm" draw:caption-point-y="-344.012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float" office:value="3.70714285714286">
            <text:p>3,70714</text:p>
          </table:table-cell>
          <table:table-cell table:formula="oooc:=INTERCEPT([.C740:.E740];[.F740:.H740])" office:value-type="float" office:value="3.70714285714286">
            <text:p>3,70714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office:annotation draw:style-name="gr2" draw:text-style-name="P3" svg:width="3.572cm" svg:height="2.521cm" svg:x="36.241cm" svg:y="344.483cm" draw:caption-point-x="-36.241cm" draw:caption-point-y="-344.483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float" office:value="7.35">
            <text:p>7,35</text:p>
          </table:table-cell>
          <table:table-cell table:formula="oooc:=INTERCEPT([.C741:.E741];[.F741:.H741])" office:value-type="float" office:value="7.35">
            <text:p>7,35</text:p>
          </table:table-cell>
          <table:table-cell office:value-type="float" office:value="4.1">
            <text:p>4,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-5.91518987341772">
            <text:p>-5,91519</text:p>
          </table:table-cell>
          <table:table-cell table:formula="oooc:=INTERCEPT([.C742:.E742];[.F742:.H742])" office:value-type="float" office:value="-5.91518987341772">
            <text:p>-5,91519</text:p>
          </table:table-cell>
          <table:table-cell office:value-type="float" office:value="4.1">
            <text:p>4,1</text:p>
          </table:table-cell>
          <table:table-cell office:value-type="float" office:value="-3.4">
            <text:p>-3,4</text:p>
          </table:table-cell>
          <table:table-cell office:value-type="float" office:value="3">
            <text:p>3</text:p>
          </table:table-cell>
          <table:table-cell office:value-type="float" office:value="3.9">
            <text:p>3,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office:annotation draw:style-name="gr2" draw:text-style-name="P3" svg:width="3.572cm" svg:height="2.015cm" svg:x="36.241cm" svg:y="345.425cm" draw:caption-point-x="-36.241cm" draw:caption-point-y="-345.425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!NUM:NaN/AE</text:p>
          </table:table-cell>
          <table:table-cell table:formula="oooc:=INTERCEPT([.C743:.E743];[.F743:.H743])" office:value-type="float" office:value="0">
            <text:p>#DIV/0!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float" office:value="3">
            <text:p>3</text:p>
          </table:table-cell>
          <table:table-cell table:formula="oooc:=INTERCEPT([.C744:.E744];[.F744:.H744])" office:value-type="float" office:value="3">
            <text:p>3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!NUM:NA</text:p>
          </table:table-cell>
          <table:table-cell table:formula="oooc:=INTERCEPT([.C746:.E746];[.F746:.G746])" office:value-type="float" office:value="0">
            <text:p>Err:504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string">
            <text:p>!NUM:NaN/AE</text:p>
          </table:table-cell>
          <table:table-cell table:formula="oooc:=INTERCEPT([.C747];[.D747])" office:value-type="float" office:value="0">
            <text:p>#DIV/0!</text:p>
          </table:table-cell>
          <table:table-cell office:value-type="float" office:value="4.1">
            <text:p>4,1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3.16666666666667">
            <text:p>3,16667</text:p>
          </table:table-cell>
          <table:table-cell table:formula="oooc:=INTERCEPT([.C749:.I749];[.C750:.I750])" office:value-type="float" office:value="3.16666666666667">
            <text:p>3,1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office:annotation draw:style-name="gr2" draw:text-style-name="P3" svg:width="3.572cm" svg:height="1.978cm" svg:x="36.241cm" svg:y="348.657cm" draw:caption-point-x="-36.241cm" draw:caption-point-y="-348.657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float" office:value="4.72">
            <text:p>4,72</text:p>
          </table:table-cell>
          <table:table-cell table:formula="oooc:=INTERCEPT([.C749:.E750];[.F749:.H750])" office:value-type="float" office:value="4.72">
            <text:p>4,7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-0.3">
            <text:p>-0,3</text:p>
          </table:table-cell>
          <table:table-cell table:formula="oooc:=SLOPE([.C752:.E752];[.F752:.H752])" office:value-type="float" office:value="-0.3">
            <text:p>-0,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SLOPE</text:p>
          </table:table-cell>
          <table:table-cell table:number-columns-repeated="244"/>
        </table:table-row>
        <table:table-row table:style-name="ro2">
          <table:table-cell office:value-type="float" office:value="0.863309352517986">
            <text:p>0,86331</text:p>
          </table:table-cell>
          <table:table-cell table:formula="oooc:=SLOPE([.C753:.E753];[.F753:.H753])" office:value-type="float" office:value="0.863309352517986">
            <text:p>0,8633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float" office:value="6">
            <text:p>6</text:p>
          </table:table-cell>
          <table:table-cell office:value-type="float" office:value="2.1">
            <text:p>2,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-0.0785714285714286">
            <text:p>-0,07857</text:p>
          </table:table-cell>
          <table:table-cell table:formula="oooc:=SLOPE([.C754:.E754];[.F754:.H754])" office:value-type="float" office:value="-0.0785714285714286">
            <text:p>-0,07857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-1.15">
            <text:p>-1,15</text:p>
          </table:table-cell>
          <table:table-cell table:formula="oooc:=SLOPE([.C755:.E755];[.F755:.H755])" office:value-type="float" office:value="-1.15">
            <text:p>-1,15</text:p>
          </table:table-cell>
          <table:table-cell office:value-type="float" office:value="4.1">
            <text:p>4,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1.66244725738397">
            <text:p>1,66245</text:p>
          </table:table-cell>
          <table:table-cell table:formula="oooc:=SLOPE([.C756:.E756];[.F756:.H756])" office:value-type="float" office:value="1.66244725738397">
            <text:p>1,66245</text:p>
          </table:table-cell>
          <table:table-cell office:value-type="float" office:value="4.1">
            <text:p>4,1</text:p>
          </table:table-cell>
          <table:table-cell office:value-type="float" office:value="-3.4">
            <text:p>-3,4</text:p>
          </table:table-cell>
          <table:table-cell office:value-type="float" office:value="3">
            <text:p>3</text:p>
          </table:table-cell>
          <table:table-cell office:value-type="float" office:value="3.9">
            <text:p>3,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string">
            <text:p>!NUM:NaN/AE</text:p>
          </table:table-cell>
          <table:table-cell table:formula="oooc:=SLOPE([.C757:.E757];[.F757:.H757])" office:value-type="float" office:value="0">
            <text:p>#DIV/0!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float" office:value="0">
            <text:p>0</text:p>
          </table:table-cell>
          <table:table-cell table:formula="oooc:=SLOPE([.C758:.E758];[.F758:.H758])" office:value-type="float" office:value="0">
            <text:p>0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!NUM:NA</text:p>
          </table:table-cell>
          <table:table-cell table:formula="oooc:=SLOPE([.C760:.E760];[.F760:.G760])" office:value-type="float" office:value="0">
            <text:p>Err:504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305555555555556">
            <text:p>0,30556</text:p>
          </table:table-cell>
          <table:table-cell table:formula="oooc:=SLOPE([.C762:.I762];[.C763:.I763])" office:value-type="float" office:value="0.305555555555556">
            <text:p>0,3055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0.24">
            <text:p>0,24</text:p>
          </table:table-cell>
          <table:table-cell table:formula="oooc:=SLOPE([.C762:.E763];[.F762:.H763])" office:value-type="float" office:value="0.24">
            <text:p>0,2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PROB([.C765:.D765];[.E765:.F765];[.G765];[.H765])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3">
            <text:p>0,3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PROB</text:p>
          </table:table-cell>
          <table:table-cell table:number-columns-repeated="244"/>
        </table:table-row>
        <table:table-row table:style-name="ro2">
          <table:table-cell office:value-type="float" office:value="0.2">
            <text:p>0,2</text:p>
          </table:table-cell>
          <table:table-cell table:formula="oooc:=PROB([.C766:.D766];[.E766:.F766];[.G766];[.H766])"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 office:value-type="float" office:value="2.1">
            <text:p>2,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PROB([.C767:.D767];[.E767:.F767];[.G767];[.H767])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0.25">
            <text:p>0,25</text:p>
          </table:table-cell>
          <table:table-cell table:formula="oooc:=PROB([.C768:.D768];[.E768:.F768];[.G768];[.H768])" office:value-type="float" office:value="0.25">
            <text:p>0,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25">
            <text:p>0,25</text:p>
          </table:table-cell>
          <table:table-cell office:value-type="float" office:value="0.75">
            <text:p>0,75</text:p>
          </table:table-cell>
          <table:table-cell office:value-type="float" office:value="2.1">
            <text:p>2,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0.2">
            <text:p>0,2</text:p>
          </table:table-cell>
          <table:table-cell table:formula="oooc:=PROB([.C769:.D769];[.E769:.F769];[.G769];[.H769])"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0.2">
            <text:p>0,2</text:p>
          </table:table-cell>
          <table:table-cell table:formula="oooc:=PROB([.C770:.D770];[.E770:.F770];[.G770];[.H770])" office:value-type="float" office:value="0.2">
            <text:p>0,2</text:p>
          </table:table-cell>
          <table:table-cell office:value-type="float" office:value="-2.3">
            <text:p>-2,3</text:p>
          </table:table-cell>
          <table:table-cell office:value-type="float" office:value="5.6">
            <text:p>5,6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 office:value-type="float" office:value="-10">
            <text:p>-10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PROB([.C771:.D771];[.E771:.F771];[.G771];[.H771])" office:value-type="float" office:value="1">
            <text:p>1</text:p>
          </table:table-cell>
          <table:table-cell office:value-type="float" office:value="4.1">
            <text:p>4,1</text:p>
          </table:table-cell>
          <table:table-cell office:value-type="float" office:value="3">
            <text:p>3</text:p>
          </table:table-cell>
          <table:table-cell office:value-type="float" office:value="0.4">
            <text:p>0,4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-0.2">
            <text:p>-0,2</text:p>
          </table:table-cell>
          <table:table-cell table:formula="oooc:=PROB([.C772:.D772];[.E772:.F772];[.G772];[.H772])" office:value-type="float" office:value="0">
            <text:p>#VALUE!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.2">
            <text:p>1,2</text:p>
          </table:table-cell>
          <table:table-cell office:value-type="float" office:value="-0.2">
            <text:p>-0,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PROB([.C773:.D773];[.E773:.F773];[.G773];[.H773])" office:value-type="float" office:value="0">
            <text:p>#VALUE!</text:p>
          </table:table-cell>
          <table:table-cell office:value-type="float" office:value="4.1">
            <text:p>4,1</text:p>
          </table:table-cell>
          <table:table-cell office:value-type="float" office:value="3">
            <text:p>3</text:p>
          </table:table-cell>
          <table:table-cell office:value-type="float" office:value="0.5">
            <text:p>0,5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1">
            <text:p>0,1</text:p>
          </table:table-cell>
          <table:table-cell table:formula="oooc:=PROB([.C775:.D776];[.E775:.F776];[.G775])" office:value-type="float" office:value="0.1">
            <text:p>0,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string">
            <text:p>!NUM:NA</text:p>
          </table:table-cell>
          <table:table-cell table:formula="oooc:=PROB([.C776:.D776];[.E775:.F776];[.G776];[.H776])" office:value-type="float" office:value="0">
            <text:p>#N/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1">
            <text:p>0,1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4">
            <text:p>4</text:p>
          </table:table-cell>
          <table:table-cell table:formula="oooc:=CRITBINOM([.C778];[.D778];[.E778])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.5">
            <text:p>0,5</text:p>
          </table:table-cell>
          <table:table-cell office:value-type="float" office:value="0.75">
            <text:p>0,7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CRITBINOM</text:p>
          </table:table-cell>
          <table:table-cell table:number-columns-repeated="244"/>
        </table:table-row>
        <table:table-row table:style-name="ro2">
          <table:table-cell office:value-type="float" office:value="3">
            <text:p>3</text:p>
          </table:table-cell>
          <table:table-cell table:formula="oooc:=CRITBINOM([.C779];[.D779];[.E779])" office:value-type="float" office:value="3">
            <text:p>3</text:p>
          </table:table-cell>
          <table:table-cell office:value-type="float" office:value="4.3">
            <text:p>4,3</text:p>
          </table:table-cell>
          <table:table-cell office:value-type="float" office:value="0.5">
            <text:p>0,5</text:p>
          </table:table-cell>
          <table:table-cell office:value-type="float" office:value="0.75">
            <text:p>0,7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CRITBINOM([.C780];[.D780];[.E780])" office:value-type="float" office:value="4">
            <text:p>4</text:p>
          </table:table-cell>
          <table:table-cell office:value-type="float" office:value="6.7">
            <text:p>6,7</text:p>
          </table:table-cell>
          <table:table-cell office:value-type="float" office:value="0.45">
            <text:p>0,45</text:p>
          </table:table-cell>
          <table:table-cell office:value-type="float" office:value="0.75">
            <text:p>0,7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CRITBINOM([.C781];[.D781];[.E781])" office:value-type="float" office:value="5">
            <text:p>5</text:p>
          </table:table-cell>
          <table:table-cell office:value-type="float" office:value="6.7">
            <text:p>6,7</text:p>
          </table:table-cell>
          <table:table-cell office:value-type="float" office:value="0.82">
            <text:p>0,82</text:p>
          </table:table-cell>
          <table:table-cell office:value-type="float" office:value="0.45">
            <text:p>0,4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7">
            <text:p>7</text:p>
          </table:table-cell>
          <table:table-cell table:formula="oooc:=CRITBINOM([.C782];[.D782];[.E782])"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0.999999">
            <text:p>1</text:p>
          </table:table-cell>
          <table:table-cell office:value-type="float" office:value="0.34">
            <text:p>0,34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7">
            <text:p>7</text:p>
          </table:table-cell>
          <table:table-cell table:formula="oooc:=CRITBINOM([.C783];[.D783];[.E783])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" office:value-type="float" office:value="0.999999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CRITBINOM([.C784];[.D784];[.E784])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.000001">
            <text:p>0</text:p>
          </table:table-cell>
          <table:table-cell office:value-type="float" office:value="0.33">
            <text:p>0,33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CRITBINOM([.C785];[.D785];[.E785])" office:value-type="float" office:value="0">
            <text:p>Err:502</text:p>
          </table:table-cell>
          <table:table-cell office:value-type="float" office:value="-0.01">
            <text:p>-0,01</text:p>
          </table:table-cell>
          <table:table-cell office:value-type="float" office:value="0.45">
            <text:p>0,45</text:p>
          </table:table-cell>
          <table:table-cell office:value-type="float" office:value="0.78">
            <text:p>0,78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CRITBINOM([.C786];[.D786];[.E786])" office:value-type="float" office:value="0">
            <text:p>Err:502</text:p>
          </table:table-cell>
          <table:table-cell office:value-type="float" office:value="6">
            <text:p>6</text:p>
          </table:table-cell>
          <table:table-cell office:value-type="float" office:value="0.45">
            <text:p>0,45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CRITBINOM([.C787];[.D787];[.E787])" office:value-type="float" office:value="0">
            <text:p>Err:502</text:p>
          </table:table-cell>
          <table:table-cell office:value-type="float" office:value="6">
            <text:p>6</text:p>
          </table:table-cell>
          <table:table-cell office:value-type="float" office:value="0.45">
            <text:p>0,45</text:p>
          </table:table-cell>
          <table:table-cell office:value-type="float" office:value="-0.01">
            <text:p>-0,0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CRITBINOM([.C788];[.D788];[.E788])"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45">
            <text:p>0,4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CRITBINOM([.C789];[.D789];[.E789])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75">
            <text:p>0,7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CRITBINOM([.C790];[.D790];[.E790])" office:value-type="float" office:value="0">
            <text:p>Err:502</text:p>
          </table:table-cell>
          <table:table-cell office:value-type="float" office:value="-1">
            <text:p>-1</text:p>
          </table:table-cell>
          <table:table-cell office:value-type="float" office:value="0.5">
            <text:p>0,5</text:p>
          </table:table-cell>
          <table:table-cell office:value-type="float" office:value="0.75">
            <text:p>0,7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CRITBINOM([.C791];[.D791];[.E791])" office:value-type="float" office:value="0">
            <text:p>#VALUE!</text:p>
          </table:table-cell>
          <table:table-cell office:value-type="float" office:value="10000000000">
            <text:p>10000000000</text:p>
          </table:table-cell>
          <table:table-cell office:value-type="float" office:value="0.5">
            <text:p>0,5</text:p>
          </table:table-cell>
          <table:table-cell office:value-type="float" office:value="0.75">
            <text:p>0,75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5">
            <text:p>0,5</text:p>
          </table:table-cell>
          <table:table-cell table:formula="oooc:=PERCENTRANK([.C793:.E793];[.F793])"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PERCENTRANK</text:p>
          </table:table-cell>
          <table:table-cell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PERCENTRANK([.C794:.E794];[.F794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5">
            <text:p>0,5</text:p>
          </table:table-cell>
          <table:table-cell table:formula="oooc:=PERCENTRANK([.C795:.E795];[.F795])"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2.2">
            <text:p>2,2</text:p>
          </table:table-cell>
          <table:table-cell office:value-type="float" office:value="6.23">
            <text:p>6,23</text:p>
          </table:table-cell>
          <table:table-cell office:value-type="float" office:value="2.2">
            <text:p>2,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PERCENTRANK([.C796:.E796];[.F796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75">
            <text:p>0,75</text:p>
          </table:table-cell>
          <table:table-cell table:formula="oooc:=PERCENTRANK([.C797:.E797];[.F797])"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625">
            <text:p>0,625</text:p>
          </table:table-cell>
          <table:table-cell table:formula="oooc:=PERCENTRANK([.C798:.E798];[.F798])" office:value-type="float" office:value="0.625">
            <text:p>0,6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821">
            <text:p>0,821</text:p>
          </table:table-cell>
          <table:table-cell table:formula="oooc:=PERCENTRANK([.C799:.E799];[.F799])" office:value-type="float" office:value="0.821428571428571">
            <text:p>0,82143</text:p>
          </table:table-cell>
          <table:table-cell office:value-type="float" office:value="-2.4">
            <text:p>-2,4</text:p>
          </table:table-cell>
          <table:table-cell office:value-type="float" office:value="-3.4">
            <text:p>-3,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NUM:NA</text:p>
          </table:table-cell>
          <table:table-cell table:formula="oooc:=PERCENTRANK([.C800:.E800];[.F800])" office:value-type="float" office:value="0">
            <text:p>#VALUE!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string">
            <text:p>!NUM:NA</text:p>
          </table:table-cell>
          <table:table-cell table:formula="oooc:=PERCENTRANK([.C801:.E801];[.F801])" office:value-type="float" office:value="0">
            <text:p>#VALUE!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821">
            <text:p>0,821</text:p>
          </table:table-cell>
          <table:table-cell table:formula="oooc:=PERCENTRANK([.C803:.E803];[.F803];[.G803])" office:value-type="float" office:value="0">
            <office:annotation draw:style-name="gr1" draw:text-style-name="P2" svg:width="2.898cm" svg:height="2.346cm" svg:x="7.636cm" svg:y="373.888cm" draw:caption-point-x="-7.636cm" draw:caption-point-y="-373.888cm">
              <dc:date>2007-11-27T00:00:00</dc:date>
              <text:p text:style-name="P1"><text:span text:style-name="T1">FIXME: OpenOffice does notr support 3 params.</text:span></text:p>
            </office:annotation>
            <text:p>Err:504</text:p>
          </table:table-cell>
          <table:table-cell office:value-type="float" office:value="-2.4">
            <text:p>-2,4</text:p>
          </table:table-cell>
          <table:table-cell office:value-type="float" office:value="-3.4">
            <text:p>-3,4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float" office:value="0.82142">
            <text:p>0,82142</text:p>
          </table:table-cell>
          <table:table-cell table:formula="oooc:=PERCENTRANK([.C804:.E804];[.F804];[.G804])" office:value-type="float" office:value="0">
            <office:annotation draw:style-name="gr1" draw:text-style-name="P2" svg:width="2.898cm" svg:height="2.346cm" svg:x="7.636cm" svg:y="373.888cm" draw:caption-point-x="-7.636cm" draw:caption-point-y="-373.888cm">
              <dc:date>2007-11-27T00:00:00</dc:date>
              <text:p text:style-name="P1"><text:span text:style-name="T1">FIXME: OpenOffice does notr support 3 params.</text:span></text:p>
            </office:annotation>
            <text:p>Err:504</text:p>
          </table:table-cell>
          <table:table-cell office:value-type="float" office:value="-2.4">
            <text:p>-2,4</text:p>
          </table:table-cell>
          <table:table-cell office:value-type="float" office:value="-3.4">
            <text:p>-3,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float" office:value="0.821428">
            <text:p>0,82143</text:p>
          </table:table-cell>
          <table:table-cell table:formula="oooc:=PERCENTRANK([.C805:.E805];[.F805];[.G805])" office:value-type="float" office:value="0">
            <office:annotation draw:style-name="gr1" draw:text-style-name="P2" svg:width="2.898cm" svg:height="2.346cm" svg:x="7.636cm" svg:y="373.888cm" draw:caption-point-x="-7.636cm" draw:caption-point-y="-373.888cm">
              <dc:date>2007-11-27T00:00:00</dc:date>
              <text:p text:style-name="P1"><text:span text:style-name="T1">FIXME: OpenOffice does notr support 3 params.</text:span></text:p>
            </office:annotation>
            <text:p>Err:504</text:p>
          </table:table-cell>
          <table:table-cell office:value-type="float" office:value="-2.4">
            <text:p>-2,4</text:p>
          </table:table-cell>
          <table:table-cell office:value-type="float" office:value="-3.4">
            <text:p>-3,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PERCENTRANK([.C806:.E806];[.F806];[.G806])" office:value-type="float" office:value="0">
            <office:annotation draw:style-name="gr1" draw:text-style-name="P2" svg:width="2.898cm" svg:height="2.346cm" svg:x="7.636cm" svg:y="373.888cm" draw:caption-point-x="-7.636cm" draw:caption-point-y="-373.888cm">
              <dc:date>2007-11-27T00:00:00</dc:date>
              <text:p text:style-name="P1"><text:span text:style-name="T1">FIXME: OpenOffice does notr support 3 params.</text:span></text:p>
            </office:annotation>
            <text:p>Err:504</text:p>
          </table:table-cell>
          <table:table-cell office:value-type="float" office:value="-2.4">
            <text:p>-2,4</text:p>
          </table:table-cell>
          <table:table-cell office:value-type="float" office:value="-3.4">
            <text:p>-3,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.99">
            <text:p>0,99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4">
            <text:p>0,4</text:p>
          </table:table-cell>
          <table:table-cell table:formula="oooc:=PERCENTRANK([.C808:.H808];[.I808])"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0.4">
            <text:p>0,4</text:p>
          </table:table-cell>
          <table:table-cell table:formula="oooc:=PERCENTRANK([.C809:.H809];[.I809])" office:value-type="float" office:value="0.4">
            <text:p>0,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0.8">
            <text:p>0,8</text:p>
          </table:table-cell>
          <table:table-cell table:formula="oooc:=PERCENTRANK([.C810:.H810];[.I810])" office:value-type="float" office:value="0.8">
            <text:p>0,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0.7">
            <text:p>0,7</text:p>
          </table:table-cell>
          <table:table-cell table:formula="oooc:=PERCENTRANK([.C811:.H811];[.I811])" office:value-type="float" office:value="0.7">
            <text:p>0,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PERCENTRANK([.C813];[.D813])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!NUM:NA</text:p>
          </table:table-cell>
          <table:table-cell table:formula="oooc:=PERCENTRANK([.C814];[.D814])" office:value-type="float" office:value="0">
            <text:p>#VALUE!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2">
            <text:p>2</text:p>
          </table:table-cell>
          <table:table-cell table:formula="oooc:=MODE([.C816:.G816])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string">
            <text:p>MODE</text:p>
          </table:table-cell>
          <table:table-cell table:number-columns-repeated="244"/>
        </table:table-row>
        <table:table-row table:style-name="ro2">
          <table:table-cell office:value-type="float" office:value="5">
            <text:p>5</text:p>
          </table:table-cell>
          <table:table-cell table:formula="oooc:=MODE([.C817:.G817])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MODE([.C818:.G818])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2">
            <text:p>2</text:p>
          </table:table-cell>
          <table:table-cell table:formula="oooc:=MODE([.C820:.I820])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MODE([.C821:.I821])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MODE([.C822:.I822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MODE([.C823:.I823]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string">
            <text:p>!NUM:NA</text:p>
          </table:table-cell>
          <table:table-cell table:formula="oooc:=MODE([.C824:.I824])" office:value-type="float" office:value="0">
            <text:p>#VALUE!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...</text:p>
          </table:table-cell>
          <table:table-cell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!NUM:NA</text:p>
          </table:table-cell>
          <table:table-cell table:formula="oooc:=MODE([.C826])" office:value-type="float" office:value="0">
            <text:p>#VALUE!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3">
            <text:p>3</text:p>
          </table:table-cell>
          <table:table-cell table:formula="oooc:=TRIMMEAN([.C828:.G828];[.H828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5">
            <text:p>0,5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TRIMMEAN</text:p>
          </table:table-cell>
          <table:table-cell table:number-columns-repeated="244"/>
        </table:table-row>
        <table:table-row table:style-name="ro2">
          <table:table-cell office:value-type="float" office:value="4">
            <text:p>4</text:p>
          </table:table-cell>
          <table:table-cell table:formula="oooc:=TRIMMEAN([.C829:.G829];[.H829]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5">
            <text:p>0,5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TRIMMEAN([.C830:.G830];[.H830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2">
            <text:p>0,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TRIMMEAN([.C831:.G831];[.H831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TRIMMEAN([.C832:.G832];[.H832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4">
            <text:p>0,4</text:p>
          </table:table-cell>
          <table:table-cell/>
          <table:table-cell office:value-type="float" office:value="6">
            <text:p>6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2.43333333333333">
            <text:p>2,43333</text:p>
          </table:table-cell>
          <table:table-cell table:formula="oooc:=TRIMMEAN([.C834:.H834];[.I834])" office:value-type="float" office:value="2.43333333333333">
            <text:p>2,43333</text:p>
          </table:table-cell>
          <table:table-cell office:value-type="float" office:value="2.2">
            <text:p>2,2</text:p>
          </table:table-cell>
          <table:table-cell office:value-type="float" office:value="-1">
            <text:p>-1</text:p>
          </table:table-cell>
          <table:table-cell office:value-type="float" office:value="3.4">
            <text:p>3,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1">
            <text:p>0,1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2.65">
            <text:p>2,65</text:p>
          </table:table-cell>
          <table:table-cell table:formula="oooc:=TRIMMEAN([.C835:.H835];[.I835])" office:value-type="float" office:value="2.65">
            <text:p>2,65</text:p>
          </table:table-cell>
          <table:table-cell office:value-type="float" office:value="2.2">
            <text:p>2,2</text:p>
          </table:table-cell>
          <table:table-cell office:value-type="float" office:value="-1">
            <text:p>-1</text:p>
          </table:table-cell>
          <table:table-cell office:value-type="float" office:value="3.4">
            <text:p>3,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TRIMMEAN([.C836:.H836];[.I836])" office:value-type="float" office:value="0">
            <text:p>Err:502</text:p>
          </table:table-cell>
          <table:table-cell office:value-type="float" office:value="2.2">
            <text:p>2,2</text:p>
          </table:table-cell>
          <table:table-cell office:value-type="float" office:value="-1">
            <text:p>-1</text:p>
          </table:table-cell>
          <table:table-cell office:value-type="float" office:value="3.4">
            <text:p>3,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TRIMMEAN([.C837:.H837];[.I837])" office:value-type="float" office:value="0">
            <text:p>Err:502</text:p>
          </table:table-cell>
          <table:table-cell office:value-type="float" office:value="2.2">
            <text:p>2,2</text:p>
          </table:table-cell>
          <table:table-cell office:value-type="float" office:value="-1">
            <text:p>-1</text:p>
          </table:table-cell>
          <table:table-cell office:value-type="float" office:value="3.4">
            <text:p>3,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-0.01">
            <text:p>-0,01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TRIMMEAN([.C839];[.D839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QUARTILE([.C841:.G841];[.H841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QUARTILE</text:p>
          </table:table-cell>
          <table:table-cell table:number-columns-repeated="244"/>
        </table:table-row>
        <table:table-row table:style-name="ro2">
          <table:table-cell office:value-type="float" office:value="3">
            <text:p>3</text:p>
          </table:table-cell>
          <table:table-cell table:formula="oooc:=QUARTILE([.C842:.G842];[.H842])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QUARTILE([.C843:.G843];[.H843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QUARTILE([.C844:.G844];[.H844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.5">
            <text:p>4,5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QUARTILE([.C845:.G845];[.H845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QUARTILE([.C846:.G846];[.H846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0.01">
            <text:p>-0,01</text:p>
          </table:table-cell>
          <table:table-cell/>
          <table:table-cell office:value-type="float" office:value="6">
            <text:p>6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.3">
            <text:p>1,3</text:p>
          </table:table-cell>
          <table:table-cell table:formula="oooc:=QUARTILE([.C848:.H848];[.I848])" office:value-type="float" office:value="1.3">
            <text:p>1,3</text:p>
          </table:table-cell>
          <table:table-cell office:value-type="float" office:value="2.2">
            <text:p>2,2</text:p>
          </table:table-cell>
          <table:table-cell office:value-type="float" office:value="-1">
            <text:p>-1</text:p>
          </table:table-cell>
          <table:table-cell office:value-type="float" office:value="3.4">
            <text:p>3,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2.8">
            <text:p>2,8</text:p>
          </table:table-cell>
          <table:table-cell table:formula="oooc:=QUARTILE([.C849:.H849];[.I849])" office:value-type="float" office:value="2.8">
            <text:p>2,8</text:p>
          </table:table-cell>
          <table:table-cell office:value-type="float" office:value="2.2">
            <text:p>2,2</text:p>
          </table:table-cell>
          <table:table-cell office:value-type="float" office:value="-1">
            <text:p>-1</text:p>
          </table:table-cell>
          <table:table-cell office:value-type="float" office:value="3.4">
            <text:p>3,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3">
            <text:p>3</text:p>
          </table:table-cell>
          <table:table-cell table:formula="oooc:=PERCENTILE([.C851:.G851];[.H851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5">
            <text:p>0,5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PERCENTILE</text:p>
          </table:table-cell>
          <table:table-cell table:number-columns-repeated="244"/>
        </table:table-row>
        <table:table-row table:style-name="ro2">
          <table:table-cell office:value-type="float" office:value="4">
            <text:p>4</text:p>
          </table:table-cell>
          <table:table-cell table:formula="oooc:=PERCENTILE([.C852:.G852];[.H852]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5">
            <text:p>0,5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1.8">
            <text:p>1,8</text:p>
          </table:table-cell>
          <table:table-cell table:formula="oooc:=PERCENTILE([.C853:.G853];[.H853])" office:value-type="float" office:value="1.8">
            <text:p>1,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2">
            <text:p>0,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PERCENTILE([.C854:.G854];[.H854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PERCENTILE([.C855:.G855];[.H855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2.2">
            <text:p>2,2</text:p>
          </table:table-cell>
          <table:table-cell table:formula="oooc:=PERCENTILE([.C856:.G856];[.H856])" office:value-type="float" office:value="2.2">
            <text:p>2,2</text:p>
          </table:table-cell>
          <table:table-cell office:value-type="float" office:value="2.2">
            <text:p>2,2</text:p>
          </table:table-cell>
          <table:table-cell office:value-type="float" office:value="-1">
            <text:p>-1</text:p>
          </table:table-cell>
          <table:table-cell office:value-type="float" office:value="3.4">
            <text:p>3,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.25">
            <text:p>0,25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PERCENTILE([.C857:.G857];[.H857])" office:value-type="float" office:value="0">
            <text:p>Err:502</text:p>
          </table:table-cell>
          <table:table-cell office:value-type="float" office:value="2.2">
            <text:p>2,2</text:p>
          </table:table-cell>
          <table:table-cell office:value-type="float" office:value="-1">
            <text:p>-1</text:p>
          </table:table-cell>
          <table:table-cell office:value-type="float" office:value="3.4">
            <text:p>3,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-0.01">
            <text:p>-0,0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PERCENTILE([.C858:.G858];[.H858])" office:value-type="float" office:value="0">
            <text:p>Err:502</text:p>
          </table:table-cell>
          <table:table-cell office:value-type="float" office:value="2.2">
            <text:p>2,2</text:p>
          </table:table-cell>
          <table:table-cell office:value-type="float" office:value="-1">
            <text:p>-1</text:p>
          </table:table-cell>
          <table:table-cell office:value-type="float" office:value="3.4">
            <text:p>3,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.1">
            <text:p>1,1</text:p>
          </table:table-cell>
          <table:table-cell/>
          <table:table-cell office:value-type="float" office:value="6">
            <text:p>6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3">
            <text:p>3</text:p>
          </table:table-cell>
          <table:table-cell table:formula="oooc:=MEDIAN([.C860:.G860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string">
            <text:p>MEDIAN</text:p>
          </table:table-cell>
          <table:table-cell table:number-columns-repeated="244"/>
        </table:table-row>
        <table:table-row table:style-name="ro2">
          <table:table-cell office:value-type="float" office:value="4">
            <text:p>4</text:p>
          </table:table-cell>
          <table:table-cell table:formula="oooc:=MEDIAN([.C861:.G861]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MEDIAN([.C862:.G862])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2">
            <text:p>2</text:p>
          </table:table-cell>
          <table:table-cell table:formula="oooc:=MEDIAN([.C864])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2.7">
            <text:p>2,7</text:p>
          </table:table-cell>
          <table:table-cell table:formula="oooc:=MEDIAN([.C866:.H866])" office:value-type="float" office:value="2.7">
            <text:p>2,7</text:p>
          </table:table-cell>
          <table:table-cell office:value-type="float" office:value="2">
            <text:p>2</text:p>
          </table:table-cell>
          <table:table-cell office:value-type="float" office:value="1.1">
            <text:p>1,1</text:p>
          </table:table-cell>
          <table:table-cell office:value-type="float" office:value="3.4">
            <text:p>3,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3.5">
            <text:p>3,5</text:p>
          </table:table-cell>
          <table:table-cell table:formula="oooc:=MEDIAN([.C867:.H867])" office:value-type="float" office:value="3.5">
            <text:p>3,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3.5">
            <text:p>3,5</text:p>
          </table:table-cell>
          <table:table-cell table:formula="oooc:=MEDIAN([.C868:.H868])" office:value-type="float" office:value="3.5">
            <text:p>3,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0.5">
            <text:p>0,5</text:p>
          </table:table-cell>
          <table:table-cell table:formula="oooc:=MEDIAN([.C869:.H869])" office:value-type="float" office:value="0.5">
            <text:p>0,5</text:p>
          </table:table-cell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MEDIAN([.C870:.H870])"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5">
            <text:p>5</text:p>
          </table:table-cell>
          <table:table-cell table:formula="oooc:=SMALL([.C872:.G872];[.H872])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SMALL</text:p>
          </table:table-cell>
          <table:table-cell table:number-columns-repeated="244"/>
        </table:table-row>
        <table:table-row table:style-name="ro2">
          <table:table-cell office:value-type="float" office:value="5">
            <text:p>5</text:p>
          </table:table-cell>
          <table:table-cell table:formula="oooc:=SMALL([.C873:.G873];[.H873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SMALL([.C874:.G874];[.H874])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SMALL([.C875:.G875];[.H875])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SMALL([.C876:.G876];[.H876])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SMALL([.C877:.G877];[.H877])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SMALL([.C878:.G878];[.H878]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SMALL([.C879:.G879];[.H879]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2.2">
            <text:p>2,2</text:p>
          </table:table-cell>
          <table:table-cell table:formula="oooc:=SMALL([.C881:.F881];[.G881])" office:value-type="float" office:value="2.2">
            <text:p>2,2</text:p>
          </table:table-cell>
          <table:table-cell office:value-type="float" office:value="5">
            <text:p>5</text:p>
          </table:table-cell>
          <table:table-cell office:value-type="float" office:value="2.2">
            <text:p>2,2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SMALL([.C882:.F882];[.G882])" office:value-type="float" office:value="0">
            <text:p>Err:50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-2">
            <text:p>-2</text:p>
          </table:table-cell>
          <table:table-cell table:formula="oooc:=SMALL([.C884:.E884];[.F884])" office:value-type="float" office:value="-2">
            <text:p>-2</text:p>
          </table:table-cell>
          <table:table-cell office:value-type="float" office:value="5">
            <text:p>5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SMALL([.C885:.E885];[.F885])" office:value-type="float" office:value="0">
            <text:p>#VALUE!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5">
            <text:p>5</text:p>
          </table:table-cell>
          <table:table-cell table:formula="oooc:=SMALL([.C887];[.D887])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5">
            <text:p>5</text:p>
          </table:table-cell>
          <table:table-cell table:formula="oooc:=LARGE([.C889:.G889];[.H889])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LARGE</text:p>
          </table:table-cell>
          <table:table-cell table:number-columns-repeated="244"/>
        </table:table-row>
        <table:table-row table:style-name="ro2">
          <table:table-cell office:value-type="float" office:value="5">
            <text:p>5</text:p>
          </table:table-cell>
          <table:table-cell table:formula="oooc:=LARGE([.C890:.G890];[.H890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LARGE([.C891:.G891];[.H891])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LARGE([.C892:.G892];[.H892])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LARGE([.C893:.G893];[.H893])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LARGE([.C894:.G894];[.H894])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LARGE([.C895:.G895];[.H895]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LARGE([.C896:.G896];[.H896]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2.2">
            <text:p>2,2</text:p>
          </table:table-cell>
          <table:table-cell table:formula="oooc:=LARGE([.C898:.F898];[.G898])" office:value-type="float" office:value="2.2">
            <text:p>2,2</text:p>
          </table:table-cell>
          <table:table-cell office:value-type="float" office:value="5">
            <text:p>5</text:p>
          </table:table-cell>
          <table:table-cell office:value-type="float" office:value="2.2">
            <text:p>2,2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LARGE([.C899:.F899];[.G899])" office:value-type="float" office:value="0">
            <text:p>Err:50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-2">
            <text:p>-2</text:p>
          </table:table-cell>
          <table:table-cell table:formula="oooc:=LARGE([.C901:.E901];[.F901])" office:value-type="float" office:value="-2">
            <text:p>-2</text:p>
          </table:table-cell>
          <table:table-cell office:value-type="float" office:value="5">
            <text:p>5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LARGE([.C902:.E902];[.F902])" office:value-type="float" office:value="0">
            <text:p>#VALUE!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FORECAST([.C904];[.D904:.F904];[.G904:.I904])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FORECAST</text:p>
          </table:table-cell>
          <table:table-cell table:number-columns-repeated="244"/>
        </table:table-row>
        <table:table-row table:style-name="ro2">
          <table:table-cell office:value-type="float" office:value="2">
            <text:p>2</text:p>
          </table:table-cell>
          <table:table-cell table:formula="oooc:=FORECAST([.C905];[.D905:.F905];[.G905:.I905])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FORECAST([.C906];[.D906:.F906];[.G906:.I906])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FORECAST([.C907];[.D907:.F907];[.G907:.I907])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-5.9">
            <text:p>-5,9</text:p>
          </table:table-cell>
          <table:table-cell table:formula="oooc:=FORECAST([.C908];[.D908:.F908];[.G908:.I908])" office:value-type="float" office:value="-5.9">
            <text:p>-5,9</text:p>
          </table:table-cell>
          <table:table-cell office:value-type="float" office:value="-2">
            <text:p>-2</text:p>
          </table:table-cell>
          <table:table-cell office:value-type="float" office:value="2.3">
            <text:p>2,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.5">
            <text:p>1,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4.57692307692308">
            <text:p>4,57692</text:p>
          </table:table-cell>
          <table:table-cell table:formula="oooc:=FORECAST([.C909];[.D909:.F909];[.G909:.I909])" office:value-type="float" office:value="4.57692307692308">
            <text:p>4,5769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.3">
            <text:p>4,3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8.35483870967742">
            <text:p>8,35484</text:p>
          </table:table-cell>
          <table:table-cell table:formula="oooc:=FORECAST([.C910];[.D910:.F910];[.G910:.I910])" office:value-type="float" office:value="8.35483870967742">
            <text:p>8,3548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float" office:value="5.32258064516129">
            <text:p>5,32258</text:p>
          </table:table-cell>
          <table:table-cell table:formula="oooc:=FORECAST([.C911];[.D911:.F911];[.G911:.I911])" office:value-type="float" office:value="5.32258064516129">
            <text:p>5,3225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float" office:value="-4.25083056478405">
            <text:p>-4,25083</text:p>
          </table:table-cell>
          <table:table-cell table:formula="oooc:=FORECAST([.C912];[.D912:.F912];[.G912:.I912])" office:value-type="float" office:value="-4.25083056478405">
            <text:p>-4,2508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float" office:value="6">
            <text:p>6</text:p>
          </table:table-cell>
          <table:table-cell office:value-type="float" office:value="2.1">
            <text:p>2,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bigdecimal, long</text:p>
          </table:table-cell>
          <table:table-cell table:number-columns-repeated="242"/>
        </table:table-row>
        <table:table-row table:style-name="ro2">
          <table:table-cell office:value-type="float" office:value="-0.105">
            <text:p>-0,105</text:p>
          </table:table-cell>
          <table:table-cell table:formula="oooc:=FORECAST([.C913];[.D913:.F913];[.G913:.I913])" office:value-type="float" office:value="-0.104999999999999">
            <text:p>-0,105</text:p>
          </table:table-cell>
          <table:table-cell office:value-type="float" office:value="4.1">
            <text:p>4,1</text:p>
          </table:table-cell>
          <table:table-cell office:value-type="float" office:value="3">
            <text:p>3</text:p>
          </table:table-cell>
          <table:table-cell office:value-type="float" office:value="-3.3">
            <text:p>-3,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"/>
          <table:table-cell office:value-type="string">
            <text:p>bigdecimal, long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7">
            <text:p>7</text:p>
          </table:table-cell>
          <table:table-cell table:formula="oooc:=FORECAST([.C915];[.D915:.E915];[.F915:.G915])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string">
            <text:p>!NUM:NaN/AE</text:p>
          </table:table-cell>
          <table:table-cell table:formula="oooc:=FORECAST([.C916];[.D916:.E916];[.F916:.G916])" office:value-type="float" office:value="0">
            <text:p>#DIV/0!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NA</text:p>
          </table:table-cell>
          <table:table-cell table:formula="oooc:=FORECAST([.C917];[.D917:.E917];[.F917:.H917])" office:value-type="float" office:value="0">
            <text:p>Err:50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5">
            <text:p>0,5</text:p>
          </table:table-cell>
          <table:table-cell table:formula="oooc:=VARA([.C919];[.D919])"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VARA</text:p>
          </table:table-cell>
          <table:table-cell table:number-columns-repeated="244"/>
        </table:table-row>
        <table:table-row table:style-name="ro2">
          <table:table-cell office:value-type="float" office:value="46.08">
            <text:p>46,08</text:p>
          </table:table-cell>
          <table:table-cell table:formula="oooc:=VARA([.C920];[.D920])" office:value-type="float" office:value="46.08">
            <text:p>46,08</text:p>
          </table:table-cell>
          <table:table-cell office:value-type="float" office:value="4.3">
            <text:p>4,3</text:p>
          </table:table-cell>
          <table:table-cell office:value-type="float" office:value="-5.3">
            <text:p>-5,3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!NUM:NaN/AE</text:p>
          </table:table-cell>
          <table:table-cell table:formula="oooc:=VARA([.C922])" office:value-type="float" office:value="0">
            <text:p>#DIV/0!</text:p>
          </table:table-cell>
          <table:table-cell office:value-type="float" office:value="4.3">
            <text:p>4,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8.5">
            <text:p>8,5</text:p>
          </table:table-cell>
          <table:table-cell table:formula="oooc:=VARA([.C924:.E924];[.G924];[.I924])" office:value-type="float" office:value="8.5">
            <text:p>8,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table:number-columns-repeated="2"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8.5">
            <text:p>8,5</text:p>
          </table:table-cell>
          <table:table-cell table:formula="oooc:=VARA([.C925:.E925];[.G925];[.I925])" office:value-type="float" office:value="8.5">
            <text:p>8,5</text:p>
          </table:table-cell>
          <table:table-cell table:style-name="ce5" office:value-type="boolean" office:boolean-value="true">
            <text:p>ИСТИНА</text:p>
          </table:table-cell>
          <table:table-cell office:value-type="float" office:value="2">
            <text:p>2</text:p>
          </table:table-cell>
          <table:table-cell table:style-name="ce5" office:value-type="boolean" office:boolean-value="false">
            <text:p>ЛОЖЬ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table:number-columns-repeated="2" office:value-type="float" office:value="7">
            <text:p>7</text:p>
          </table:table-cell>
          <table:table-cell table:number-columns-repeated="246"/>
        </table:table-row>
        <table:table-row table:style-name="ro3" table:number-rows-repeated="64610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5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number number:decimal-places="0" number:min-integer-digits="1" number:grouping="true"/>
      <number:text>р.</number:text>
    </number:number-style>
    <number:number-style style:name="N139">
      <number:text>-</number:text>
      <number:number number:decimal-places="0" number:min-integer-digits="1" number:grouping="true"/>
      <number:text>р.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р.</number:text>
    </number:number-style>
    <number:number-style style:name="N14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40P0"/>
    </number:number-style>
    <number:number-style style:name="N142P0" style:volatile="true">
      <number:number number:decimal-places="2" number:min-integer-digits="1" number:grouping="true"/>
      <number:text>р.</number:text>
    </number:number-style>
    <number:number-style style:name="N142">
      <number:text>-</number:text>
      <number:number number:decimal-places="2" number:min-integer-digits="1" number:grouping="true"/>
      <number:text>р.</number:text>
      <style:map style:condition="value()&gt;=0" style:apply-style-name="N142P0"/>
    </number:number-style>
    <number:number-style style:name="N143P0" style:volatile="true">
      <number:number number:decimal-places="2" number:min-integer-digits="1" number:grouping="true"/>
      <number:text>р.</number:text>
    </number:number-style>
    <number:number-style style:name="N14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43P0"/>
    </number:number-style>
    <number:number-style style:name="N147P0" style:volatile="true">
      <number:text> </number:text>
      <number:number number:decimal-places="0" number:min-integer-digits="1" number:grouping="true"/>
      <number:text>р. </number:text>
    </number:number-style>
    <number:number-style style:name="N147P1" style:volatile="true">
      <number:text>-</number:text>
      <number:number number:decimal-places="0" number:min-integer-digits="1" number:grouping="true"/>
      <number:text>р. </number:text>
    </number:number-style>
    <number:number-style style:name="N147P2" style:volatile="true">
      <number:text> -р.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0" number:min-integer-digits="1" number:grouping="true"/>
      <number:text>    </number:text>
    </number:number-style>
    <number:number-style style:name="N151P1" style:volatile="true">
      <number:text>-</number:text>
      <number:number number:decimal-places="0" number:min-integer-digits="1" number:grouping="true"/>
      <number:text>    </number:text>
    </number:number-style>
    <number:number-style style:name="N151P2" style:volatile="true">
      <number:text> -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р. </number:text>
    </number:number-style>
    <number:number-style style:name="N155P1" style:volatile="true">
      <number:text>-</number:text>
      <number:number number:decimal-places="2" number:min-integer-digits="1" number:grouping="true"/>
      <number:text>р. </number:text>
    </number:number-style>
    <number:number-style style:name="N155P2" style:volatile="true">
      <number:text> -</number:text>
      <number:number number:decimal-places="0" number:min-integer-digits="0"/>
      <number:text>р.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number number:decimal-places="2" number:min-integer-digits="1" number:grouping="true"/>
      <number:text>    </number:text>
    </number:number-style>
    <number:number-style style:name="N159P1" style:volatile="true">
      <number:text>-</number:text>
      <number:number number:decimal-places="2" number:min-integer-digits="1" number:grouping="true"/>
      <number:text>    </number:text>
    </number:number-style>
    <number:number-style style:name="N159P2" style:volatile="true">
      <number:text> -</number:text>
      <number:number number:decimal-places="0" number:min-integer-digits="0"/>
      <number:text> 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Yes</number:text>
    </number:number-style>
    <number:number-style style:name="N161P1" style:volatile="true">
      <number:text>Yes</number:text>
    </number:number-style>
    <number:number-style style:name="N161">
      <number:text>No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True</number:text>
    </number:number-style>
    <number:number-style style:name="N163P1" style:volatile="true">
      <number:text>True</number:text>
    </number:number-style>
    <number:number-style style:name="N163">
      <number:text>False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currency-style style:name="N16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7P0"/>
    </number:currency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29">29.11.2007</text:date>, <text:time>16:49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Peter Arrenbrecht</meta:initial-creator>
    <meta:creation-date>2005-11-22T22:05:38</meta:creation-date>
    <dc:date>2007-11-29T16:49:02</dc:date>
    <meta:editing-cycles>4</meta:editing-cycles>
    <meta:editing-duration>PT39M47S</meta:editing-duration>
    <meta:user-defined meta:name="Info 1"/>
    <meta:user-defined meta:name="Info 2"/>
    <meta:user-defined meta:name="Info 3"/>
    <meta:user-defined meta:name="Info 4"/>
    <meta:document-statistic meta:table-count="1" meta:cell-count="6063"/>
  </office:meta>
</office:document-meta>
</file>